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1.3743in"/>
    </style:style>
    <style:style style:name="Table1.B" style:family="table-column">
      <style:table-column-properties style:column-width="1.1646in"/>
    </style:style>
    <style:style style:name="Table1.C" style:family="table-column">
      <style:table-column-properties style:column-width="0.6035in"/>
    </style:style>
    <style:style style:name="Table1.D" style:family="table-column">
      <style:table-column-properties style:column-width="0.6139in"/>
    </style:style>
    <style:style style:name="Table1.E" style:family="table-column">
      <style:table-column-properties style:column-width="0.6125in"/>
    </style:style>
    <style:style style:name="Table1.F" style:family="table-column">
      <style:table-column-properties style:column-width="1.6382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14"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4"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14"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ext_20_body">
      <style:text-properties fo:language="en" fo:country="US"/>
    </style:style>
    <style:style style:name="P2" style:family="paragraph" style:parent-style-name="Text_20_body">
      <style:text-properties officeooo:paragraph-rsid="0010c71a"/>
    </style:style>
    <style:style style:name="P3" style:family="paragraph" style:parent-style-name="Code">
      <style:text-properties officeooo:paragraph-rsid="00113817"/>
    </style:style>
    <style:style style:name="P4" style:family="paragraph" style:parent-style-name="Code">
      <style:text-properties officeooo:paragraph-rsid="0012b5b0"/>
    </style:style>
    <style:style style:name="P5" style:family="paragraph" style:parent-style-name="Code">
      <style:text-properties officeooo:paragraph-rsid="0010c71a"/>
    </style:style>
    <style:style style:name="P6" style:family="paragraph" style:parent-style-name="Code">
      <style:text-properties officeooo:paragraph-rsid="0012ced5"/>
    </style:style>
    <style:style style:name="P7" style:family="paragraph" style:parent-style-name="Code">
      <style:text-properties officeooo:paragraph-rsid="0013d7ec"/>
    </style:style>
    <style:style style:name="P8" style:family="paragraph" style:parent-style-name="Code">
      <style:text-properties officeooo:paragraph-rsid="0012aef7"/>
    </style:style>
    <style:style style:name="P9" style:family="paragraph" style:parent-style-name="Code">
      <style:text-properties officeooo:paragraph-rsid="00149313"/>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Footer">
      <style:paragraph-properties fo:text-align="end" style:justify-single-word="false"/>
    </style:style>
    <style:style style:name="P12" style:family="paragraph" style:parent-style-name="Standard">
      <style:paragraph-properties fo:text-align="justify" style:justify-single-word="false"/>
    </style:style>
    <style:style style:name="P13" style:family="paragraph" style:parent-style-name="Standard">
      <style:text-properties fo:color="#bfbfbf" style:font-name="ZapfDingbats" fo:font-size="14pt" style:font-name-asian="ZapfDingbats" style:font-size-asian="14pt" style:font-name-complex="ZapfDingbats" style:font-size-complex="14pt"/>
    </style:style>
    <style:style style:name="P14" style:family="paragraph" style:parent-style-name="Text_20_body">
      <style:text-properties fo:language="en" fo:country="US"/>
    </style:style>
    <style:style style:name="P15" style:family="paragraph" style:parent-style-name="Text_20_body">
      <style:text-properties fo:language="en" fo:country="US" officeooo:paragraph-rsid="000b8be0"/>
    </style:style>
    <style:style style:name="P16" style:family="paragraph" style:parent-style-name="Text_20_body">
      <style:text-properties officeooo:paragraph-rsid="0010c71a"/>
    </style:style>
    <style:style style:name="P17" style:family="paragraph" style:parent-style-name="Code">
      <style:text-properties officeooo:paragraph-rsid="00113817"/>
    </style:style>
    <style:style style:name="P18" style:family="paragraph" style:parent-style-name="Code">
      <style:text-properties officeooo:paragraph-rsid="0012b5b0"/>
    </style:style>
    <style:style style:name="P19" style:family="paragraph" style:parent-style-name="Code">
      <style:text-properties officeooo:paragraph-rsid="0010c71a"/>
    </style:style>
    <style:style style:name="P20" style:family="paragraph" style:parent-style-name="Code">
      <style:text-properties officeooo:paragraph-rsid="0012ced5"/>
    </style:style>
    <style:style style:name="P21" style:family="paragraph" style:parent-style-name="Code">
      <style:text-properties officeooo:paragraph-rsid="0013d7ec"/>
    </style:style>
    <style:style style:name="P22" style:family="paragraph" style:parent-style-name="Code">
      <style:text-properties officeooo:paragraph-rsid="0012aef7"/>
    </style:style>
    <style:style style:name="P23" style:family="paragraph" style:parent-style-name="Code">
      <style:text-properties officeooo:paragraph-rsid="00149313"/>
    </style:style>
    <style:style style:name="P24" style:family="paragraph" style:parent-style-name="Code">
      <style:text-properties officeooo:paragraph-rsid="000cff35"/>
    </style:style>
    <style:style style:name="P25" style:family="paragraph" style:parent-style-name="Table_20_Head">
      <style:paragraph-properties fo:margin-left="0in" fo:margin-right="0in" fo:text-indent="0in" style:auto-text-indent="false"/>
    </style:style>
    <style:style style:name="P26"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27" style:family="paragraph" style:parent-style-name="Unnumbered_20_List">
      <style:text-properties officeooo:paragraph-rsid="000ac8ac"/>
    </style:style>
    <style:style style:name="P2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29" style:family="paragraph" style:parent-style-name="Text_20_body">
      <style:text-properties fo:language="en" fo:country="US"/>
    </style:style>
    <style:style style:name="P30" style:family="paragraph" style:parent-style-name="Text_20_body">
      <style:text-properties officeooo:paragraph-rsid="0010c71a"/>
    </style:style>
    <style:style style:name="P31" style:family="paragraph" style:parent-style-name="Text_20_body">
      <style:text-properties officeooo:paragraph-rsid="001a0fa2"/>
    </style:style>
    <style:style style:name="P32" style:family="paragraph" style:parent-style-name="Chapter_20_Title" style:master-page-name="First_20_Page">
      <style:paragraph-properties style:page-number="auto"/>
    </style:style>
    <style:style style:name="P33" style:family="paragraph" style:parent-style-name="Code">
      <style:text-properties officeooo:paragraph-rsid="00113817"/>
    </style:style>
    <style:style style:name="P34" style:family="paragraph" style:parent-style-name="Code">
      <style:text-properties officeooo:paragraph-rsid="0012b5b0"/>
    </style:style>
    <style:style style:name="P35" style:family="paragraph" style:parent-style-name="Code">
      <style:text-properties officeooo:paragraph-rsid="0010c71a"/>
    </style:style>
    <style:style style:name="P36" style:family="paragraph" style:parent-style-name="Code">
      <style:text-properties officeooo:paragraph-rsid="0012ced5"/>
    </style:style>
    <style:style style:name="P37" style:family="paragraph" style:parent-style-name="Code">
      <style:text-properties officeooo:paragraph-rsid="0013d7ec"/>
    </style:style>
    <style:style style:name="P38" style:family="paragraph" style:parent-style-name="Code">
      <style:text-properties officeooo:paragraph-rsid="0012aef7"/>
    </style:style>
    <style:style style:name="P39" style:family="paragraph" style:parent-style-name="Code">
      <style:text-properties officeooo:paragraph-rsid="00149313"/>
    </style:style>
    <style:style style:name="P40" style:family="paragraph">
      <style:paragraph-properties fo:margin-top="0in" fo:margin-bottom="0.0835in" style:writing-mode="lr-tb"/>
    </style:style>
    <style:style style:name="P41" style:family="paragraph">
      <style:paragraph-properties style:writing-mode="lr-tb"/>
    </style:style>
    <style:style style:name="T1" style:family="text">
      <style:text-properties officeooo:rsid="000ac8ac"/>
    </style:style>
    <style:style style:name="T2" style:family="text">
      <style:text-properties fo:language="en" fo:country="US"/>
    </style:style>
    <style:style style:name="T3" style:family="text">
      <style:text-properties style:font-name-asian="TheSansMonoConNormal"/>
    </style:style>
    <style:style style:name="T4" style:family="text">
      <style:text-properties officeooo:rsid="00113817"/>
    </style:style>
    <style:style style:name="T5" style:family="text">
      <style:text-properties officeooo:rsid="0012b5b0"/>
    </style:style>
    <style:style style:name="T6" style:family="text">
      <style:text-properties officeooo:rsid="0012ced5"/>
    </style:style>
    <style:style style:name="T7" style:family="text">
      <style:text-properties officeooo:rsid="0013d7ec"/>
    </style:style>
    <style:style style:name="T8" style:family="text">
      <style:text-properties officeooo:rsid="00113817" style:font-name-asian="TheSansMonoConNormal"/>
    </style:style>
    <style:style style:name="T9" style:family="text">
      <style:text-properties officeooo:rsid="00149313"/>
    </style:style>
    <style:style style:name="T10" style:family="text">
      <style:text-properties fo:language="en" fo:country="US" officeooo:rsid="00149313"/>
    </style:style>
    <style:style style:name="T11" style:family="text">
      <style:text-properties style:font-name="HelveticaNeue Condensed" fo:font-size="8pt" style:font-size-asian="8pt" style:font-name-complex="HelveticaNeue Condensed" style:font-size-complex="8pt"/>
    </style:style>
    <style:style style:name="T12" style:family="text">
      <style:text-properties fo:color="#bfbfbf" style:font-name="ZapfDingbats" fo:font-size="8pt" style:font-size-asian="8pt" style:font-name-complex="ZapfDingbats" style:font-size-complex="8pt"/>
    </style:style>
    <style:style style:name="T13" style:family="text">
      <style:text-properties fo:color="#bfbfbf" style:font-name="HelveticaNeue Condensed" fo:font-size="8pt" style:font-size-asian="8pt" style:font-name-complex="HelveticaNeue Condensed" style:font-size-complex="8pt"/>
    </style:style>
    <style:style style:name="T14" style:family="text">
      <style:text-properties officeooo:rsid="00160674"/>
    </style:style>
    <style:style style:name="T15" style:family="text">
      <style:text-properties officeooo:rsid="000ac8ac"/>
    </style:style>
    <style:style style:name="T16" style:family="text">
      <style:text-properties fo:language="en" fo:country="US"/>
    </style:style>
    <style:style style:name="T17" style:family="text">
      <style:text-properties fo:language="en" fo:country="US" officeooo:rsid="00149313"/>
    </style:style>
    <style:style style:name="T18" style:family="text">
      <style:text-properties fo:language="en" fo:country="US" officeooo:rsid="000b8be0"/>
    </style:style>
    <style:style style:name="T19" style:family="text">
      <style:text-properties fo:language="en" fo:country="US" officeooo:rsid="000cff35"/>
    </style:style>
    <style:style style:name="T20" style:family="text">
      <style:text-properties fo:language="en" fo:country="US" officeooo:rsid="000ff01a"/>
    </style:style>
    <style:style style:name="T21" style:family="text">
      <style:text-properties fo:language="en" fo:country="US" officeooo:rsid="0013d7ec"/>
    </style:style>
    <style:style style:name="T22" style:family="text">
      <style:text-properties fo:language="en" fo:country="US" officeooo:rsid="00175997"/>
    </style:style>
    <style:style style:name="T23" style:family="text">
      <style:text-properties fo:language="en" fo:country="US" officeooo:rsid="001a0fa2"/>
    </style:style>
    <style:style style:name="T24" style:family="text">
      <style:text-properties style:font-name-asian="TheSansMonoConNormal"/>
    </style:style>
    <style:style style:name="T25" style:family="text">
      <style:text-properties officeooo:rsid="00113817" style:font-name-asian="TheSansMonoConNormal"/>
    </style:style>
    <style:style style:name="T26" style:family="text">
      <style:text-properties officeooo:rsid="00113817"/>
    </style:style>
    <style:style style:name="T27" style:family="text">
      <style:text-properties officeooo:rsid="0012b5b0"/>
    </style:style>
    <style:style style:name="T28" style:family="text">
      <style:text-properties officeooo:rsid="0012ced5"/>
    </style:style>
    <style:style style:name="T29" style:family="text">
      <style:text-properties officeooo:rsid="0013d7ec"/>
    </style:style>
    <style:style style:name="T30" style:family="text">
      <style:text-properties officeooo:rsid="00149313"/>
    </style:style>
    <style:style style:name="T31" style:family="text">
      <style:text-properties fo:font-weight="bold" style:font-weight-asian="bold"/>
    </style:style>
    <style:style style:name="T32" style:family="text">
      <style:text-properties fo:font-weight="bold" style:font-name-asian="HelveticaNeue Condensed" style:font-weight-asian="bold"/>
    </style:style>
    <style:style style:name="T33" style:family="text">
      <style:text-properties fo:font-weight="bold" style:font-name-asian="TheSansMonoConNormal" style:font-weight-asian="bold"/>
    </style:style>
    <style:style style:name="T34" style:family="text">
      <style:text-properties style:font-name="Times" fo:language="none" fo:country="none" fo:font-weight="bold" style:font-weight-asian="bold" style:font-name-complex="Times" text:display="true"/>
    </style:style>
    <style:style style:name="T35" style:family="text">
      <style:text-properties style:font-name="Utopia-Italic" fo:font-style="italic" style:font-style-asian="italic" style:font-name-complex="Utopia-Italic" style:font-style-complex="italic"/>
    </style:style>
    <style:style style:name="T36" style:family="text">
      <style:text-properties style:font-name="Utopia-Italic" fo:language="en" fo:country="US" fo:font-style="italic" style:font-style-asian="italic" style:font-name-complex="Utopia-Italic" style:font-style-complex="italic"/>
    </style:style>
    <style:style style:name="T37" style:family="text">
      <style:text-properties style:font-name="Utopia-Italic" style:font-name-complex="Utopia-Italic"/>
    </style:style>
    <style:style style:name="T38" style:family="text">
      <style:text-properties style:font-name="TheSansMonoCondensed-SemiLightI" fo:font-size="8pt" style:font-size-asian="8pt" style:font-name-complex="TheSansMonoCondensed-SemiLightI" style:font-size-complex="8pt"/>
    </style:style>
    <style:style style:name="T39" style:family="text">
      <style:text-properties style:font-name="TheSansMonoCondensed-SemiLightI" style:font-name-complex="TheSansMonoCondensed-SemiLightI"/>
    </style:style>
    <style:style style:name="T40" style:family="text">
      <style:text-properties fo:font-size="10pt" fo:language="en" fo:country="US" style:font-size-asian="10pt"/>
    </style:style>
    <style:style style:name="T41" style:family="text">
      <style:text-properties fo:font-style="normal" fo:font-weight="bold" style:font-style-asian="normal" style:font-weight-asian="bold"/>
    </style:style>
    <style:style style:name="T42" style:family="text">
      <style:text-properties style:font-name="TheSansMonoCondensed-Bold" fo:font-weight="bold" style:font-weight-asian="bold" style:font-name-complex="TheSansMonoCondensed-Bold" style:font-weight-complex="bold"/>
    </style:style>
    <style:style style:name="T43" style:family="text">
      <style:text-properties style:font-name="TheSansMonoCondensed-Bold" style:font-name-complex="TheSansMonoCondensed-Bold"/>
    </style:style>
    <style:style style:name="T44" style:family="text">
      <style:text-properties style:font-name="TheSansMonoCondensed-Bold" fo:language="en" fo:country="US" style:font-name-complex="TheSansMonoCondensed-Bold"/>
    </style:style>
    <style:style style:name="T45" style:family="text">
      <style:text-properties style:font-name="Utopia-Regular" fo:font-size="11.5pt" style:font-size-asian="11.5pt" style:font-name-complex="Utopia-Regular" style:font-size-complex="11.5pt"/>
    </style:style>
    <style:style style:name="T46" style:family="text">
      <style:text-properties style:font-name="Utopia-Bold" style:font-name-complex="Utopia-Bold"/>
    </style:style>
    <style:style style:name="T47" style:family="text">
      <style:text-properties style:font-name="Utopia-Bold" fo:language="en" fo:country="US" style:font-name-complex="Utopia-Bold"/>
    </style:style>
    <style:style style:name="T48" style:family="text">
      <style:text-properties style:font-name="Utopia-Bold" fo:language="en" fo:country="US" fo:font-weight="bold" style:font-weight-asian="bold" style:font-name-complex="Utopia-Bold" style:font-weight-complex="bold"/>
    </style:style>
    <style:style style:name="T49" style:family="text">
      <style:text-properties style:font-name="Utopia-Bold" fo:font-weight="bold" style:font-weight-asian="bold" style:font-name-complex="Utopia-Bold" style:font-weight-complex="bold"/>
    </style:style>
    <style:style style:name="T50" style:family="text">
      <style:text-properties officeooo:rsid="000675f9"/>
    </style:style>
    <style:style style:name="T51" style:family="text">
      <style:text-properties officeooo:rsid="0007501e"/>
    </style:style>
    <style:style style:name="T52" style:family="text">
      <style:text-properties officeooo:rsid="00088515"/>
    </style:style>
    <style:style style:name="T53" style:family="text">
      <style:text-properties officeooo:rsid="000b8be0"/>
    </style:style>
    <style:style style:name="T54" style:family="text">
      <style:text-properties officeooo:rsid="000cff35"/>
    </style:style>
    <style:style style:name="T55" style:family="text">
      <style:text-properties officeooo:rsid="0010c71a"/>
    </style:style>
    <style:style style:name="T5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5024000" text:id="ct135024000">
          <text:insertion>
            <office:change-info>
              <dc:creator>Ray Lischner</dc:creator>
              <dc:date>2013-11-03T13:05:00</dc:date>
            </office:change-info>
          </text:insertion>
        </text:changed-region>
        <text:changed-region xml:id="ct130323888" text:id="ct130323888">
          <text:insertion>
            <office:change-info>
              <dc:creator>Ray Lischner</dc:creator>
              <dc:date>2013-11-03T13:10:00</dc:date>
            </office:change-info>
          </text:insertion>
        </text:changed-region>
        <text:changed-region xml:id="ct132663680" text:id="ct132663680">
          <text:deletion>
            <office:change-info>
              <dc:creator>Ray Lischner</dc:creator>
              <dc:date>2013-11-03T13:07:00</dc:date>
            </office:change-info>
            <text:p text:style-name="Body_20_Text_20_First"><text:span text:style-name="T1">???</text:span></text:p>
          </text:deletion>
        </text:changed-region>
        <text:changed-region xml:id="ct135899600" text:id="ct135899600">
          <text:insertion>
            <office:change-info>
              <dc:creator>Ray Lischner</dc:creator>
              <dc:date>2013-11-03T13:11:00</dc:date>
            </office:change-info>
          </text:insertion>
        </text:changed-region>
        <text:changed-region xml:id="ct134332176" text:id="ct134332176">
          <text:deletion>
            <office:change-info>
              <dc:creator>Ray Lischner</dc:creator>
              <dc:date>2013-11-03T13:11:00</dc:date>
            </office:change-info>
            <text:p text:style-name="P1"><text:s/>and freely make copies and assign items whenever they need to</text:p>
          </text:deletion>
        </text:changed-region>
        <text:changed-region xml:id="ct134081712" text:id="ct134081712">
          <text:insertion>
            <office:change-info>
              <dc:creator>Ray Lischner</dc:creator>
              <dc:date>2013-11-03T13:13:00</dc:date>
            </office:change-info>
          </text:insertion>
        </text:changed-region>
        <text:changed-region xml:id="ct138144032" text:id="ct138144032">
          <text:deletion>
            <office:change-info>
              <dc:creator>Ray Lischner</dc:creator>
              <dc:date>2013-11-03T13:14:00</dc:date>
            </office:change-info>
            <text:p text:style-name="Body_20_Text_20_First">different </text:p>
          </text:deletion>
        </text:changed-region>
        <text:changed-region xml:id="ct134421392" text:id="ct134421392">
          <text:insertion>
            <office:change-info>
              <dc:creator>Ray Lischner</dc:creator>
              <dc:date>2013-11-03T13:15:00</dc:date>
            </office:change-info>
          </text:insertion>
        </text:changed-region>
        <text:changed-region xml:id="ct138716896" text:id="ct138716896">
          <text:insertion>
            <office:change-info>
              <dc:creator>Ray Lischner</dc:creator>
              <dc:date>2013-11-03T13:14:00</dc:date>
            </office:change-info>
          </text:insertion>
        </text:changed-region>
        <text:changed-region xml:id="ct137322768" text:id="ct137322768">
          <text:insertion>
            <office:change-info>
              <dc:creator>Ray Lischner</dc:creator>
              <dc:date>2013-11-03T13:17:00</dc:date>
            </office:change-info>
          </text:insertion>
        </text:changed-region>
        <text:changed-region xml:id="ct133020928" text:id="ct133020928">
          <text:insertion>
            <office:change-info>
              <dc:creator>Ray Lischner</dc:creator>
              <dc:date>2013-11-03T13:18:00</dc:date>
            </office:change-info>
          </text:insertion>
        </text:changed-region>
        <text:changed-region xml:id="ct134007472" text:id="ct134007472">
          <text:deletion>
            <office:change-info>
              <dc:creator>Ray Lischner</dc:creator>
              <dc:date>2013-11-03T13:26:00</dc:date>
            </office:change-info>
            <text:p text:style-name="Body_20_Text_20_First"><text:s/>In this case, the insertion fails, and the container is unchanged.</text:p>
          </text:deletion>
        </text:changed-region>
        <text:changed-region xml:id="ct133939648" text:id="ct133939648">
          <text:deletion>
            <office:change-info>
              <dc:creator>Ray Lischner</dc:creator>
              <dc:date>2013-11-03T13:26:00</dc:date>
            </office:change-info>
            <text:p text:style-name="P1">copy</text:p>
          </text:deletion>
        </text:changed-region>
        <text:changed-region xml:id="ct133939840" text:id="ct133939840">
          <text:insertion>
            <office:change-info>
              <dc:creator>Ray Lischner</dc:creator>
              <dc:date>2013-11-03T13:26:00</dc:date>
            </office:change-info>
          </text:insertion>
        </text:changed-region>
        <text:changed-region xml:id="ct133940032" text:id="ct133940032">
          <text:deletion>
            <office:change-info>
              <dc:creator>Ray Lischner</dc:creator>
              <dc:date>2013-11-03T13:27:00</dc:date>
            </office:change-info>
            <text:p text:style-name="P1">copy</text:p>
          </text:deletion>
        </text:changed-region>
        <text:changed-region xml:id="ct121432208" text:id="ct121432208">
          <text:insertion>
            <office:change-info>
              <dc:creator>Ray Lischner</dc:creator>
              <dc:date>2013-11-03T13:27:00</dc:date>
            </office:change-info>
          </text:insertion>
        </text:changed-region>
        <text:changed-region xml:id="ct121431824" text:id="ct121431824">
          <text:insertion>
            <office:change-info>
              <dc:creator>Ray Lischner</dc:creator>
              <dc:date>2013-11-03T13:27:00</dc:date>
            </office:change-info>
          </text:insertion>
        </text:changed-region>
        <text:changed-region xml:id="ct141583456" text:id="ct141583456">
          <text:insertion>
            <office:change-info>
              <dc:creator>Ray Lischner</dc:creator>
              <dc:date>2013-11-09T00:22:00</dc:date>
            </office:change-info>
          </text:insertion>
        </text:changed-region>
        <text:changed-region xml:id="ct137425376" text:id="ct137425376">
          <text:insertion>
            <office:change-info>
              <dc:creator>Ray Lischner</dc:creator>
              <dc:date>2013-11-09T00:23:00</dc:date>
            </office:change-info>
          </text:insertion>
        </text:changed-region>
        <text:changed-region xml:id="ct136191648" text:id="ct136191648">
          <text:insertion>
            <office:change-info>
              <dc:creator>Ray Lischner</dc:creator>
              <dc:date>2013-10-30T19:00:00</dc:date>
            </office:change-info>
          </text:insertion>
        </text:changed-region>
        <text:changed-region xml:id="ct140500496" text:id="ct140500496">
          <text:insertion>
            <office:change-info>
              <dc:creator>Ray Lischner</dc:creator>
              <dc:date>2013-11-03T13:32:00</dc:date>
            </office:change-info>
          </text:insertion>
        </text:changed-region>
        <text:changed-region xml:id="ct85777792" text:id="ct85777792">
          <text:deletion>
            <office:change-info>
              <dc:creator>Ray Lischner</dc:creator>
              <dc:date>2013-11-03T13:32:00</dc:date>
            </office:change-info>
            <text:p text:style-name="P2"><text:span text:style-name="T2"><text:s/></text:span></text:p>
          </text:deletion>
        </text:changed-region>
        <text:changed-region xml:id="ct85777984" text:id="ct85777984">
          <text:insertion>
            <office:change-info>
              <dc:creator>Ray Lischner</dc:creator>
              <dc:date>2013-11-03T13:32:00</dc:date>
            </office:change-info>
          </text:insertion>
        </text:changed-region>
        <text:changed-region xml:id="ct135153504" text:id="ct135153504">
          <text:insertion>
            <office:change-info>
              <dc:creator>Ray Lischner</dc:creator>
              <dc:date>2013-11-03T13:39:00</dc:date>
            </office:change-info>
          </text:insertion>
        </text:changed-region>
        <text:changed-region xml:id="ct140500880" text:id="ct140500880">
          <text:insertion>
            <office:change-info>
              <dc:creator>Ray Lischner</dc:creator>
              <dc:date>2013-10-30T19:02:00</dc:date>
            </office:change-info>
          </text:insertion>
        </text:changed-region>
        <text:changed-region xml:id="ct132042672" text:id="ct132042672">
          <text:insertion>
            <office:change-info>
              <dc:creator>Ray Lischner</dc:creator>
              <dc:date>2013-11-03T13:47:00</dc:date>
            </office:change-info>
          </text:insertion>
        </text:changed-region>
        <text:changed-region xml:id="ct131331392" text:id="ct131331392">
          <text:deletion>
            <office:change-info>
              <dc:creator>Ray Lischner</dc:creator>
              <dc:date>2013-11-03T13:55:00</dc:date>
            </office:change-info>
            <text:p text:style-name="Code"><text:span text:style-name="T3"><text:s text:c="2"/></text:span>randomint picker{0, deck.size() - 1};</text:p>
            <text:p text:style-name="Code"><text:span text:style-name="T3"/></text:p>
          </text:deletion>
        </text:changed-region>
        <text:changed-region xml:id="ct140155600" text:id="ct140155600">
          <text:deletion>
            <office:change-info>
              <dc:creator>Ray Lischner</dc:creator>
              <dc:date>2013-11-04T18:27:00</dc:date>
            </office:change-info>
            <text:p text:style-name="P3">computer_</text:p>
          </text:deletion>
        </text:changed-region>
        <text:changed-region xml:id="ct132068864" text:id="ct132068864">
          <text:insertion>
            <office:change-info>
              <dc:creator>Ray Lischner</dc:creator>
              <dc:date>2013-11-03T13:55:00</dc:date>
            </office:change-info>
          </text:insertion>
        </text:changed-region>
        <text:changed-region xml:id="ct137329088" text:id="ct137329088">
          <text:deletion>
            <office:change-info>
              <dc:creator>Ray Lischner</dc:creator>
              <dc:date>2013-11-03T13:55:00</dc:date>
            </office:change-info>
            <text:p text:style-name="P3"><text:span text:style-name="T4">picker</text:span></text:p>
          </text:deletion>
        </text:changed-region>
        <text:changed-region xml:id="ct140155792" text:id="ct140155792">
          <text:insertion>
            <office:change-info>
              <dc:creator>Ray Lischner</dc:creator>
              <dc:date>2013-11-04T18:27:00</dc:date>
            </office:change-info>
          </text:insertion>
        </text:changed-region>
        <text:changed-region xml:id="ct136377712" text:id="ct136377712">
          <text:deletion>
            <office:change-info>
              <dc:creator>Ray Lischner</dc:creator>
              <dc:date>2013-11-04T18:27:00</dc:date>
            </office:change-info>
            <text:p text:style-name="P4">*</text:p>
          </text:deletion>
        </text:changed-region>
        <text:changed-region xml:id="ct130164624" text:id="ct130164624">
          <text:insertion>
            <office:change-info>
              <dc:creator>Ray Lischner</dc:creator>
              <dc:date>2013-11-04T18:29:00</dc:date>
            </office:change-info>
          </text:insertion>
        </text:changed-region>
        <text:changed-region xml:id="ct130164816" text:id="ct130164816">
          <text:deletion>
            <office:change-info>
              <dc:creator>Ray Lischner</dc:creator>
              <dc:date>2013-11-04T18:28:00</dc:date>
            </office:change-info>
            <text:p text:style-name="P4"><text:span text:style-name="T5">pick</text:span></text:p>
          </text:deletion>
        </text:changed-region>
        <text:changed-region xml:id="ct119905312" text:id="ct119905312">
          <text:deletion>
            <office:change-info>
              <dc:creator>Ray Lischner</dc:creator>
              <dc:date>2013-11-04T18:27:00</dc:date>
            </office:change-info>
            <text:p text:style-name="P3"><text:span text:style-name="T3">std::deque&lt;card&gt;::iterator user_</text:span></text:p>
          </text:deletion>
        </text:changed-region>
        <text:changed-region xml:id="ct122443616" text:id="ct122443616">
          <text:deletion>
            <office:change-info>
              <dc:creator>Ray Lischner</dc:creator>
              <dc:date>2013-11-04T18:28:00</dc:date>
            </office:change-info>
            <text:p text:style-name="P3">{</text:p>
          </text:deletion>
        </text:changed-region>
        <text:changed-region xml:id="ct132112416" text:id="ct132112416">
          <text:insertion>
            <office:change-info>
              <dc:creator>Ray Lischner</dc:creator>
              <dc:date>2013-11-04T18:28:00</dc:date>
            </office:change-info>
          </text:insertion>
        </text:changed-region>
        <text:changed-region xml:id="ct137156336" text:id="ct137156336">
          <text:insertion>
            <office:change-info>
              <dc:creator>Ray Lischner</dc:creator>
              <dc:date>2013-11-03T13:56:00</dc:date>
            </office:change-info>
          </text:insertion>
        </text:changed-region>
        <text:changed-region xml:id="ct137156528" text:id="ct137156528">
          <text:deletion>
            <office:change-info>
              <dc:creator>Ray Lischner</dc:creator>
              <dc:date>2013-11-03T13:56:00</dc:date>
            </office:change-info>
            <text:p text:style-name="P3"><text:span text:style-name="T4">picker</text:span></text:p>
          </text:deletion>
        </text:changed-region>
        <text:changed-region xml:id="ct135752528" text:id="ct135752528">
          <text:deletion>
            <office:change-info>
              <dc:creator>Ray Lischner</dc:creator>
              <dc:date>2013-11-04T18:28:00</dc:date>
            </office:change-info>
            <text:p text:style-name="P3">}</text:p>
          </text:deletion>
        </text:changed-region>
        <text:changed-region xml:id="ct135752720" text:id="ct135752720">
          <text:insertion>
            <office:change-info>
              <dc:creator>Ray Lischner</dc:creator>
              <dc:date>2013-11-04T18:28:00</dc:date>
            </office:change-info>
          </text:insertion>
        </text:changed-region>
        <text:changed-region xml:id="ct134299984" text:id="ct134299984">
          <text:deletion>
            <office:change-info>
              <dc:creator>Ray Lischner</dc:creator>
              <dc:date>2013-11-04T18:28:00</dc:date>
            </office:change-info>
            <text:p text:style-name="P4">*</text:p>
          </text:deletion>
        </text:changed-region>
        <text:changed-region xml:id="ct134300176" text:id="ct134300176">
          <text:insertion>
            <office:change-info>
              <dc:creator>Ray Lischner</dc:creator>
              <dc:date>2013-11-04T18:28:00</dc:date>
            </office:change-info>
          </text:insertion>
        </text:changed-region>
        <text:changed-region xml:id="ct140593296" text:id="ct140593296">
          <text:deletion>
            <office:change-info>
              <dc:creator>Ray Lischner</dc:creator>
              <dc:date>2013-11-04T18:28:00</dc:date>
            </office:change-info>
            <text:p text:style-name="P4"><text:span text:style-name="T5">pick</text:span></text:p>
          </text:deletion>
        </text:changed-region>
        <text:changed-region xml:id="ct125719680" text:id="ct125719680">
          <text:deletion>
            <office:change-info>
              <dc:creator>Ray Lischner</dc:creator>
              <dc:date>2013-11-04T18:28:00</dc:date>
            </office:change-info>
            <text:p text:style-name="Code">*</text:p>
          </text:deletion>
        </text:changed-region>
        <text:changed-region xml:id="ct136422112" text:id="ct136422112">
          <text:insertion>
            <office:change-info>
              <dc:creator>Ray Lischner</dc:creator>
              <dc:date>2013-11-04T18:28:00</dc:date>
            </office:change-info>
          </text:insertion>
        </text:changed-region>
        <text:changed-region xml:id="ct122443808" text:id="ct122443808">
          <text:deletion>
            <office:change-info>
              <dc:creator>Ray Lischner</dc:creator>
              <dc:date>2013-11-04T18:28:00</dc:date>
            </office:change-info>
            <text:p text:style-name="Code"><text:span text:style-name="T5">pick</text:span></text:p>
          </text:deletion>
        </text:changed-region>
        <text:changed-region xml:id="ct132542912" text:id="ct132542912">
          <text:deletion>
            <office:change-info>
              <dc:creator>Ray Lischner</dc:creator>
              <dc:date>2013-11-04T18:28:00</dc:date>
            </office:change-info>
            <text:p text:style-name="Code">*</text:p>
          </text:deletion>
        </text:changed-region>
        <text:changed-region xml:id="ct140593488" text:id="ct140593488">
          <text:insertion>
            <office:change-info>
              <dc:creator>Ray Lischner</dc:creator>
              <dc:date>2013-11-04T18:28:00</dc:date>
            </office:change-info>
          </text:insertion>
        </text:changed-region>
        <text:changed-region xml:id="ct140141392" text:id="ct140141392">
          <text:deletion>
            <office:change-info>
              <dc:creator>Ray Lischner</dc:creator>
              <dc:date>2013-11-04T18:28:00</dc:date>
            </office:change-info>
            <text:p text:style-name="Code"><text:span text:style-name="T5">pick</text:span></text:p>
          </text:deletion>
        </text:changed-region>
        <text:changed-region xml:id="ct131703744" text:id="ct131703744">
          <text:deletion>
            <office:change-info>
              <dc:creator>Ray Lischner</dc:creator>
              <dc:date>2013-11-04T18:28:00</dc:date>
            </office:change-info>
            <text:p text:style-name="Code"><text:span text:style-name="T3"><text:s text:c="4"/></text:span>deck.erase(user_pick);</text:p>
            <text:p text:style-name="Code"><text:span text:style-name="T3"/></text:p>
          </text:deletion>
        </text:changed-region>
        <text:changed-region xml:id="ct132639888" text:id="ct132639888">
          <text:deletion>
            <office:change-info>
              <dc:creator>Ray Lischner</dc:creator>
              <dc:date>2013-11-04T18:27:00</dc:date>
            </office:change-info>
            <text:p text:style-name="Code"><text:span text:style-name="T3"><text:s text:c="4"/></text:span>deck.erase(computer_pick);</text:p>
            <text:p text:style-name="Code"><text:span text:style-name="T3"/></text:p>
          </text:deletion>
        </text:changed-region>
        <text:changed-region xml:id="ct131705168" text:id="ct131705168">
          <text:deletion>
            <office:change-info>
              <dc:creator>Ray Lischner</dc:creator>
              <dc:date>2013-11-04T18:28:00</dc:date>
            </office:change-info>
            <text:p text:style-name="Code"><text:span text:style-name="T3"/></text:p>
            <text:p text:style-name="Code"><text:span text:style-name="T3"><text:s text:c="4"/></text:span>// Discard the two cards.</text:p>
            <text:p text:style-name="Code"><text:span text:style-name="T3"/></text:p>
          </text:deletion>
        </text:changed-region>
        <text:changed-region xml:id="ct123017648" text:id="ct123017648">
          <text:deletion>
            <office:change-info>
              <dc:creator>Ray Lischner</dc:creator>
              <dc:date>2013-11-03T13:56:00</dc:date>
            </office:change-info>
            <text:p text:style-name="Code"><text:span text:style-name="T3"><text:s text:c="2"/></text:span>randomint picker{0, deck.size() - 1};</text:p>
            <text:p text:style-name="Code"><text:span text:style-name="T3"/></text:p>
          </text:deletion>
        </text:changed-region>
        <text:changed-region xml:id="ct132668176" text:id="ct132668176">
          <text:deletion>
            <office:change-info>
              <dc:creator>Ray Lischner</dc:creator>
              <dc:date>2013-11-04T18:30:00</dc:date>
            </office:change-info>
            <text:p text:style-name="P5">computer_</text:p>
          </text:deletion>
        </text:changed-region>
        <text:changed-region xml:id="ct133126928" text:id="ct133126928">
          <text:deletion>
            <office:change-info>
              <dc:creator>Ray Lischner</dc:creator>
              <dc:date>2013-11-04T18:30:00</dc:date>
            </office:change-info>
            <text:p text:style-name="P3">computer_</text:p>
          </text:deletion>
        </text:changed-region>
        <text:changed-region xml:id="ct133909600" text:id="ct133909600">
          <text:insertion>
            <office:change-info>
              <dc:creator>Ray Lischner</dc:creator>
              <dc:date>2013-11-03T13:56:00</dc:date>
            </office:change-info>
          </text:insertion>
        </text:changed-region>
        <text:changed-region xml:id="ct131703936" text:id="ct131703936">
          <text:deletion>
            <office:change-info>
              <dc:creator>Ray Lischner</dc:creator>
              <dc:date>2013-11-03T13:56:00</dc:date>
            </office:change-info>
            <text:p text:style-name="P3"><text:span text:style-name="T4">picker</text:span></text:p>
          </text:deletion>
        </text:changed-region>
        <text:changed-region xml:id="ct119450464" text:id="ct119450464">
          <text:insertion>
            <office:change-info>
              <dc:creator>Ray Lischner</dc:creator>
              <dc:date>2013-11-04T18:30:00</dc:date>
            </office:change-info>
          </text:insertion>
        </text:changed-region>
        <text:changed-region xml:id="ct128151552" text:id="ct128151552">
          <text:deletion>
            <office:change-info>
              <dc:creator>Ray Lischner</dc:creator>
              <dc:date>2013-11-04T18:30:00</dc:date>
            </office:change-info>
            <text:p text:style-name="P6">*</text:p>
          </text:deletion>
        </text:changed-region>
        <text:changed-region xml:id="ct129898640" text:id="ct129898640">
          <text:insertion>
            <office:change-info>
              <dc:creator>Ray Lischner</dc:creator>
              <dc:date>2013-11-04T18:30:00</dc:date>
            </office:change-info>
          </text:insertion>
        </text:changed-region>
        <text:changed-region xml:id="ct132476768" text:id="ct132476768">
          <text:deletion>
            <office:change-info>
              <dc:creator>Ray Lischner</dc:creator>
              <dc:date>2013-11-04T18:30:00</dc:date>
            </office:change-info>
            <text:p text:style-name="P6"><text:span text:style-name="T6">pick</text:span></text:p>
          </text:deletion>
        </text:changed-region>
        <text:changed-region xml:id="ct133909904" text:id="ct133909904">
          <text:deletion>
            <office:change-info>
              <dc:creator>Ray Lischner</dc:creator>
              <dc:date>2013-11-04T18:30:00</dc:date>
            </office:change-info>
            <text:p text:style-name="P7"><text:span text:style-name="T3">std::list&lt;card&gt;::iterator user_</text:span></text:p>
          </text:deletion>
        </text:changed-region>
        <text:changed-region xml:id="ct133910096" text:id="ct133910096">
          <text:deletion>
            <office:change-info>
              <dc:creator>Ray Lischner</dc:creator>
              <dc:date>2013-11-04T18:30:00</dc:date>
            </office:change-info>
            <text:p text:style-name="P7">{</text:p>
          </text:deletion>
        </text:changed-region>
        <text:changed-region xml:id="ct132380160" text:id="ct132380160">
          <text:insertion>
            <office:change-info>
              <dc:creator>Ray Lischner</dc:creator>
              <dc:date>2013-11-04T18:30:00</dc:date>
            </office:change-info>
          </text:insertion>
        </text:changed-region>
        <text:changed-region xml:id="ct132380352" text:id="ct132380352">
          <text:insertion>
            <office:change-info>
              <dc:creator>Ray Lischner</dc:creator>
              <dc:date>2013-11-08T22:52:00</dc:date>
            </office:change-info>
          </text:insertion>
        </text:changed-region>
        <text:changed-region xml:id="ct132286144" text:id="ct132286144">
          <text:insertion>
            <office:change-info>
              <dc:creator>Ray Lischner</dc:creator>
              <dc:date>2013-11-08T22:52:00</dc:date>
            </office:change-info>
          </text:insertion>
        </text:changed-region>
        <text:changed-region xml:id="ct129784336" text:id="ct129784336">
          <text:deletion>
            <office:change-info>
              <dc:creator>Ray Lischner</dc:creator>
              <dc:date>2013-11-04T18:30:00</dc:date>
            </office:change-info>
            <text:p text:style-name="P7"><text:span text:style-name="T7">}</text:span></text:p>
          </text:deletion>
        </text:changed-region>
        <text:changed-region xml:id="ct131325216" text:id="ct131325216">
          <text:deletion>
            <office:change-info>
              <dc:creator>Ray Lischner</dc:creator>
              <dc:date>2013-11-08T22:52:00</dc:date>
            </office:change-info>
            <text:p text:style-name="P3">());</text:p>
            <text:p text:style-name="P3"><text:span text:style-name="T4"/></text:p>
          </text:deletion>
        </text:changed-region>
        <text:changed-region xml:id="ct131325024" text:id="ct131325024">
          <text:deletion>
            <office:change-info>
              <dc:creator>Ray Lischner</dc:creator>
              <dc:date>2013-11-03T13:56:00</dc:date>
            </office:change-info>
            <text:p text:style-name="P3"><text:span text:style-name="T4">picker</text:span></text:p>
          </text:deletion>
        </text:changed-region>
        <text:changed-region xml:id="ct129784912" text:id="ct129784912">
          <text:deletion>
            <office:change-info>
              <dc:creator>Ray Lischner</dc:creator>
              <dc:date>2013-11-08T22:52:00</dc:date>
            </office:change-info>
            <text:p text:style-name="P3"><text:span text:style-name="T4">pick, </text:span></text:p>
          </text:deletion>
        </text:changed-region>
        <text:changed-region xml:id="ct129784720" text:id="ct129784720">
          <text:deletion>
            <office:change-info>
              <dc:creator>Ray Lischner</dc:creator>
              <dc:date>2013-11-04T18:30:00</dc:date>
            </office:change-info>
            <text:p text:style-name="P3"><text:span text:style-name="T4">user_</text:span></text:p>
          </text:deletion>
        </text:changed-region>
        <text:changed-region xml:id="ct131325728" text:id="ct131325728">
          <text:deletion>
            <office:change-info>
              <dc:creator>Ray Lischner</dc:creator>
              <dc:date>2013-11-08T22:52:00</dc:date>
            </office:change-info>
            <text:p text:style-name="P3"><text:span text:style-name="T8"><text:s text:c="4"/></text:span><text:span text:style-name="T4">std::advance(</text:span></text:p>
          </text:deletion>
        </text:changed-region>
        <text:changed-region xml:id="ct131325408" text:id="ct131325408">
          <text:insertion>
            <office:change-info>
              <dc:creator>Ray Lischner</dc:creator>
              <dc:date>2013-11-04T18:31:00</dc:date>
            </office:change-info>
          </text:insertion>
        </text:changed-region>
        <text:changed-region xml:id="ct136676768" text:id="ct136676768">
          <text:insertion>
            <office:change-info>
              <dc:creator>Ray Lischner</dc:creator>
              <dc:date>2013-11-04T18:30:00</dc:date>
            </office:change-info>
          </text:insertion>
        </text:changed-region>
        <text:changed-region xml:id="ct136676960" text:id="ct136676960">
          <text:deletion>
            <office:change-info>
              <dc:creator>Ray Lischner</dc:creator>
              <dc:date>2013-11-04T18:31:00</dc:date>
            </office:change-info>
            <text:p text:style-name="P6">*</text:p>
          </text:deletion>
        </text:changed-region>
        <text:changed-region xml:id="ct136677152" text:id="ct136677152">
          <text:insertion>
            <office:change-info>
              <dc:creator>Ray Lischner</dc:creator>
              <dc:date>2013-11-04T18:31:00</dc:date>
            </office:change-info>
          </text:insertion>
        </text:changed-region>
        <text:changed-region xml:id="ct136677344" text:id="ct136677344">
          <text:deletion>
            <office:change-info>
              <dc:creator>Ray Lischner</dc:creator>
              <dc:date>2013-11-04T18:31:00</dc:date>
            </office:change-info>
            <text:p text:style-name="P6"><text:span text:style-name="T6">pick</text:span></text:p>
          </text:deletion>
        </text:changed-region>
        <text:changed-region xml:id="ct129785104" text:id="ct129785104">
          <text:deletion>
            <office:change-info>
              <dc:creator>Ray Lischner</dc:creator>
              <dc:date>2013-11-04T18:31:00</dc:date>
            </office:change-info>
            <text:p text:style-name="Code">*</text:p>
          </text:deletion>
        </text:changed-region>
        <text:changed-region xml:id="ct131393792" text:id="ct131393792">
          <text:insertion>
            <office:change-info>
              <dc:creator>Ray Lischner</dc:creator>
              <dc:date>2013-11-04T18:31:00</dc:date>
            </office:change-info>
          </text:insertion>
        </text:changed-region>
        <text:changed-region xml:id="ct134313040" text:id="ct134313040">
          <text:deletion>
            <office:change-info>
              <dc:creator>Ray Lischner</dc:creator>
              <dc:date>2013-11-04T18:31:00</dc:date>
            </office:change-info>
            <text:p text:style-name="Code"><text:span text:style-name="T6">pick</text:span></text:p>
          </text:deletion>
        </text:changed-region>
        <text:changed-region xml:id="ct136677536" text:id="ct136677536">
          <text:deletion>
            <office:change-info>
              <dc:creator>Ray Lischner</dc:creator>
              <dc:date>2013-11-04T18:31:00</dc:date>
            </office:change-info>
            <text:p text:style-name="Code">*</text:p>
          </text:deletion>
        </text:changed-region>
        <text:changed-region xml:id="ct132910736" text:id="ct132910736">
          <text:insertion>
            <office:change-info>
              <dc:creator>Ray Lischner</dc:creator>
              <dc:date>2013-11-04T18:31:00</dc:date>
            </office:change-info>
          </text:insertion>
        </text:changed-region>
        <text:changed-region xml:id="ct132285648" text:id="ct132285648">
          <text:deletion>
            <office:change-info>
              <dc:creator>Ray Lischner</dc:creator>
              <dc:date>2013-11-04T18:31:00</dc:date>
            </office:change-info>
            <text:p text:style-name="Code"><text:span text:style-name="T6">pick</text:span></text:p>
          </text:deletion>
        </text:changed-region>
        <text:changed-region xml:id="ct132285840" text:id="ct132285840">
          <text:deletion>
            <office:change-info>
              <dc:creator>Ray Lischner</dc:creator>
              <dc:date>2013-11-04T18:30:00</dc:date>
            </office:change-info>
            <text:p text:style-name="Code"><text:span text:style-name="T3"/></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text:span text:style-name="T3"/></text:p>
          </text:deletion>
        </text:changed-region>
        <text:changed-region xml:id="ct139491024" text:id="ct139491024">
          <text:insertion>
            <office:change-info>
              <dc:creator>Ray Lischner</dc:creator>
              <dc:date>2013-11-08T22:50:00</dc:date>
            </office:change-info>
          </text:insertion>
        </text:changed-region>
        <text:changed-region xml:id="ct129793696" text:id="ct129793696">
          <text:insertion>
            <office:change-info>
              <dc:creator>Ray Lischner</dc:creator>
              <dc:date>2013-11-08T22:51:00</dc:date>
            </office:change-info>
          </text:insertion>
        </text:changed-region>
        <text:changed-region xml:id="ct137181744" text:id="ct137181744">
          <text:deletion>
            <office:change-info>
              <dc:creator>Ray Lischner</dc:creator>
              <dc:date>2013-11-03T13:58:00</dc:date>
            </office:change-info>
            <text:p text:style-name="Code"><text:span text:style-name="T3"><text:s text:c="2"/></text:span>randomint picker{0, deck.size() - 1};</text:p>
            <text:p text:style-name="Code"><text:span text:style-name="T3"/></text:p>
          </text:deletion>
        </text:changed-region>
        <text:changed-region xml:id="ct137663680" text:id="ct137663680">
          <text:deletion>
            <office:change-info>
              <dc:creator>Ray Lischner</dc:creator>
              <dc:date>2013-11-08T22:54:00</dc:date>
            </office:change-info>
            <text:p text:style-name="P8">computer_</text:p>
          </text:deletion>
        </text:changed-region>
        <text:changed-region xml:id="ct133618480" text:id="ct133618480">
          <text:insertion>
            <office:change-info>
              <dc:creator>Ray Lischner</dc:creator>
              <dc:date>2013-11-03T13:58:00</dc:date>
            </office:change-info>
          </text:insertion>
        </text:changed-region>
        <text:changed-region xml:id="ct130079936" text:id="ct130079936">
          <text:deletion>
            <office:change-info>
              <dc:creator>Ray Lischner</dc:creator>
              <dc:date>2013-11-03T13:58:00</dc:date>
            </office:change-info>
            <text:p text:style-name="P8"><text:span text:style-name="T4">picker</text:span></text:p>
          </text:deletion>
        </text:changed-region>
        <text:changed-region xml:id="ct133565152" text:id="ct133565152">
          <text:insertion>
            <office:change-info>
              <dc:creator>Ray Lischner</dc:creator>
              <dc:date>2013-11-08T22:54:00</dc:date>
            </office:change-info>
          </text:insertion>
        </text:changed-region>
        <text:changed-region xml:id="ct136750464" text:id="ct136750464">
          <text:deletion>
            <office:change-info>
              <dc:creator>Ray Lischner</dc:creator>
              <dc:date>2013-11-08T22:54:00</dc:date>
            </office:change-info>
            <text:p text:style-name="P7">*</text:p>
          </text:deletion>
        </text:changed-region>
        <text:changed-region xml:id="ct129719456" text:id="ct129719456">
          <text:insertion>
            <office:change-info>
              <dc:creator>Ray Lischner</dc:creator>
              <dc:date>2013-11-08T22:54:00</dc:date>
            </office:change-info>
          </text:insertion>
        </text:changed-region>
        <text:changed-region xml:id="ct126470576" text:id="ct126470576">
          <text:deletion>
            <office:change-info>
              <dc:creator>Ray Lischner</dc:creator>
              <dc:date>2013-11-08T22:54:00</dc:date>
            </office:change-info>
            <text:p text:style-name="P7"><text:span text:style-name="T7">pick</text:span></text:p>
          </text:deletion>
        </text:changed-region>
        <text:changed-region xml:id="ct139340528" text:id="ct139340528">
          <text:deletion>
            <office:change-info>
              <dc:creator>Ray Lischner</dc:creator>
              <dc:date>2013-11-08T22:54:00</dc:date>
            </office:change-info>
            <text:p text:style-name="P8"><text:span text:style-name="T3">std::vector&lt;card&gt;::iterator user_</text:span></text:p>
          </text:deletion>
        </text:changed-region>
        <text:changed-region xml:id="ct136253040" text:id="ct136253040">
          <text:deletion>
            <office:change-info>
              <dc:creator>Ray Lischner</dc:creator>
              <dc:date>2013-11-08T22:54:00</dc:date>
            </office:change-info>
            <text:p text:style-name="P8">{</text:p>
          </text:deletion>
        </text:changed-region>
        <text:changed-region xml:id="ct132091232" text:id="ct132091232">
          <text:insertion>
            <office:change-info>
              <dc:creator>Ray Lischner</dc:creator>
              <dc:date>2013-11-08T22:54:00</dc:date>
            </office:change-info>
          </text:insertion>
        </text:changed-region>
        <text:changed-region xml:id="ct136113840" text:id="ct136113840">
          <text:insertion>
            <office:change-info>
              <dc:creator>Ray Lischner</dc:creator>
              <dc:date>2013-11-03T13:58:00</dc:date>
            </office:change-info>
          </text:insertion>
        </text:changed-region>
        <text:changed-region xml:id="ct131670752" text:id="ct131670752">
          <text:deletion>
            <office:change-info>
              <dc:creator>Ray Lischner</dc:creator>
              <dc:date>2013-11-03T13:58:00</dc:date>
            </office:change-info>
            <text:p text:style-name="P8"><text:span text:style-name="T4">picker</text:span></text:p>
          </text:deletion>
        </text:changed-region>
        <text:changed-region xml:id="ct122301760" text:id="ct122301760">
          <text:deletion>
            <office:change-info>
              <dc:creator>Ray Lischner</dc:creator>
              <dc:date>2013-11-08T22:54:00</dc:date>
            </office:change-info>
            <text:p text:style-name="P8">}</text:p>
          </text:deletion>
        </text:changed-region>
        <text:changed-region xml:id="ct129803872" text:id="ct129803872">
          <text:insertion>
            <office:change-info>
              <dc:creator>Ray Lischner</dc:creator>
              <dc:date>2013-11-08T22:55:00</dc:date>
            </office:change-info>
          </text:insertion>
        </text:changed-region>
        <text:changed-region xml:id="ct133985616" text:id="ct133985616">
          <text:deletion>
            <office:change-info>
              <dc:creator>Ray Lischner</dc:creator>
              <dc:date>2013-11-08T22:55:00</dc:date>
            </office:change-info>
            <text:p text:style-name="P7">*</text:p>
          </text:deletion>
        </text:changed-region>
        <text:changed-region xml:id="ct130079440" text:id="ct130079440">
          <text:insertion>
            <office:change-info>
              <dc:creator>Ray Lischner</dc:creator>
              <dc:date>2013-11-08T22:55:00</dc:date>
            </office:change-info>
          </text:insertion>
        </text:changed-region>
        <text:changed-region xml:id="ct139491216" text:id="ct139491216">
          <text:deletion>
            <office:change-info>
              <dc:creator>Ray Lischner</dc:creator>
              <dc:date>2013-11-08T22:55:00</dc:date>
            </office:change-info>
            <text:p text:style-name="P7"><text:span text:style-name="T7">pick</text:span></text:p>
          </text:deletion>
        </text:changed-region>
        <text:changed-region xml:id="ct126471280" text:id="ct126471280">
          <text:deletion>
            <office:change-info>
              <dc:creator>Ray Lischner</dc:creator>
              <dc:date>2013-11-08T22:55:00</dc:date>
            </office:change-info>
            <text:p text:style-name="Code">*</text:p>
          </text:deletion>
        </text:changed-region>
        <text:changed-region xml:id="ct137446992" text:id="ct137446992">
          <text:insertion>
            <office:change-info>
              <dc:creator>Ray Lischner</dc:creator>
              <dc:date>2013-11-08T22:55:00</dc:date>
            </office:change-info>
          </text:insertion>
        </text:changed-region>
        <text:changed-region xml:id="ct138556800" text:id="ct138556800">
          <text:deletion>
            <office:change-info>
              <dc:creator>Ray Lischner</dc:creator>
              <dc:date>2013-11-08T22:55:00</dc:date>
            </office:change-info>
            <text:p text:style-name="Code"><text:span text:style-name="T7">pick</text:span></text:p>
          </text:deletion>
        </text:changed-region>
        <text:changed-region xml:id="ct138556992" text:id="ct138556992">
          <text:deletion>
            <office:change-info>
              <dc:creator>Ray Lischner</dc:creator>
              <dc:date>2013-11-08T22:55:00</dc:date>
            </office:change-info>
            <text:p text:style-name="Code">*</text:p>
          </text:deletion>
        </text:changed-region>
        <text:changed-region xml:id="ct138557232" text:id="ct138557232">
          <text:insertion>
            <office:change-info>
              <dc:creator>Ray Lischner</dc:creator>
              <dc:date>2013-11-08T22:55:00</dc:date>
            </office:change-info>
          </text:insertion>
        </text:changed-region>
        <text:changed-region xml:id="ct138557424" text:id="ct138557424">
          <text:deletion>
            <office:change-info>
              <dc:creator>Ray Lischner</dc:creator>
              <dc:date>2013-11-08T22:55:00</dc:date>
            </office:change-info>
            <text:p text:style-name="Code"><text:span text:style-name="T7">pick</text:span></text:p>
          </text:deletion>
        </text:changed-region>
        <text:changed-region xml:id="ct139340880" text:id="ct139340880">
          <text:deletion>
            <office:change-info>
              <dc:creator>Ray Lischner</dc:creator>
              <dc:date>2013-11-08T22:55:00</dc:date>
            </office:change-info>
            <text:p text:style-name="Code"><text:span text:style-name="T3"/></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text:span text:style-name="T3"/></text:p>
          </text:deletion>
        </text:changed-region>
        <text:changed-region xml:id="ct139711808" text:id="ct139711808">
          <text:deletion>
            <office:change-info>
              <dc:creator>Ray Lischner</dc:creator>
              <dc:date>2013-11-03T13:58:00</dc:date>
            </office:change-info>
            <text:p text:style-name="Code"><text:span text:style-name="T3"><text:s text:c="2"/></text:span>randomint picker{0, deck.size() - 1};</text:p>
            <text:p text:style-name="Code"><text:span text:style-name="T3"/></text:p>
          </text:deletion>
        </text:changed-region>
        <text:changed-region xml:id="ct130101680" text:id="ct130101680">
          <text:deletion>
            <office:change-info>
              <dc:creator>Ray Lischner</dc:creator>
              <dc:date>2013-11-08T22:57:00</dc:date>
            </office:change-info>
            <text:p text:style-name="P5">computer_</text:p>
          </text:deletion>
        </text:changed-region>
        <text:changed-region xml:id="ct130062240" text:id="ct130062240">
          <text:deletion>
            <office:change-info>
              <dc:creator>Ray Lischner</dc:creator>
              <dc:date>2013-11-08T22:57:00</dc:date>
            </office:change-info>
            <text:p text:style-name="P8">computer_</text:p>
          </text:deletion>
        </text:changed-region>
        <text:changed-region xml:id="ct118801312" text:id="ct118801312">
          <text:insertion>
            <office:change-info>
              <dc:creator>Ray Lischner</dc:creator>
              <dc:date>2013-11-03T13:58:00</dc:date>
            </office:change-info>
          </text:insertion>
        </text:changed-region>
        <text:changed-region xml:id="ct119011328" text:id="ct119011328">
          <text:deletion>
            <office:change-info>
              <dc:creator>Ray Lischner</dc:creator>
              <dc:date>2013-11-03T13:58:00</dc:date>
            </office:change-info>
            <text:p text:style-name="P8"><text:span text:style-name="T4">picker</text:span></text:p>
          </text:deletion>
        </text:changed-region>
        <text:changed-region xml:id="ct133989120" text:id="ct133989120">
          <text:insertion>
            <office:change-info>
              <dc:creator>Ray Lischner</dc:creator>
              <dc:date>2013-11-08T22:57:00</dc:date>
            </office:change-info>
          </text:insertion>
        </text:changed-region>
        <text:changed-region xml:id="ct133989456" text:id="ct133989456">
          <text:deletion>
            <office:change-info>
              <dc:creator>Ray Lischner</dc:creator>
              <dc:date>2013-11-08T22:58:00</dc:date>
            </office:change-info>
            <text:p text:style-name="P9">*</text:p>
          </text:deletion>
        </text:changed-region>
        <text:changed-region xml:id="ct128684688" text:id="ct128684688">
          <text:insertion>
            <office:change-info>
              <dc:creator>Ray Lischner</dc:creator>
              <dc:date>2013-11-08T22:58:00</dc:date>
            </office:change-info>
          </text:insertion>
        </text:changed-region>
        <text:changed-region xml:id="ct132464000" text:id="ct132464000">
          <text:deletion>
            <office:change-info>
              <dc:creator>Ray Lischner</dc:creator>
              <dc:date>2013-11-08T22:58:00</dc:date>
            </office:change-info>
            <text:p text:style-name="P9"><text:span text:style-name="T9">pick</text:span></text:p>
          </text:deletion>
        </text:changed-region>
        <text:changed-region xml:id="ct119796032" text:id="ct119796032">
          <text:deletion>
            <office:change-info>
              <dc:creator>Ray Lischner</dc:creator>
              <dc:date>2013-11-08T22:58:00</dc:date>
            </office:change-info>
            <text:p text:style-name="P5"><text:span text:style-name="T3">cardset::iterator user_</text:span></text:p>
          </text:deletion>
        </text:changed-region>
        <text:changed-region xml:id="ct139711232" text:id="ct139711232">
          <text:deletion>
            <office:change-info>
              <dc:creator>Ray Lischner</dc:creator>
              <dc:date>2013-11-08T22:58:00</dc:date>
            </office:change-info>
            <text:p text:style-name="P5">{</text:p>
          </text:deletion>
        </text:changed-region>
        <text:changed-region xml:id="ct137858448" text:id="ct137858448">
          <text:insertion>
            <office:change-info>
              <dc:creator>Ray Lischner</dc:creator>
              <dc:date>2013-11-08T22:58:00</dc:date>
            </office:change-info>
          </text:insertion>
        </text:changed-region>
        <text:changed-region xml:id="ct132656944" text:id="ct132656944">
          <text:deletion>
            <office:change-info>
              <dc:creator>Ray Lischner</dc:creator>
              <dc:date>2013-11-08T22:58:00</dc:date>
            </office:change-info>
            <text:p text:style-name="P5">}</text:p>
          </text:deletion>
        </text:changed-region>
        <text:changed-region xml:id="ct121856320" text:id="ct121856320">
          <text:deletion>
            <office:change-info>
              <dc:creator>Ray Lischner</dc:creator>
              <dc:date>2013-11-08T22:58:00</dc:date>
            </office:change-info>
            <text:p text:style-name="P8">user_</text:p>
          </text:deletion>
        </text:changed-region>
        <text:changed-region xml:id="ct121856512" text:id="ct121856512">
          <text:insertion>
            <office:change-info>
              <dc:creator>Ray Lischner</dc:creator>
              <dc:date>2013-11-03T13:58:00</dc:date>
            </office:change-info>
          </text:insertion>
        </text:changed-region>
        <text:changed-region xml:id="ct131628512" text:id="ct131628512">
          <text:deletion>
            <office:change-info>
              <dc:creator>Ray Lischner</dc:creator>
              <dc:date>2013-11-03T13:58:00</dc:date>
            </office:change-info>
            <text:p text:style-name="P8"><text:span text:style-name="T4">picker</text:span></text:p>
          </text:deletion>
        </text:changed-region>
        <text:changed-region xml:id="ct131628704" text:id="ct131628704">
          <text:insertion>
            <office:change-info>
              <dc:creator>Ray Lischner</dc:creator>
              <dc:date>2013-11-08T22:58:00</dc:date>
            </office:change-info>
          </text:insertion>
        </text:changed-region>
        <text:changed-region xml:id="ct122301952" text:id="ct122301952">
          <text:deletion>
            <office:change-info>
              <dc:creator>Ray Lischner</dc:creator>
              <dc:date>2013-11-08T22:58:00</dc:date>
            </office:change-info>
            <text:p text:style-name="P9">*</text:p>
          </text:deletion>
        </text:changed-region>
        <text:changed-region xml:id="ct117402736" text:id="ct117402736">
          <text:insertion>
            <office:change-info>
              <dc:creator>Ray Lischner</dc:creator>
              <dc:date>2013-11-08T22:58:00</dc:date>
            </office:change-info>
          </text:insertion>
        </text:changed-region>
        <text:changed-region xml:id="ct133989760" text:id="ct133989760">
          <text:deletion>
            <office:change-info>
              <dc:creator>Ray Lischner</dc:creator>
              <dc:date>2013-11-08T22:58:00</dc:date>
            </office:change-info>
            <text:p text:style-name="P9"><text:span text:style-name="T9">pick</text:span></text:p>
          </text:deletion>
        </text:changed-region>
        <text:changed-region xml:id="ct133989952" text:id="ct133989952">
          <text:deletion>
            <office:change-info>
              <dc:creator>Ray Lischner</dc:creator>
              <dc:date>2013-11-08T22:58:00</dc:date>
            </office:change-info>
            <text:p text:style-name="Code">*</text:p>
          </text:deletion>
        </text:changed-region>
        <text:changed-region xml:id="ct129719760" text:id="ct129719760">
          <text:insertion>
            <office:change-info>
              <dc:creator>Ray Lischner</dc:creator>
              <dc:date>2013-11-08T22:58:00</dc:date>
            </office:change-info>
          </text:insertion>
        </text:changed-region>
        <text:changed-region xml:id="ct134336208" text:id="ct134336208">
          <text:deletion>
            <office:change-info>
              <dc:creator>Ray Lischner</dc:creator>
              <dc:date>2013-11-08T22:58:00</dc:date>
            </office:change-info>
            <text:p text:style-name="Code"><text:span text:style-name="T9">pick</text:span></text:p>
          </text:deletion>
        </text:changed-region>
        <text:changed-region xml:id="ct134336400" text:id="ct134336400">
          <text:deletion>
            <office:change-info>
              <dc:creator>Ray Lischner</dc:creator>
              <dc:date>2013-11-08T22:58:00</dc:date>
            </office:change-info>
            <text:p text:style-name="Code">*</text:p>
          </text:deletion>
        </text:changed-region>
        <text:changed-region xml:id="ct132463248" text:id="ct132463248">
          <text:insertion>
            <office:change-info>
              <dc:creator>Ray Lischner</dc:creator>
              <dc:date>2013-11-08T22:58:00</dc:date>
            </office:change-info>
          </text:insertion>
        </text:changed-region>
        <text:changed-region xml:id="ct132463440" text:id="ct132463440">
          <text:deletion>
            <office:change-info>
              <dc:creator>Ray Lischner</dc:creator>
              <dc:date>2013-11-08T22:58:00</dc:date>
            </office:change-info>
            <text:p text:style-name="Code"><text:span text:style-name="T9">pick</text:span></text:p>
          </text:deletion>
        </text:changed-region>
        <text:changed-region xml:id="ct124742064" text:id="ct124742064">
          <text:deletion>
            <office:change-info>
              <dc:creator>Ray Lischner</dc:creator>
              <dc:date>2013-11-08T22:58:00</dc:date>
            </office:change-info>
            <text:p text:style-name="Code"><text:span text:style-name="T3"/></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text:span text:style-name="T3"/></text:p>
          </text:deletion>
        </text:changed-region>
        <text:changed-region xml:id="ct129794528" text:id="ct129794528">
          <text:insertion>
            <office:change-info>
              <dc:creator>Ray Lischner</dc:creator>
              <dc:date>2013-11-08T22:59:00</dc:date>
            </office:change-info>
          </text:insertion>
        </text:changed-region>
        <text:changed-region xml:id="ct135846560" text:id="ct135846560">
          <text:insertion>
            <office:change-info>
              <dc:creator>Ray Lischner</dc:creator>
              <dc:date>2013-11-08T23:00:00</dc:date>
            </office:change-info>
          </text:insertion>
        </text:changed-region>
        <text:changed-region xml:id="ct134099024" text:id="ct134099024">
          <text:deletion>
            <office:change-info>
              <dc:creator>Ray Lischner</dc:creator>
              <dc:date>2013-11-08T23:00:00</dc:date>
            </office:change-info>
            <text:p text:style-name="Text_20_body"><text:span text:style-name="T10">inherit from </text:span><text:span text:style-name="Code_20_Inline"><text:span text:style-name="T10">std::binary_function</text:span></text:span><text:span text:style-name="T10"> (declared in</text:span></text:p>
          </text:deletion>
        </text:changed-region>
        <text:changed-region xml:id="ct120290832" text:id="ct120290832">
          <text:deletion>
            <office:change-info>
              <dc:creator>Ray Lischner</dc:creator>
              <dc:date>2013-11-08T23:00:00</dc:date>
            </office:change-info>
            <text:p text:style-name="Text_20_body"><text:span text:style-name="Code_20_Inline"><text:span text:style-name="T2">)</text:span></text:span></text:p>
          </text:deletion>
        </text:changed-region>
        <text:changed-region xml:id="ct139326032" text:id="ct139326032">
          <text:insertion>
            <office:change-info>
              <dc:creator>Ray Lischner</dc:creator>
              <dc:date>2013-11-08T23:00:00</dc:date>
            </office:change-info>
          </text:insertion>
        </text:changed-region>
        <text:changed-region xml:id="ct139326224" text:id="ct139326224">
          <text:deletion>
            <office:change-info>
              <dc:creator>Ray Lischner</dc:creator>
              <dc:date>2013-11-08T23:00:00</dc:date>
            </office:change-info>
            <text:p text:style-name="Text_20_body"><text:span text:style-name="T10">, which is a class template of three arguments. The first two arguments are the operand types and the third argument is the result type</text:span></text:p>
          </text:deletion>
        </text:changed-region>
        <text:changed-region xml:id="ct137382832" text:id="ct137382832">
          <text:deletion>
            <office:change-info>
              <dc:creator>Ray Lischner</dc:creator>
              <dc:date>2013-11-08T23:00:00</dc:date>
            </office:change-info>
            <text:p text:style-name="Text_20_body"><text:span text:style-name="T2">os</text:span></text:p>
          </text:deletion>
        </text:changed-region>
        <text:changed-region xml:id="ct129957760" text:id="ct129957760">
          <text:deletion>
            <office:change-info>
              <dc:creator>Ray Lischner</dc:creator>
              <dc:date>2013-11-08T23:00:00</dc:date>
            </office:change-info>
            <text:p text:style-name="Text_20_body"><text:span text:style-name="T2">three</text:span></text:p>
          </text:deletion>
        </text:changed-region>
        <text:changed-region xml:id="ct136788736" text:id="ct136788736">
          <text:insertion>
            <office:change-info>
              <dc:creator>Ray Lischner</dc:creator>
              <dc:date>2013-11-08T23:00:00</dc:date>
            </office:change-info>
          </text:insertion>
        </text:changed-region>
        <text:changed-region xml:id="ct133088704" text:id="ct133088704">
          <text:insertion>
            <office:change-info>
              <dc:creator>Ray Lischner</dc:creator>
              <dc:date>2013-11-08T23:02:00</dc:date>
            </office:change-info>
          </text:insertion>
        </text:changed-region>
        <text:changed-region xml:id="ct132390992" text:id="ct132390992">
          <text:insertion>
            <office:change-info>
              <dc:creator>Ray Lischner</dc:creator>
              <dc:date>2013-11-08T23:03:00</dc:date>
            </office:change-info>
          </text:insertion>
        </text:changed-region>
        <text:changed-region xml:id="ct128759136" text:id="ct128759136">
          <text:deletion>
            <office:change-info>
              <dc:creator>Ray Lischner</dc:creator>
              <dc:date>2013-11-03T13:58:00</dc:date>
            </office:change-info>
            <text:p text:style-name="Code"><text:span text:style-name="T3"><text:s text:c="2"/></text:span>randomint picker{0, deck.size() - 1};</text:p>
            <text:p text:style-name="Code"><text:span text:style-name="T3"/></text:p>
          </text:deletion>
        </text:changed-region>
        <text:changed-region xml:id="ct129658768" text:id="ct129658768">
          <text:deletion>
            <office:change-info>
              <dc:creator>Ray Lischner</dc:creator>
              <dc:date>2013-11-08T23:01:00</dc:date>
            </office:change-info>
            <text:p text:style-name="P5">computer_</text:p>
          </text:deletion>
        </text:changed-region>
        <text:changed-region xml:id="ct134828112" text:id="ct134828112">
          <text:deletion>
            <office:change-info>
              <dc:creator>Ray Lischner</dc:creator>
              <dc:date>2013-11-08T23:01:00</dc:date>
            </office:change-info>
            <text:p text:style-name="P8">computer_</text:p>
          </text:deletion>
        </text:changed-region>
        <text:changed-region xml:id="ct91372544" text:id="ct91372544">
          <text:insertion>
            <office:change-info>
              <dc:creator>Ray Lischner</dc:creator>
              <dc:date>2013-11-03T13:59:00</dc:date>
            </office:change-info>
          </text:insertion>
        </text:changed-region>
        <text:changed-region xml:id="ct137383056" text:id="ct137383056">
          <text:deletion>
            <office:change-info>
              <dc:creator>Ray Lischner</dc:creator>
              <dc:date>2013-11-03T13:59:00</dc:date>
            </office:change-info>
            <text:p text:style-name="P8"><text:span text:style-name="T4">picker</text:span></text:p>
          </text:deletion>
        </text:changed-region>
        <text:changed-region xml:id="ct133088448" text:id="ct133088448">
          <text:insertion>
            <office:change-info>
              <dc:creator>Ray Lischner</dc:creator>
              <dc:date>2013-11-08T23:02:00</dc:date>
            </office:change-info>
          </text:insertion>
        </text:changed-region>
        <text:changed-region xml:id="ct134320960" text:id="ct134320960">
          <text:deletion>
            <office:change-info>
              <dc:creator>Ray Lischner</dc:creator>
              <dc:date>2013-11-08T23:01:00</dc:date>
            </office:change-info>
            <text:p text:style-name="P9">*</text:p>
          </text:deletion>
        </text:changed-region>
        <text:changed-region xml:id="ct93921456" text:id="ct93921456">
          <text:insertion>
            <office:change-info>
              <dc:creator>Ray Lischner</dc:creator>
              <dc:date>2013-11-08T23:01:00</dc:date>
            </office:change-info>
          </text:insertion>
        </text:changed-region>
        <text:changed-region xml:id="ct133088896" text:id="ct133088896">
          <text:deletion>
            <office:change-info>
              <dc:creator>Ray Lischner</dc:creator>
              <dc:date>2013-11-08T23:01:00</dc:date>
            </office:change-info>
            <text:p text:style-name="P9"><text:span text:style-name="T9">pick</text:span></text:p>
          </text:deletion>
        </text:changed-region>
        <text:changed-region xml:id="ct137075056" text:id="ct137075056">
          <text:deletion>
            <office:change-info>
              <dc:creator>Ray Lischner</dc:creator>
              <dc:date>2013-11-08T23:01:00</dc:date>
            </office:change-info>
            <text:p text:style-name="P5"><text:span text:style-name="T3">cardset::iterator user_</text:span></text:p>
          </text:deletion>
        </text:changed-region>
        <text:changed-region xml:id="ct131086656" text:id="ct131086656">
          <text:deletion>
            <office:change-info>
              <dc:creator>Ray Lischner</dc:creator>
              <dc:date>2013-11-08T23:01:00</dc:date>
            </office:change-info>
            <text:p text:style-name="P5">{</text:p>
          </text:deletion>
        </text:changed-region>
        <text:changed-region xml:id="ct134982032" text:id="ct134982032">
          <text:insertion>
            <office:change-info>
              <dc:creator>Ray Lischner</dc:creator>
              <dc:date>2013-11-08T23:01:00</dc:date>
            </office:change-info>
          </text:insertion>
        </text:changed-region>
        <text:changed-region xml:id="ct119110912" text:id="ct119110912">
          <text:deletion>
            <office:change-info>
              <dc:creator>Ray Lischner</dc:creator>
              <dc:date>2013-11-08T23:01:00</dc:date>
            </office:change-info>
            <text:p text:style-name="P5">}</text:p>
          </text:deletion>
        </text:changed-region>
        <text:changed-region xml:id="ct139326448" text:id="ct139326448">
          <text:deletion>
            <office:change-info>
              <dc:creator>Ray Lischner</dc:creator>
              <dc:date>2013-11-08T23:01:00</dc:date>
            </office:change-info>
            <text:p text:style-name="P8">user_</text:p>
          </text:deletion>
        </text:changed-region>
        <text:changed-region xml:id="ct139325712" text:id="ct139325712">
          <text:insertion>
            <office:change-info>
              <dc:creator>Ray Lischner</dc:creator>
              <dc:date>2013-11-03T13:59:00</dc:date>
            </office:change-info>
          </text:insertion>
        </text:changed-region>
        <text:changed-region xml:id="ct135002400" text:id="ct135002400">
          <text:deletion>
            <office:change-info>
              <dc:creator>Ray Lischner</dc:creator>
              <dc:date>2013-11-03T13:59:00</dc:date>
            </office:change-info>
            <text:p text:style-name="P8"><text:span text:style-name="T4">picker</text:span></text:p>
          </text:deletion>
        </text:changed-region>
        <text:changed-region xml:id="ct135431920" text:id="ct135431920">
          <text:insertion>
            <office:change-info>
              <dc:creator>Ray Lischner</dc:creator>
              <dc:date>2013-11-08T23:02:00</dc:date>
            </office:change-info>
          </text:insertion>
        </text:changed-region>
        <text:changed-region xml:id="ct129873536" text:id="ct129873536">
          <text:deletion>
            <office:change-info>
              <dc:creator>Ray Lischner</dc:creator>
              <dc:date>2013-11-08T23:01:00</dc:date>
            </office:change-info>
            <text:p text:style-name="P9">*</text:p>
          </text:deletion>
        </text:changed-region>
        <text:changed-region xml:id="ct129794176" text:id="ct129794176">
          <text:insertion>
            <office:change-info>
              <dc:creator>Ray Lischner</dc:creator>
              <dc:date>2013-11-08T23:01:00</dc:date>
            </office:change-info>
          </text:insertion>
        </text:changed-region>
        <text:changed-region xml:id="ct134099248" text:id="ct134099248">
          <text:deletion>
            <office:change-info>
              <dc:creator>Ray Lischner</dc:creator>
              <dc:date>2013-11-08T23:01:00</dc:date>
            </office:change-info>
            <text:p text:style-name="P9"><text:span text:style-name="T9">pick</text:span></text:p>
          </text:deletion>
        </text:changed-region>
        <text:changed-region xml:id="ct136406384" text:id="ct136406384">
          <text:deletion>
            <office:change-info>
              <dc:creator>Ray Lischner</dc:creator>
              <dc:date>2013-11-08T23:01:00</dc:date>
            </office:change-info>
            <text:p text:style-name="Code">*</text:p>
          </text:deletion>
        </text:changed-region>
        <text:changed-region xml:id="ct139490496" text:id="ct139490496">
          <text:insertion>
            <office:change-info>
              <dc:creator>Ray Lischner</dc:creator>
              <dc:date>2013-11-08T23:01:00</dc:date>
            </office:change-info>
          </text:insertion>
        </text:changed-region>
        <text:changed-region xml:id="ct132759488" text:id="ct132759488">
          <text:deletion>
            <office:change-info>
              <dc:creator>Ray Lischner</dc:creator>
              <dc:date>2013-11-08T23:01:00</dc:date>
            </office:change-info>
            <text:p text:style-name="Code"><text:span text:style-name="T9">pick</text:span></text:p>
          </text:deletion>
        </text:changed-region>
        <text:changed-region xml:id="ct132759680" text:id="ct132759680">
          <text:deletion>
            <office:change-info>
              <dc:creator>Ray Lischner</dc:creator>
              <dc:date>2013-11-08T23:01:00</dc:date>
            </office:change-info>
            <text:p text:style-name="Code">*</text:p>
          </text:deletion>
        </text:changed-region>
        <text:changed-region xml:id="ct119795312" text:id="ct119795312">
          <text:insertion>
            <office:change-info>
              <dc:creator>Ray Lischner</dc:creator>
              <dc:date>2013-11-08T23:01:00</dc:date>
            </office:change-info>
          </text:insertion>
        </text:changed-region>
        <text:changed-region xml:id="ct119795504" text:id="ct119795504">
          <text:deletion>
            <office:change-info>
              <dc:creator>Ray Lischner</dc:creator>
              <dc:date>2013-11-08T23:01:00</dc:date>
            </office:change-info>
            <text:p text:style-name="Code"><text:span text:style-name="T9">pick</text:span></text:p>
          </text:deletion>
        </text:changed-region>
        <text:changed-region xml:id="ct121840800" text:id="ct121840800">
          <text:deletion>
            <office:change-info>
              <dc:creator>Ray Lischner</dc:creator>
              <dc:date>2013-11-08T23:02:00</dc:date>
            </office:change-info>
            <text:p text:style-name="Code"><text:span text:style-name="T3"/></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text:span text:style-name="T3"/></text:p>
          </text:deletion>
        </text:changed-region>
        <text:changed-region xml:id="ct137179552" text:id="ct137179552">
          <text:insertion>
            <office:change-info>
              <dc:creator>Ray Lischner</dc:creator>
              <dc:date>2013-11-08T23:04:00</dc:date>
            </office:change-info>
          </text:insertion>
        </text:changed-region>
        <text:changed-region xml:id="ct133152480" text:id="ct133152480">
          <text:insertion>
            <office:change-info>
              <dc:creator>Ray Lischner</dc:creator>
              <dc:date>2013-11-08T23:05:00</dc:date>
            </office:change-info>
          </text:insertion>
        </text:changed-region>
        <text:changed-region xml:id="ct133152896" text:id="ct133152896">
          <text:deletion>
            <office:change-info>
              <dc:creator>Ray Lischner</dc:creator>
              <dc:date>2013-11-03T13:50:00</dc:date>
            </office:change-info>
            <text:p text:style-name="Code">()</text:p>
          </text:deletion>
        </text:changed-region>
        <text:changed-region xml:id="ct135530544" text:id="ct135530544">
          <text:insertion>
            <office:change-info>
              <dc:creator>Ray Lischner</dc:creator>
              <dc:date>2013-11-03T13:50:00</dc:date>
            </office:change-info>
          </text:insertion>
        </text:changed-region>
        <text:changed-region xml:id="ct137182288" text:id="ct137182288">
          <text:deletion>
            <office:change-info>
              <dc:creator>Ray Lischner</dc:creator>
              <dc:date>2013-11-03T13:50:00</dc:date>
            </office:change-info>
            <text:p text:style-name="Code">()</text:p>
          </text:deletion>
        </text:changed-region>
        <text:changed-region xml:id="ct121840496" text:id="ct121840496">
          <text:insertion>
            <office:change-info>
              <dc:creator>Ray Lischner</dc:creator>
              <dc:date>2013-11-03T13:50:00</dc:date>
            </office:change-info>
          </text:insertion>
        </text:changed-region>
        <text:changed-region xml:id="ct120291648" text:id="ct120291648">
          <text:deletion>
            <office:change-info>
              <dc:creator>Ray Lischner</dc:creator>
              <dc:date>2013-11-03T13:59:00</dc:date>
            </office:change-info>
            <text:p text:style-name="Code"><text:span text:style-name="T3"><text:s text:c="2"/></text:span>randomint picker{0, deck.size() - 1};</text:p>
            <text:p text:style-name="Code"><text:span text:style-name="T3"/></text:p>
          </text:deletion>
        </text:changed-region>
        <text:changed-region xml:id="ct120087024" text:id="ct120087024">
          <text:insertion>
            <office:change-info>
              <dc:creator>Ray Lischner</dc:creator>
              <dc:date>2013-11-08T23:03:00</dc:date>
            </office:change-info>
          </text:insertion>
        </text:changed-region>
        <text:changed-region xml:id="ct119064112" text:id="ct119064112">
          <text:deletion>
            <office:change-info>
              <dc:creator>Ray Lischner</dc:creator>
              <dc:date>2013-11-08T23:03:00</dc:date>
            </office:change-info>
            <text:p text:style-name="P5">computer_</text:p>
          </text:deletion>
        </text:changed-region>
        <text:changed-region xml:id="ct137181984" text:id="ct137181984">
          <text:deletion>
            <office:change-info>
              <dc:creator>Ray Lischner</dc:creator>
              <dc:date>2013-11-08T23:03:00</dc:date>
            </office:change-info>
            <text:p text:style-name="P8">computer_</text:p>
          </text:deletion>
        </text:changed-region>
        <text:changed-region xml:id="ct133153216" text:id="ct133153216">
          <text:insertion>
            <office:change-info>
              <dc:creator>Ray Lischner</dc:creator>
              <dc:date>2013-11-03T13:59:00</dc:date>
            </office:change-info>
          </text:insertion>
        </text:changed-region>
        <text:changed-region xml:id="ct136788928" text:id="ct136788928">
          <text:deletion>
            <office:change-info>
              <dc:creator>Ray Lischner</dc:creator>
              <dc:date>2013-11-03T13:59:00</dc:date>
            </office:change-info>
            <text:p text:style-name="P8"><text:span text:style-name="T4">picker</text:span></text:p>
          </text:deletion>
        </text:changed-region>
        <text:changed-region xml:id="ct135531024" text:id="ct135531024">
          <text:insertion>
            <office:change-info>
              <dc:creator>Ray Lischner</dc:creator>
              <dc:date>2013-11-08T23:04:00</dc:date>
            </office:change-info>
          </text:insertion>
        </text:changed-region>
        <text:changed-region xml:id="ct129957984" text:id="ct129957984">
          <text:deletion>
            <office:change-info>
              <dc:creator>Ray Lischner</dc:creator>
              <dc:date>2013-11-08T23:03:00</dc:date>
            </office:change-info>
            <text:p text:style-name="P9">*</text:p>
          </text:deletion>
        </text:changed-region>
        <text:changed-region xml:id="ct129885504" text:id="ct129885504">
          <text:insertion>
            <office:change-info>
              <dc:creator>Ray Lischner</dc:creator>
              <dc:date>2013-11-08T23:03:00</dc:date>
            </office:change-info>
          </text:insertion>
        </text:changed-region>
        <text:changed-region xml:id="ct130984080" text:id="ct130984080">
          <text:deletion>
            <office:change-info>
              <dc:creator>Ray Lischner</dc:creator>
              <dc:date>2013-11-08T23:03:00</dc:date>
            </office:change-info>
            <text:p text:style-name="P9"><text:span text:style-name="T9">pick</text:span></text:p>
          </text:deletion>
        </text:changed-region>
        <text:changed-region xml:id="ct132390640" text:id="ct132390640">
          <text:deletion>
            <office:change-info>
              <dc:creator>Ray Lischner</dc:creator>
              <dc:date>2013-11-08T23:06:00</dc:date>
            </office:change-info>
            <text:p text:style-name="P5"><text:span text:style-name="T3">_</text:span></text:p>
          </text:deletion>
        </text:changed-region>
        <text:changed-region xml:id="ct132390448" text:id="ct132390448">
          <text:deletion>
            <office:change-info>
              <dc:creator>Ray Lischner</dc:creator>
              <dc:date>2013-11-08T23:05:00</dc:date>
            </office:change-info>
            <text:p text:style-name="P5"><text:span text:style-name="T3">cardset::iterator user</text:span></text:p>
          </text:deletion>
        </text:changed-region>
        <text:changed-region xml:id="ct120291024" text:id="ct120291024">
          <text:deletion>
            <office:change-info>
              <dc:creator>Ray Lischner</dc:creator>
              <dc:date>2013-11-08T23:06:00</dc:date>
            </office:change-info>
            <text:p text:style-name="P5">{</text:p>
          </text:deletion>
        </text:changed-region>
        <text:changed-region xml:id="ct120291216" text:id="ct120291216">
          <text:insertion>
            <office:change-info>
              <dc:creator>Ray Lischner</dc:creator>
              <dc:date>2013-11-08T23:06:00</dc:date>
            </office:change-info>
          </text:insertion>
        </text:changed-region>
        <text:changed-region xml:id="ct135001680" text:id="ct135001680">
          <text:deletion>
            <office:change-info>
              <dc:creator>Ray Lischner</dc:creator>
              <dc:date>2013-11-08T23:06:00</dc:date>
            </office:change-info>
            <text:p text:style-name="P5">}</text:p>
          </text:deletion>
        </text:changed-region>
        <text:changed-region xml:id="ct135001872" text:id="ct135001872">
          <text:deletion>
            <office:change-info>
              <dc:creator>Ray Lischner</dc:creator>
              <dc:date>2013-11-08T23:06:00</dc:date>
            </office:change-info>
            <text:p text:style-name="P8">user_</text:p>
          </text:deletion>
        </text:changed-region>
        <text:changed-region xml:id="ct128759424" text:id="ct128759424">
          <text:insertion>
            <office:change-info>
              <dc:creator>Ray Lischner</dc:creator>
              <dc:date>2013-11-03T13:59:00</dc:date>
            </office:change-info>
          </text:insertion>
        </text:changed-region>
        <text:changed-region xml:id="ct133013136" text:id="ct133013136">
          <text:deletion>
            <office:change-info>
              <dc:creator>Ray Lischner</dc:creator>
              <dc:date>2013-11-03T13:59:00</dc:date>
            </office:change-info>
            <text:p text:style-name="P8"><text:span text:style-name="T4">picker</text:span></text:p>
          </text:deletion>
        </text:changed-region>
        <text:changed-region xml:id="ct134883840" text:id="ct134883840">
          <text:insertion>
            <office:change-info>
              <dc:creator>Ray Lischner</dc:creator>
              <dc:date>2013-11-08T23:05:00</dc:date>
            </office:change-info>
          </text:insertion>
        </text:changed-region>
        <text:changed-region xml:id="ct119278848" text:id="ct119278848">
          <text:deletion>
            <office:change-info>
              <dc:creator>Ray Lischner</dc:creator>
              <dc:date>2013-11-08T23:06:00</dc:date>
            </office:change-info>
            <text:p text:style-name="P9">*</text:p>
          </text:deletion>
        </text:changed-region>
        <text:changed-region xml:id="ct139642304" text:id="ct139642304">
          <text:insertion>
            <office:change-info>
              <dc:creator>Ray Lischner</dc:creator>
              <dc:date>2013-11-08T23:06:00</dc:date>
            </office:change-info>
          </text:insertion>
        </text:changed-region>
        <text:changed-region xml:id="ct133013328" text:id="ct133013328">
          <text:deletion>
            <office:change-info>
              <dc:creator>Ray Lischner</dc:creator>
              <dc:date>2013-11-08T23:06:00</dc:date>
            </office:change-info>
            <text:p text:style-name="P9"><text:span text:style-name="T9">pick</text:span></text:p>
          </text:deletion>
        </text:changed-region>
        <text:changed-region xml:id="ct131320992" text:id="ct131320992">
          <text:deletion>
            <office:change-info>
              <dc:creator>Ray Lischner</dc:creator>
              <dc:date>2013-11-08T23:06:00</dc:date>
            </office:change-info>
            <text:p text:style-name="Code">*</text:p>
          </text:deletion>
        </text:changed-region>
        <text:changed-region xml:id="ct137179744" text:id="ct137179744">
          <text:insertion>
            <office:change-info>
              <dc:creator>Ray Lischner</dc:creator>
              <dc:date>2013-11-08T23:06:00</dc:date>
            </office:change-info>
          </text:insertion>
        </text:changed-region>
        <text:changed-region xml:id="ct132599936" text:id="ct132599936">
          <text:deletion>
            <office:change-info>
              <dc:creator>Ray Lischner</dc:creator>
              <dc:date>2013-11-08T23:06:00</dc:date>
            </office:change-info>
            <text:p text:style-name="Code"><text:span text:style-name="T9">pick</text:span></text:p>
          </text:deletion>
        </text:changed-region>
        <text:changed-region xml:id="ct132600128" text:id="ct132600128">
          <text:deletion>
            <office:change-info>
              <dc:creator>Ray Lischner</dc:creator>
              <dc:date>2013-11-08T23:06:00</dc:date>
            </office:change-info>
            <text:p text:style-name="Code">*</text:p>
          </text:deletion>
        </text:changed-region>
        <text:changed-region xml:id="ct137382304" text:id="ct137382304">
          <text:insertion>
            <office:change-info>
              <dc:creator>Ray Lischner</dc:creator>
              <dc:date>2013-11-08T23:06:00</dc:date>
            </office:change-info>
          </text:insertion>
        </text:changed-region>
        <text:changed-region xml:id="ct137382496" text:id="ct137382496">
          <text:deletion>
            <office:change-info>
              <dc:creator>Ray Lischner</dc:creator>
              <dc:date>2013-11-08T23:06:00</dc:date>
            </office:change-info>
            <text:p text:style-name="Code"><text:span text:style-name="T9">pick</text:span></text:p>
          </text:deletion>
        </text:changed-region>
        <text:changed-region xml:id="ct137179936" text:id="ct137179936">
          <text:deletion>
            <office:change-info>
              <dc:creator>Ray Lischner</dc:creator>
              <dc:date>2013-11-08T23:04:00</dc:date>
            </office:change-info>
            <text:p text:style-name="Code"><text:span text:style-name="T3"/></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text:span text:style-name="T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ntainers<text:span text:style-name="Comment_20_Reference"><text:span text:style-name="T34"><office:annotation><dc:creator>Fabio Claudio Ferracchiati</dc:creator><dc:date>2013-10-07T17:16:00</dc:date><text:p text:style-name="P40"><text:span text:style-name="T56">Even this chapter doesn’t show the full code and doesn’t allow to readers to fully understand the code snippets shown.</text:span></text:p></office:annotation></text:span></text:span></text:p>
      <text:p text:style-name="Body_20_Text_20_First">So far, the only standard containers you’ve used have been <text:span text:style-name="Code_20_Inline">vector</text:span> and <text:span text:style-name="Code_20_Inline">map</text:span>. I mentioned <text:span text:style-name="Code_20_Inline">array</text:span> in Exploration 9 and <text:span text:style-name="Code_20_Inline">list</text:span> in Exploration 44, but never went into depth. This Exploration introduces the remaining containers and discusses the general nature of containers. When third-party libraries implement additional containers, they usually follow the pattern set by the standard library, and make their containers follow the same requirements.</text:p>
      <text:h text:style-name="Heading_20_1" text:outline-level="1">Properties of Containers</text:h>
      <text:p text:style-name="Body_20_Text_20_First">The container types implement familiar data structures, such as trees, lists, arrays, and so on. They all serve the common purpose of storing a collection of similar objects in a single container object. You can treat the container as a single entity: compare it, copy it, assign it, and so on. You can also access the individual items in the container. What distinguishes one container type from another is how the container stores the items within it, which in turn affects the speed of accessing and modifying items in the container.</text:p>
      <text:p text:style-name="Text_20_body"><text:span text:style-name="T2">The standard containers fall into two broad categories: sequence and associative. The difference is that you can control the order of items in a sequence container, but not in an associative container. As a result, associative containers offer improved performance for accessing and modifying their contents. The standard sequence containers are </text:span><text:span text:style-name="Code_20_Inline"><text:span text:style-name="T2">array</text:span></text:span><text:span text:style-name="T2"> (fixed-size), </text:span><text:span text:style-name="Code_20_Inline"><text:span text:style-name="T2">deque</text:span></text:span><text:span text:style-name="T2"> (double-ended queue), </text:span><text:span text:style-name="Code_20_Inline"><text:span text:style-name="T2">forward_list</text:span></text:span><text:span text:style-name="T2"> (singly-linked list), </text:span><text:span text:style-name="Code_20_Inline"><text:span text:style-name="T2">list</text:span></text:span><text:span text:style-name="T2"> (doubly-linked list), and </text:span><text:span text:style-name="Code_20_Inline"><text:span text:style-name="T2">vector</text:span></text:span><text:span text:style-name="T2"> (variable-length array). The </text:span><text:span text:style-name="Code_20_Inline"><text:span text:style-name="T2">forward_list</text:span></text:span><text:span text:style-name="T2"> type works differently than the other containers (due to the nature of singly-linked lists), and is for specialized uses. This book does not cover </text:span><text:span text:style-name="Code_20_Inline"><text:span text:style-name="T2">forward_list</text:span></text:span><text:span text:style-name="T2">, but you can find it in any C++ 11 reference.</text:span></text:p>
      <text:p text:style-name="Text_20_body"><text:span text:style-name="T2">The associative containers have two subcategories: ordered and unordered. Ordered containers store keys in a data-dependent order, which is given by the </text:span><text:span text:style-name="Code_20_Inline"><text:span text:style-name="T2">&lt;</text:span></text:span><text:span text:style-name="T2">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span></text:p>
      <text:p text:style-name="Text_20_body"><text:span text:style-name="T2">Another way to divide the associative containers is into sets and maps. Sets are like mathematical sets: they have members and can test for membership. Maps are like sets that store key/value pairs. Sets and maps can require unique keys or permit duplicate keys. The set types are </text:span><text:span text:style-name="Code_20_Inline"><text:span text:style-name="T2">set</text:span></text:span><text:span text:style-name="T2"> (unique key, ordered), </text:span><text:span text:style-name="Code_20_Inline"><text:span text:style-name="T2">multiset</text:span></text:span><text:span text:style-name="T2"> (duplicate key, ordered), </text:span><text:span text:style-name="Code_20_Inline"><text:span text:style-name="T2">unordered_set</text:span></text:span><text:span text:style-name="T2">, and </text:span><text:span text:style-name="Code_20_Inline"><text:span text:style-name="T2">unordered_multiset</text:span></text:span><text:span text:style-name="T2">. The map types are </text:span><text:span text:style-name="Code_20_Inline"><text:span text:style-name="T2">map</text:span></text:span><text:span text:style-name="T2">, </text:span><text:span text:style-name="Code_20_Inline"><text:span text:style-name="T2">multimap</text:span></text:span><text:span text:style-name="T2">, </text:span><text:span text:style-name="Code_20_Inline"><text:span text:style-name="T2">unordered_map</text:span></text:span><text:span text:style-name="T2">, and </text:span><text:span text:style-name="Code_20_Inline"><text:span text:style-name="T2">unordered_multimap</text:span></text:span><text:span text:style-name="T2">.</text:span></text:p>
      <text:p text:style-name="Text_20_body"><text:soft-page-break/><text:span text:style-name="T2">Different containers have different characteristics. For example, </text:span><text:span text:style-name="Code_20_Inline"><text:span text:style-name="T2">vector</text:span></text:span><text:span text:style-name="T2"> permits rapid access to any item, but insertion in the middle is slow. A </text:span><text:span text:style-name="Code_20_Inline"><text:span text:style-name="T2">list</text:span></text:span><text:span text:style-name="T2">, on the other hand, offers rapid insertion and erasure of any item, but provides only bidirectional iterators, not random access. The unordered containers do not permit comparing entire containers.</text:span></text:p>
      <text:p text:style-name="Text_20_body"><text:span text:style-name="T2">The C++ standard defines container characteristics in terms of </text:span><text:span text:style-name="T36">complexity</text:span><text:span text:style-name="T2">, which is written in big-O notation. Remember from your introductory algorithms course that </text:span><text:span text:style-name="T36">O</text:span><text:span text:style-name="T2">(1) is constant complexity, but without any indication of what the constant might be. </text:span><text:span text:style-name="T36">O</text:span><text:span text:style-name="T2">(</text:span><text:span text:style-name="T36">n</text:span><text:span text:style-name="T2">) is linear complexity: if the container has </text:span><text:span text:style-name="T36">n</text:span><text:span text:style-name="T2"> items, performing an </text:span><text:span text:style-name="T36">O</text:span><text:span text:style-name="T2">(</text:span><text:span text:style-name="T36">n</text:span><text:span text:style-name="T2">) operation takes time proportional to </text:span><text:span text:style-name="T36">n</text:span><text:span text:style-name="T2">. Operations on sorted data are often logarithmic: </text:span><text:span text:style-name="T36">O</text:span><text:span text:style-name="T2">(log </text:span><text:span text:style-name="T36">n</text:span><text:span text:style-name="T2">).</text:span></text:p>
      <text:p text:style-name="Text_20_body"><text:span text:style-name="T2">Table 53‑1 summarizes all the containers and their characteristics. The Insert, Erase, and Lookup columns show the average-case complexity for these operations, where </text:span><text:span text:style-name="T36">N</text:span><text:span text:style-name="T2"> is the number of elements in the container. Lookup for a sequence container means looking for an item at a particular index; for an associative container, it means looking for a specific item by value. “No” means the container does not support that operation at all.</text:span></text:p>
      <text:p text:style-name="Table_20_Caption">Table 53‑1. Summary of Containers and Their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Type</text:p>
          </table:table-cell>
          <table:table-cell table:style-name="Table1.B1" office:value-type="string">
            <text:p text:style-name="P25">Header</text:p>
          </table:table-cell>
          <table:table-cell table:style-name="Table1.B1" office:value-type="string">
            <text:p text:style-name="P25">Insert</text:p>
          </table:table-cell>
          <table:table-cell table:style-name="Table1.B1" office:value-type="string">
            <text:p text:style-name="P25">Erase</text:p>
          </table:table-cell>
          <table:table-cell table:style-name="Table1.B1" office:value-type="string">
            <text:p text:style-name="P25">Lookup</text:p>
          </table:table-cell>
          <table:table-cell table:style-name="Table1.F1" office:value-type="string">
            <text:p text:style-name="P25">Iterator</text:p>
          </table:table-cell>
        </table:table-row>
        <table:table-row table:style-name="Table1.1">
          <table:table-cell table:style-name="Table1.A2" office:value-type="string">
            <text:p text:style-name="Table_20_Text"><text:span text:style-name="Code_20_Inline">array</text:span></text:p>
          </table:table-cell>
          <table:table-cell table:style-name="Table1.B2" office:value-type="string">
            <text:p text:style-name="Table_20_Text"><text:span text:style-name="Code_20_Inline">&lt;array&gt;</text:span></text:p>
          </table:table-cell>
          <table:table-cell table:style-name="Table1.B2" office:value-type="string">
            <text:p text:style-name="Table_20_Text">No</text:p>
          </table:table-cell>
          <table:table-cell table:style-name="Table1.B2" office:value-type="string">
            <text:p text:style-name="Table_20_Text">No</text:p>
          </table:table-cell>
          <table:table-cell table:style-name="Table1.B2" office:value-type="string">
            <text:p text:style-name="Table_20_Text"><text:span text:style-name="Emphasis"><text:span text:style-name="T37">O</text:span></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text:span text:style-name="Code_20_Inline">deque</text:span></text:p>
          </table:table-cell>
          <table:table-cell table:style-name="Table1.B2" office:value-type="string">
            <text:p text:style-name="Table_20_Text"><text:span text:style-name="Code_20_Inline">&lt;deque&gt;</text:span></text:p>
          </table:table-cell>
          <table:table-cell table:style-name="Table1.B2" office:value-type="string">
            <text:p text:style-name="Table_20_Text"><text:span text:style-name="T35">O</text:span>(<text:span text:style-name="T35">N</text:span>)*</text:p>
          </table:table-cell>
          <table:table-cell table:style-name="Table1.B2" office:value-type="string">
            <text:p text:style-name="Table_20_Text"><text:span text:style-name="T35">O</text:span>(<text:span text:style-name="T35">N</text:span>)*</text:p>
          </table:table-cell>
          <table:table-cell table:style-name="Table1.B2" office:value-type="string">
            <text:p text:style-name="Table_20_Text"><text:span text:style-name="T35">O</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text:span text:style-name="Code_20_Inline">forward_list</text:span></text:p>
          </table:table-cell>
          <table:table-cell table:style-name="Table1.B2" office:value-type="string">
            <text:p text:style-name="Table_20_Text"><text:span text:style-name="Code_20_Inline">&lt;forward_list&gt;</text:span></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text:span text:style-name="Emphasis">N</text:span>)</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list</text:span></text:p>
          </table:table-cell>
          <table:table-cell table:style-name="Table1.B2" office:value-type="string">
            <text:p text:style-name="Table_20_Text"><text:span text:style-name="Code_20_Inline">&lt;list&gt;</text:span></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unordered_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14" office:value-type="string">
            <text:p text:style-name="P26"><text:span text:style-name="Code_20_Inline">vector</text:span></text:p>
          </table:table-cell>
          <table:table-cell table:style-name="Table1.B14" office:value-type="string">
            <text:p text:style-name="P26"><text:span text:style-name="Code_20_Inline">&lt;vector&gt;</text:span></text:p>
          </table:table-cell>
          <table:table-cell table:style-name="Table1.B14" office:value-type="string">
            <text:p text:style-name="P26"><text:span text:style-name="T35">O</text:span>(<text:span text:style-name="T35">N</text:span>)*</text:p>
          </table:table-cell>
          <table:table-cell table:style-name="Table1.B14" office:value-type="string">
            <text:p text:style-name="P26"><text:span text:style-name="T35">O</text:span>(<text:span text:style-name="T35">N</text:span>)*</text:p>
          </table:table-cell>
          <table:table-cell table:style-name="Table1.B14" office:value-type="string">
            <text:p text:style-name="P26"><text:span text:style-name="T35">O</text:span>(1)</text:p>
          </table:table-cell>
          <table:table-cell table:style-name="Table1.F14" office:value-type="string">
            <text:p text:style-name="P26">Random Access</text:p>
          </table:table-cell>
        </table:table-row>
      </table:table>
      <text:p text:style-name="Table_20_Footnote">*<text:tab/>Complexity is O(N) for insertion and erasure in the middle of the container, but is O(1) at the end of the container, when amortized over many operations. A <text:span text:style-name="Code_20_Inline"><text:span text:style-name="T38">deque</text:span></text:span> also allows amortized O(1) insertion and erasure at the beginning of the container.</text:p>
      <text:h text:style-name="Heading_20_1" text:outline-level="1"><text:soft-page-break/>Member Types</text:h>
      <text:p text:style-name="Body_20_Text_20_First">Every container provides a number of useful types and typedefs as members of the container. This section makes frequent use of several of them:</text:p>
      <text:h text:style-name="Heading_20_3" text:outline-level="3">value_type</text:h>
      <text:p text:style-name="Body_20_Text_20_First">This is a synonym for the type that the container stores. For example, <text:span text:style-name="Code_20_Inline">value_type</text:span> for <text:span text:style-name="Code_20_Inline">vector&lt;double&gt;</text:span> is <text:span text:style-name="Code_20_Inline">double</text:span> and <text:span text:style-name="Code_20_Inline">std::list&lt;char&gt;::value_type</text:span> is <text:span text:style-name="Code_20_Inline">char</text:span>. Using a standard typedef makes it easier to write and read container code. The rest of this Exploration uses <text:span text:style-name="Code_20_Inline">value_type</text:span> extensively.</text:p>
      <text:p text:style-name="Text_20_body"><text:span text:style-name="T2">The mapped containers store key/value pairs, so </text:span><text:span text:style-name="Code_20_Inline"><text:span text:style-name="T2">value_type</text:span></text:span><text:span text:style-name="T2"> for </text:span><text:span text:style-name="Code_20_Inline"><text:span text:style-name="T2">map&lt;Key,</text:span></text:span><text:span text:style-name="T2"> </text:span><text:span text:style-name="Code_20_Inline"><text:span text:style-name="T2">T&gt;</text:span></text:span><text:span text:style-name="T2"> (and </text:span><text:span text:style-name="Code_20_Inline"><text:span text:style-name="T2">multimap</text:span></text:span><text:span text:style-name="T2">, </text:span><text:span text:style-name="Code_20_Inline"><text:span text:style-name="T2">unordered_map</text:span></text:span><text:span text:style-name="T2">, and </text:span><text:span text:style-name="Code_20_Inline"><text:span text:style-name="T2">unordered_multimap</text:span></text:span><text:span text:style-name="T2">) is </text:span><text:span text:style-name="Code_20_Inline"><text:span text:style-name="T2">std::pair&lt;const</text:span></text:span><text:span text:style-name="T2"> </text:span><text:span text:style-name="Code_20_Inline"><text:span text:style-name="T2">Key,</text:span></text:span><text:span text:style-name="T2"> </text:span><text:span text:style-name="Code_20_Inline"><text:span text:style-name="T2">T&gt;</text:span></text:span><text:span text:style-name="T2">. The key type is </text:span><text:span text:style-name="Code_20_Inline"><text:span text:style-name="T2">const</text:span></text:span><text:span text:style-name="T2"> because you cannot change the key after adding an item to an associative container. The internal structure of the container depends on the keys, so changing the keys would violate the ordering constraints.</text:span></text:p>
      <text:h text:style-name="Heading_20_3" text:outline-level="3">key_type</text:h>
      <text:p text:style-name="Body_20_Text_20_First">The associative containers declare <text:span text:style-name="Code_20_Inline">key_type</text:span> as a typedef for the <text:change-start text:change-id="ct135024000"/><text:span text:style-name="T1">first </text:span><text:change-end text:change-id="ct135024000"/>template parameter—for instance,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 same.</text:p>
      <text:h text:style-name="Heading_20_3" text:outline-level="3">reference</text:h>
      <text:p text:style-name="Body_20_Text_20_First">This is a synonym for a reference to <text:span text:style-name="Code_20_Inline">value_type</text:span>. Except in very rare cases, <text:span text:style-name="Code_20_Inline">reference</text:span> is identical to <text:span text:style-name="Code_20_Inline">value_type&amp;</text:span>.</text:p>
      <text:h text:style-name="Heading_20_3" text:outline-level="3">const_reference</text:h>
      <text:p text:style-name="Body_20_Text_20_First"><text:span text:style-name="Code_20_Inline">const_reference</text:span> is a synonym for a 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h text:style-name="Heading_20_3" text:outline-level="3">iterator</text:h>
      <text:p text:style-name="Body_20_Text_20_First">This is the iterator type. It might be a typedef, but more likely, it is a class, the definition of which is implementation-dependent. All that matters is that this type meets the requirements of an iterator. Each container type implements a specific category of iterator, as described in Table 53-1.</text:p>
      <text:h text:style-name="Heading_20_3" text:outline-level="3">const_iterator</text:h>
      <text:p text:style-name="Body_20_Text_20_First"><text:span text:style-name="Code_20_Inline">const_iterator</text:span> is the iterator type for <text:span text:style-name="Code_20_Inline">const</text:span> items. It might be a typedef, but more likely, it is a class, the definition of which is implementation-dependent. All that matters is that this type meets the requirements of an iterator of <text:span text:style-name="Code_20_Inline">const</text:span> items. Each container type implements a specific category of iterator, as described in Table 53-1.</text:p>
      <text:h text:style-name="Heading_20_3" text:outline-level="3">size_type</text:h>
      <text:p text:style-name="Body_20_Text_20_First"><text:span text:style-name="Code_20_Inline">size_type</text:span> is a typedef for one of the built-in integer types (which one depends on the implementation). It represents an index for a sequence container, or a container size.</text:p>
      <text:h text:style-name="Heading_20_1" text:outline-level="1"><text:soft-page-break/>What Can Go Into a Container</text:h>
      <text:p text:style-name="Body_20_Text_20_First">In order to store an item in a container, the item’s type must meet some basic requirements. You must be able to copy or move the item and assign it using copy or move. For the built-in types, this is automatic. For a class type, you usually have that capability. The compiler even writes the constructors and assignment operators for you. So far all the classes in this book meet the basic requirements; you won’t need to concern yourself with non-conforming classes until Exploration <text:change-start text:change-id="ct130323888"/><text:span text:style-name="T1">59</text:span><text:change-end text:change-id="ct130323888"/><text:change text:change-id="ct132663680"/>.</text:p>
      <text:p text:style-name="P1">Sequence containers themselves do not need to compare items for equality; they just <text:change-start text:change-id="ct135899600"/><text:span text:style-name="T1">copy or move elements as neeeded. When they need to make copies, they </text:span><text:change-end text:change-id="ct135899600"/>assume that copies are identical to the original<text:change text:change-id="ct134332176"/>.</text:p>
      <text:p text:style-name="Text_20_body"><text:span text:style-name="T2">Ordered associative containers require an ordering functor. By default, they use a standard functor called </text:span><text:span text:style-name="Code_20_Inline"><text:span text:style-name="T2">std::less&lt;T&gt;</text:span></text:span><text:span text:style-name="T2"> (where </text:span><text:span text:style-name="Code_20_Inline"><text:span text:style-name="T2">T</text:span></text:span><text:span text:style-name="T2"> is the same base type as that used by the container), which in turn uses the </text:span><text:span text:style-name="Code_20_Inline"><text:span text:style-name="T2">&lt;</text:span></text:span><text:span text:style-name="T2"> operator. You can supply a custom functor, provided it implements </text:span><text:span text:style-name="T36">strict weak ordering</text:span><text:span text:style-name="T2">, which is defined by the following requirements:</text:span></text:p>
      <text:list xml:id="list6373186507588079656" text:style-name="WW8Num1">
        <text:list-item>
          <text:p text:style-name="P28">If <text:span text:style-name="T35">a</text:span> &lt; <text:span text:style-name="T35">b</text:span> and <text:span text:style-name="T35">b</text:span> &lt; <text:span text:style-name="T35">c</text:span>, then <text:span text:style-name="T35">a</text:span> &lt; <text:span text:style-name="T35">c</text:span></text:p>
        </text:list-item>
        <text:list-item>
          <text:p text:style-name="P28"><text:span text:style-name="T35">a</text:span> &lt; <text:span text:style-name="T35">a</text:span> is always false</text:p>
        </text:list-item>
        <text:list-item>
          <text:p text:style-name="P28">The order does not change after an item is stored in a container</text:p>
        </text:list-item>
      </text:list>
      <text:p text:style-name="Text_20_body"><text:span text:style-name="T2">A common error among new C++ programmers is to violate rule 2, typically by implementing </text:span><text:span text:style-name="Code_20_Inline"><text:span text:style-name="T2">&lt;=</text:span></text:span><text:span text:style-name="T2"> instead of </text:span><text:span text:style-name="Code_20_Inline"><text:span text:style-name="T2">&lt;</text:span></text:span><text:span text:style-name="T2">. Violations of the strict weak ordering rule result in undefined behavior. Some libraries have a debugging mode that checks your functor to ensure that it is valid. If your library has such a mode, use it.</text:span></text:p>
      <text:p text:style-name="Text_20_body"><text:span text:style-name="T2">Unordered associative containers need a hash functor and an equality functor. The default hash functor is </text:span><text:span text:style-name="Code_20_Inline"><text:span text:style-name="T2">std::hash&lt;T&gt;</text:span></text:span><text:span text:style-name="T40"> </text:span><text:span text:style-name="T2">(declared in </text:span><text:span text:style-name="Code_20_Inline"><text:span text:style-name="T2">&lt;functional&gt;</text:span></text:span><text:span text:style-name="T2">). The standard library provides specializations for the built-in types and </text:span><text:span text:style-name="Code_20_Inline"><text:span text:style-name="T2">string</text:span></text:span><text:span text:style-name="T2">. If you store a custom class in an unordered container, you need to provide your own hash functor. The simplest way to do that is to specialize </text:span><text:span text:style-name="Code_20_Inline"><text:span text:style-name="T2">hash</text:span></text:span><text:span text:style-name="T2">. Listing 53-1 shows how to specialize </text:span><text:span text:style-name="Code_20_Inline"><text:span text:style-name="T2">hash</text:span></text:span><text:span text:style-name="T2"> for the </text:span><text:span text:style-name="Code_20_Inline"><text:span text:style-name="T2">rational</text:span></text:span><text:span text:style-name="T2"> type. You need to provide only the function call operator, which must return type </text:span><text:span text:style-name="Code_20_Inline"><text:span text:style-name="T2">std::size_t</text:span></text:span><text:span text:style-name="T2"> (an implementation-defined integer type).</text:span></text:p>
      <text:p text:style-name="Code_20_Caption"><text:span text:style-name="T41">Listing 53-1.</text:span> Specializing the <text:span text:style-name="Code_20_Inline"><text:span text:style-name="T39">hash</text:span></text:span> Template for the <text:span text:style-name="Code_20_Inline"><text:span text:style-name="T39">rational</text:span></text:span> Type</text:p>
      <text:p text:style-name="Code">#include &lt;array&gt;</text:p>
      <text:p text:style-name="Code">#include "rational.hpp"</text:p>
      <text:p text:style-name="Code">namespace std {</text:p>
      <text:p text:style-name="Code"/>
      <text:p text:style-name="Code">template&lt;class T&gt;</text:p>
      <text:p text:style-name="Code">class hash&lt;rational&lt;T&gt;&gt;</text:p>
      <text:p text:style-name="Code">{</text:p>
      <text:p text:style-name="Code">public:</text:p>
      <text:p text:style-name="Code"><text:span text:style-name="T3"><text:s text:c="2"/></text:span>std::size_t operator()(rational&lt;T&gt; const&amp; r)</text:p>
      <text:p text:style-name="Code"><text:span text:style-name="T3"><text:s text:c="2"/></text:span>const</text:p>
      <text:p text:style-name="Code"><text:span text:style-name="T3"><text:s text:c="2"/></text:span>{</text:p>
      <text:p text:style-name="Code"><text:span text:style-name="T3"><text:s text:c="4"/></text:span>return hasher_(r.numerator()) + hasher_(r.denominator());</text:p>
      <text:p text:style-name="Code"><text:span text:style-name="T3"><text:s text:c="2"/></text:span>}</text:p>
      <text:p text:style-name="Code">private:</text:p>
      <text:p text:style-name="Code"><text:span text:style-name="T3"><text:s text:c="2"/></text:span>std::hash&lt;T&gt; hasher_;</text:p>
      <text:p text:style-name="Code">};</text:p>
      <text:p text:style-name="Code"><text:soft-page-break/>} // end of std</text:p>
      <text:p text:style-name="Text_20_body"><text:span text:style-name="T2">The default equality functor is </text:span><text:span text:style-name="Code_20_Inline"><text:span text:style-name="T2">std::equal_to&lt;T&gt;</text:span></text:span><text:span text:style-name="T40"> </text:span><text:span text:style-name="T2">(declared in </text:span><text:span text:style-name="Code_20_Inline"><text:span text:style-name="T2">&lt;functional&gt;</text:span></text:span><text:span text:style-name="T2">), which uses the </text:span><text:span text:style-name="Code_20_Inline"><text:span text:style-name="T2">==</text:span></text:span><text:span text:style-name="T2"> operator. If two items are equal, their hash values must also be equal (but the reverse is not necessarily true).</text:span></text:p>
      <text:p text:style-name="P1">When you insert an item in a container, the container keeps a copy of the item<text:change-start text:change-id="ct134081712"/>, <text:span text:style-name="T1">or you can move an object into a container</text:span><text:change-end text:change-id="ct134081712"/>. When you erase an item, the container destroys the item. When you destroy a container, it destroys all of its elements. The next section discusses insertion and erasure at greater length.</text:p>
      <text:h text:style-name="Heading_20_1" text:outline-level="1">Inserting and Erasing</text:h>
      <text:p text:style-name="Body_20_Text_20_First">I’ve presented a number of examples of inserting and erasing elements in vectors and maps. This section explores this topic in greater depth. Except for <text:span text:style-name="Code_20_Inline">array</text:span> and <text:span text:style-name="Code_20_Inline">forward_list</text:span>, the container types follow some basic patterns. The <text:span text:style-name="Code_20_Inline">array</text:span> type has a fixed size so it provides none of the insertion or erasure functions. And <text:span text:style-name="Code_20_Inline">forward_list</text:span> has its own way of doing things because a singly-linked list cannot insert or erase items directly. All the other containers follow the specification described in this section.</text:p>
      <text:h text:style-name="Heading_20_2" text:outline-level="2">Inserting in a Sequence Container</text:h>
      <text:p text:style-name="Body_20_Text_20_First">You have a choice of several <text:change text:change-id="ct138144032"/>member functions with which to insert an item into a sequence container. The most fundamental function is <text:span text:style-name="Code_20_Inline">emplace</text:span>, which constructs an item in place in the container. It has the following form:</text:p>
      <text:p text:style-name="Unnumbered_20_List"><text:span text:style-name="Code_20_Inline">iterator emplace(iterator here, args...)</text:span></text:p>
      <text:p text:style-name="P27">Inserts a newly constructed item into the collection immediately before the position <text:span text:style-name="Code_20_Inline">here</text:span>, and returns an iterator that refers to the newly added item. The <text:span text:style-name="Code_20_Inline">args</text:span> can be zero or more arguments that are passed to the <text:span text:style-name="Code_20_Inline">value_type</text:span> constructor.<text:change-start text:change-id="ct134421392"/> If <text:span text:style-name="Code_20_Inline">here</text:span> is <text:span text:style-name="Code_20_Inline">end()</text:span>, the item <text:span text:style-name="T1">is constructed at </text:span>the end of the container.<text:change-end text:change-id="ct134421392"/></text:p>
      <text:p text:style-name="Text_20_body"><text:span text:style-name="T2">If you have objects that are already constructed, call </text:span><text:span text:style-name="Code_20_Inline"><text:span text:style-name="T2">insert</text:span></text:span><text:span text:style-name="T2">, which has three overloaded forms:</text:span></text:p>
      <text:p text:style-name="Unnumbered_20_List"><text:span text:style-name="Code_20_Inline"><text:span text:style-name="T42">iterator</text:span></text:span><text:span text:style-name="Code_20_Inline"> </text:span><text:span text:style-name="Code_20_Inline"><text:span text:style-name="T42">insert(iterator</text:span></text:span><text:span text:style-name="Code_20_Inline"> </text:span><text:span text:style-name="Code_20_Inline"><text:span text:style-name="T42">here,</text:span></text:span><text:span text:style-name="Code_20_Inline"> </text:span><text:span text:style-name="Code_20_Inline"><text:span text:style-name="T42">value_type</text:span></text:span><text:span text:style-name="Code_20_Inline"> </text:span><text:span text:style-name="Code_20_Inline"><text:span text:style-name="T42">item)</text:span></text:span></text:p>
      <text:p text:style-name="Unnumbered_20_List">Inserts <text:span text:style-name="Code_20_Inline">item</text:span> by copying or moving it in<text:change-start text:change-id="ct138716896"/><text:span text:style-name="T1">to</text:span><text:change-end text:change-id="ct138716896"/> the collection immediately before the position <text:span text:style-name="Code_20_Inline">here</text:span>, and returns an iterator that refers to the newly added item. If <text:span text:style-name="Code_20_Inline">here</text:span> is <text:span text:style-name="Code_20_Inline">end()</text:span>, <text:span text:style-name="Code_20_Inline">item</text:span> is appended to the end of the container.</text:p>
      <text:p text:style-name="Unnumbered_20_List"><text:span text:style-name="Code_20_Inline"><text:span text:style-name="T42">void insert(iterator here, size_type n, value_type const&amp; item)</text:span></text:span></text:p>
      <text:p text:style-name="Unnumbered_20_List">Inserts <text:span text:style-name="Code_20_Inline">n</text:span> copies of <text:span text:style-name="Code_20_Inline">item</text:span> immediately before the position to which <text:span text:style-name="Code_20_Inline">here</text:span> refers. If <text:span text:style-name="Code_20_Inline">here</text:span> is <text:span text:style-name="Code_20_Inline">end()</text:span>, the items are appended to the end of the container.</text:p>
      <text:p text:style-name="Unnumbered_20_List"><text:soft-page-break/><text:span text:style-name="Code_20_Inline"><text:span text:style-name="T42">template&lt;class InputIterator&gt;</text:span></text:span><text:span text:style-name="Code_20_Inline"><text:span text:style-name="T45"><text:line-break/></text:span></text:span><text:span text:style-name="Code_20_Inline"><text:span text:style-name="T42">void insert(iterator here, InputIterator first, InputIterator last)</text:span></text:span></text:p>
      <text:p text:style-name="Unnumbered_20_List">Copies the values from the range [<text:span text:style-name="Code_20_Inline">first</text:span>, <text:span text:style-name="Code_20_Inline">last</text:span>) into the container, starting at the position immediately before <text:span text:style-name="Code_20_Inline">here</text:span>.</text:p>
      <text:p text:style-name="Text_20_body"><text:span text:style-name="T2">Two additional functions add items to the start (</text:span><text:span text:style-name="Code_20_Inline"><text:span text:style-name="T2">emplace_front</text:span></text:span><text:span text:style-name="T2"> and </text:span><text:span text:style-name="Code_20_Inline"><text:span text:style-name="T2">push_front</text:span></text:span><text:span text:style-name="T2">), and two add items to the end (</text:span><text:span text:style-name="Code_20_Inline"><text:span text:style-name="T2">emplace_back</text:span></text:span><text:span text:style-name="T2"> and </text:span><text:span text:style-name="Code_20_Inline"><text:span text:style-name="T2">push_back</text:span></text:span><text:span text:style-name="T2">) of a container. The emplace functions pass all their arguments to the constructor of the new element; the push functions copy or move their sole argument into the container. The container type provides only the functions that it can implement with constant complexity. Thus, </text:span><text:span text:style-name="Code_20_Inline"><text:span text:style-name="T2">vector</text:span></text:span><text:span text:style-name="T2"> provides </text:span><text:span text:style-name="Code_20_Inline"><text:span text:style-name="T2">emplace_back</text:span></text:span><text:span text:style-name="T2"> and </text:span><text:span text:style-name="Code_20_Inline"><text:span text:style-name="T2">push_back</text:span></text:span><text:span text:style-name="T2"> but not </text:span><text:span text:style-name="Code_20_Inline"><text:span text:style-name="T2">emplace_front</text:span></text:span><text:span text:style-name="T2"> or </text:span><text:span text:style-name="Code_20_Inline"><text:span text:style-name="T2">push_front</text:span></text:span><text:span text:style-name="T2">. Both </text:span><text:span text:style-name="Code_20_Inline"><text:span text:style-name="T2">list</text:span></text:span><text:span text:style-name="T2"> and </text:span><text:span text:style-name="Code_20_Inline"><text:span text:style-name="T2">deque</text:span></text:span><text:span text:style-name="T2"> provide all four functions.</text:span></text:p>
      <text:h text:style-name="Heading_20_2" text:outline-level="2">Erasing From a Sequence Container</text:h>
      <text:p text:style-name="Body_20_Text_20_First">The <text:span text:style-name="Code_20_Inline">erase</text:span> function erases, or deletes, items from a container. Sequence containers implement two forms of <text:span text:style-name="Code_20_Inline">erase</text:span>:</text:p>
      <text:p text:style-name="Unnumbered_20_List"><text:span text:style-name="Code_20_Inline"><text:span text:style-name="T42">iterator erase(iterator pos)</text:span></text:span></text:p>
      <text:p text:style-name="Unnumbered_20_List">Erases the item to which <text:span text:style-name="Code_20_Inline">pos</text:span> refers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Unnumbered_20_List"><text:span text:style-name="Code_20_Inline"><text:span text:style-name="T42">iterator erase(iterator first, iterator last)</text:span></text:span></text:p>
      <text:p text:style-name="Unnumbered_20_List">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Text_20_body"><text:span text:style-name="T2">The </text:span><text:span text:style-name="Code_20_Inline"><text:span text:style-name="T2">clear()</text:span></text:span><text:span text:style-name="T2"> function erases all elements from the container. In addition to the basic erasure functions, sequence containers also provide </text:span><text:span text:style-name="Code_20_Inline"><text:span text:style-name="T2">pop_front</text:span></text:span><text:span text:style-name="T2"> to erase the first element and </text:span><text:span text:style-name="Code_20_Inline"><text:span text:style-name="T2">pop_back</text:span></text:span><text:span text:style-name="T2"> to erase the last element of a collection. A container implements these two functions only if it can do so with constant complexity. </text:span><text:span text:style-name="Strong_20_Emphasis"><text:span text:style-name="T47">Which sequence containers implement </text:span></text:span><text:span text:style-name="Strong_20_Emphasis"><text:span text:style-name="T44">pop_back</text:span></text:span><text:span text:style-name="Strong_20_Emphasis"><text:span text:style-name="T47">?</text:span></text:span></text:p>
      <text:p text:style-name="Unnumbered_20_List">_____________________________________________________________</text:p>
      <text:p text:style-name="Text_20_body"><text:span text:style-name="Strong_20_Emphasis"><text:span text:style-name="T2">Which sequence containers implement </text:span></text:span><text:span text:style-name="Strong_20_Emphasis"><text:span text:style-name="T44">pop_front</text:span></text:span><text:span text:style-name="Strong_20_Emphasis"><text:span text:style-name="T2">?</text:span></text:span></text:p>
      <text:p text:style-name="Unnumbered_20_List">_____________________________________________________________</text:p>
      <text:p text:style-name="Text_20_body"><text:span text:style-name="T2">As with the push functions, </text:span><text:span text:style-name="Code_20_Inline"><text:span text:style-name="T2">vector</text:span></text:span><text:span text:style-name="T2"> provides </text:span><text:span text:style-name="Code_20_Inline"><text:span text:style-name="T2">pop_back</text:span></text:span><text:span text:style-name="T2">, and </text:span><text:span text:style-name="Code_20_Inline"><text:span text:style-name="T2">list</text:span></text:span><text:span text:style-name="T2"> and </text:span><text:span text:style-name="Code_20_Inline"><text:span text:style-name="T2">deque</text:span></text:span><text:span text:style-name="T2"> provide both </text:span><text:span text:style-name="Code_20_Inline"><text:span text:style-name="T2">pop_back</text:span></text:span><text:span text:style-name="T2"> and </text:span><text:span text:style-name="Code_20_Inline"><text:span text:style-name="T2">pop_front</text:span></text:span><text:span text:style-name="T2">.</text:span></text:p>
      <text:h text:style-name="Heading_20_2" text:outline-level="2"><text:soft-page-break/>Inserting in an Associative Container</text:h>
      <text:p text:style-name="Body_20_Text_20_First">All the insertion functions for associative containers follow a common pattern for return types. The duplicate-key containers (<text:span text:style-name="Code_20_Inline">multimap</text:span>, <text:span text:style-name="Code_20_Inline">multiset</text:span>, <text:span text:style-name="Code_20_Inline">unordered_multimap</text:span>, <text:span text:style-name="Code_20_Inline">unordered_multiset</text:span>) return an iterator for the newly added item. The unique-key containers (<text:span text:style-name="Code_20_Inline">map</text:span>, <text:span text:style-name="Code_20_Inline">set</text:span>, <text:span text:style-name="Code_20_Inline">unordered_map</text:span>, <text:span text:style-name="Code_20_Inline">unordered_set</text:span>) return a <text:span text:style-name="Code_20_Inline">pair&lt;iterator,</text:span> <text:span text:style-name="Code_20_Inline">bool&gt;</text:span>: the iterator refers to the item in the container and the <text:span text:style-name="Code_20_Inline">bool</text:span> is true if the item was added or false if the item was already present. In this section, the return type is shown as <text:span text:style-name="Emphasis">return</text:span>.<text:change-start text:change-id="ct137322768"/> <text:span text:style-name="T1">If the item was already present, the existing item is untouched</text:span><text:change-end text:change-id="ct137322768"/><text:change-start text:change-id="ct133020928"/><text:span text:style-name="T1">, and the new item is ignored.</text:span><text:change-end text:change-id="ct133020928"/></text:p>
      <text:p text:style-name="P1">Construct a new item in an associative container by calling one of the two emplace functions:</text:p>
      <text:p text:style-name="Unnumbered_20_List"><text:span text:style-name="Emphasis">return</text:span><text:span text:style-name="Code_20_Inline"> emplace(args...)</text:span></text:p>
      <text:p text:style-name="Unnumbered_20_List">Constructs a new element at the correct position in the container, passing <text:span text:style-name="Code_20_Inline">args</text:span> to the <text:span text:style-name="Code_20_Inline">value_type</text:span> constructor.</text:p>
      <text:p text:style-name="Unnumbered_20_List"><text:span text:style-name="Code_20_Inline">iterator emplace_hint(iterator hint, args...)</text:span></text:p>
      <text:p text:style-name="Unnumbered_20_List">Constructs a new element at the correct position in the container, passing <text:span text:style-name="Code_20_Inline">args</text:span> to the <text:span text:style-name="Code_20_Inline">value_type</text:span> constructor.</text:p>
      <text:p text:style-name="Text_20_body"><text:span text:style-name="T2">As with sequence containers, you can also call the </text:span><text:span text:style-name="Code_20_Inline"><text:span text:style-name="T2">insert</text:span></text:span><text:span text:style-name="T2"> function to insert into an associative container. One key difference from the sequence containers is that you don’t need to provide a position (one form does let you provide a position as a hint).</text:span></text:p>
      <text:p text:style-name="Unnumbered_20_List"><text:span text:style-name="Emphasis"><text:span text:style-name="T42">return </text:span></text:span><text:span text:style-name="Code_20_Inline"><text:span text:style-name="T42">insert(value_type item)</text:span></text:span></text:p>
      <text:p text:style-name="Unnumbered_20_List">Moves or copies <text:span text:style-name="Code_20_Inline">item</text:span> into the container.</text:p>
      <text:p text:style-name="Unnumbered_20_List"><text:span text:style-name="Code_20_Inline"><text:span text:style-name="T42">iterator insert(iterator hint, value_type item)</text:span></text:span></text:p>
      <text:p text:style-name="Unnumbered_20_List">Moves or copies <text:span text:style-name="Code_20_Inline">item</text:span> into the container as closet to <text:span text:style-name="Code_20_Inline">hint</text:span> as possible.</text:p>
      <text:p text:style-name="Unnumbered_20_List">For an ordered container, if the item’s position is immediately after <text:span text:style-name="Code_20_Inline">hint</text:span>, the item is added with constant complexity. Otherwise, the complexity is logarithmic. If you need to store many items in an ordered container, and the items are already in order, you can save some time by using the position of the most recently inserted item as the hint.</text:p>
      <text:p text:style-name="Unnumbered_20_List"><text:span text:style-name="Code_20_Inline"><text:span text:style-name="T42">template&lt;class InputIterator&gt;</text:span></text:span><text:span text:style-name="Code_20_Inline"><text:span text:style-name="T45"><text:line-break/></text:span></text:span><text:span text:style-name="Code_20_Inline"><text:span text:style-name="T42">void insert(InputIterator first, InputIterator last)</text:span></text:span></text:p>
      <text:p text:style-name="Unnumbered_20_Lis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text:p>
      <text:p text:style-name="Text_20_body"><text:soft-page-break/><text:span text:style-name="Strong_20_Emphasis"><text:span text:style-name="T47">Write a program that reads a list of strings from the standard input into a set of strings.</text:span></text:span><text:span text:style-name="T2"> Use the hinted form of </text:span><text:span text:style-name="Code_20_Inline"><text:span text:style-name="T2">insert</text:span></text:span><text:span text:style-name="T2">. Save the return value from </text:span><text:span text:style-name="Code_20_Inline"><text:span text:style-name="T2">insert</text:span></text:span><text:span text:style-name="T2"> to pass as the hint when inserting the next item. </text:span><text:span text:style-name="T2">Find a large list of strings to use as input. Make two copies of the list, one in sorted order and one in random order. (See this book’s web site if you need help locating or preparing the input files.) </text:span><text:span text:style-name="Strong_20_Emphasis"><text:span text:style-name="T47">Compare the performance of your program reading the two input files.</text:span></text:span></text:p>
      <text:p text:style-name="Text_20_body"><text:span text:style-name="Strong_20_Emphasis"><text:span text:style-name="T47">Write another version of the same program, this time using the simple, one-argument form of </text:span></text:span><text:span text:style-name="Strong_20_Emphasis"><text:span text:style-name="T44">insert</text:span></text:span><text:span text:style-name="Strong_20_Emphasis"><text:span text:style-name="T47">.</text:span></text:span><text:span text:style-name="T2"> Again, run the program with both input files. Compare the performance of all four variations: hinted and unhinted insert, sorted and unsorted input.</text:span></text:p>
      <text:p text:style-name="Text_20_body"><text:span text:style-name="T2">Listing 53-2 shows a simple form of the program that uses the hinted form of </text:span><text:span text:style-name="Code_20_Inline"><text:span text:style-name="T2">insert</text:span></text:span><text:span text:style-name="T2">.</text:span></text:p>
      <text:p text:style-name="Code_20_Caption"><text:span text:style-name="T41">Listing 53-2.</text:span> Using a Hint Position When Inserting into a Set</text:p>
      <text:p text:style-name="Code">#include &lt;iostream&gt;</text:p>
      <text:p text:style-name="Code">#include &lt;set&gt;</text:p>
      <text:p text:style-name="Code">#include &lt;string&gt;</text:p>
      <text:p text:style-name="Code"/>
      <text:p text:style-name="Code">int main()</text:p>
      <text:p text:style-name="Code">{</text:p>
      <text:p text:style-name="Code"><text:span text:style-name="T3"><text:s text:c="2"/></text:span>std::set&lt;std::string&gt; words{};</text:p>
      <text:p text:style-name="Code"/>
      <text:p text:style-name="Code"><text:span text:style-name="T3"><text:s text:c="2"/></text:span>std::set&lt;std::string&gt;::iterator hint{words.begin()};</text:p>
      <text:p text:style-name="Code"><text:span text:style-name="T3"><text:s text:c="2"/></text:span>std::string word{};</text:p>
      <text:p text:style-name="Code"><text:span text:style-name="T3"><text:s text:c="2"/></text:span>while(std::cin &gt;&gt; word)</text:p>
      <text:p text:style-name="Code"><text:span text:style-name="T3"><text:s text:c="4"/></text:span>hint = words.insert(hint, word);</text:p>
      <text:p text:style-name="Code">}</text:p>
      <text:p text:style-name="P1">When I run the program with a file of over 200,000 words, the hinted program with sorted input executes in about 1.6 seconds. The unhinted form takes 2.2 seconds. With randomly ordered inputs, both programs run in about 2.3 seconds. As you can see, the hint can make a difference when the input is already sorted. The details depend on the library implementation; your mileage may vary.</text:p>
      <text:h text:style-name="Heading_20_2" text:outline-level="2">Erasing From an Associative Container</text:h>
      <text:p text:style-name="Body_20_Text_20_First">The <text:span text:style-name="Code_20_Inline">erase</text:span> function erases, or deletes, items from a container. Associative containers implement two forms of <text:span text:style-name="Code_20_Inline">erase</text:span>:</text:p>
      <text:p text:style-name="Unnumbered_20_List"><text:span text:style-name="Code_20_Inline"><text:span text:style-name="T42">void erase(iterator pos)<text:line-break/>iterator erase(iterator pos)</text:span></text:span></text:p>
      <text:p text:style-name="Unnumbered_20_List">Erases the item to which <text:span text:style-name="Code_20_Inline">pos</text:span> refers; complexity is constant, possibly amortized over many calls. The ordered containers do not return a value; unordered containers return an iterator that refers to the successor value (or <text:span text:style-name="Code_20_Inline">end()</text:span>). The behavior is undefined if you try to erase <text:span text:style-name="Code_20_Inline">end()</text:span> or if <text:span text:style-name="Code_20_Inline">pos</text:span> is an iterator for a different container object.</text:p>
      <text:p text:style-name="Unnumbered_20_List"><text:span text:style-name="Code_20_Inline"><text:span text:style-name="T42">void erase(iterator first, iterator last)</text:span></text:span><text:span text:style-name="Code_20_Inline"><text:span text:style-name="T45"><text:line-break/></text:span></text:span><text:span text:style-name="Code_20_Inline"><text:span text:style-name="T42">iterator erase(iterator first, iterator last)</text:span></text:span></text:p>
      <text:p text:style-name="Unnumbered_20_List"><text:soft-page-break/>Erases all the items in the range [<text:span text:style-name="Code_20_Inline">first</text:span>, <text:span text:style-name="Code_20_Inline">last</text:span>). Ordered containers do not return a value; unordered containers return an iterator that refers to the item that follows the last item erased. Returns <text:span text:style-name="Code_20_Inline">end()</text:span> if the last item in the container is erased. The behavior is undefined if the iterators are in the wrong order or refer to a different container object.</text:p>
      <text:p text:style-name="Text_20_body"><text:span text:style-name="T2">As with sequence containers, </text:span><text:span text:style-name="Code_20_Inline"><text:span text:style-name="T2">clear()</text:span></text:span><text:span text:style-name="T2"> erases all elements of the container.</text:span></text:p>
      <text:h text:style-name="Heading_20_2" text:outline-level="2">Exceptions</text:h>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 if the container runs out of memory and cannot insert a new item.<text:change text:change-id="ct134007472"/></text:p>
      <text:p text:style-name="P1">If you try to insert a single item into a container, and the operation fails (perhaps because the item’s copy constructor throws an exception, or the container ran out of memory), the container is unchanged.</text:p>
      <text:p text:style-name="Text_20_body"><text:span text:style-name="T2">If you try to insert multiple items, and one of those items throws an exception while it is being inserted into a container (e.g., the item’s copy constructor throws an exception), most containers do not roll back the change. Only the </text:span><text:span text:style-name="Code_20_Inline"><text:span text:style-name="T2">list</text:span></text:span><text:span text:style-name="T2"> and </text:span><text:span text:style-name="Code_20_Inline"><text:span text:style-name="T2">forward_list</text:span></text:span><text:span text:style-name="T2"> types roll back to their original state. The other containers leave the container in a valid state, and the items that have been inserted successfully remain in the container.</text:span></text:p>
      <text:p text:style-name="P1">When erasing one or many items, the containers do not throw exceptions themselves, but they may need to <text:change text:change-id="ct133939648"/><text:change-start text:change-id="ct133939840"/><text:span text:style-name="T53">move</text:span><text:change-end text:change-id="ct133939840"/> (or in the case of ordered containers, compare) items; if an item’s <text:change text:change-id="ct133940032"/><text:change-start text:change-id="ct121432208"/><text:span text:style-name="T53">move</text:span><text:change-end text:change-id="ct121432208"/> constructor throws an exception<text:change-start text:change-id="ct121431824"/> <text:span text:style-name="T53">(a highly unlikely event)</text:span><text:change-end text:change-id="ct121431824"/>, the erasure may be incomplete. No matter what, however, the container remains in a valid state.</text:p>
      <text:p text:style-name="P1">In order for these guarantees to remain valid, destructors must not throw exceptions.</text:p>
      <text:p text:style-name="Note_2f_Tip_2f_Caution"><text:span text:style-name="Dingbat_20_Symbol"><text:span text:style-name="T32"></text:span></text:span>Tip Never throw an exception from a destructor.</text:p>
      <text:h text:style-name="Heading_20_1" text:outline-level="1">Iterators and References</text:h>
      <text:p text:style-name="Body_20_Text_20_First">When using containers, one important point that I have not yet covered is the validity of iterators and references. The issue is that when you insert or erase items in a container, some or all iterators for that container can become invalid, and references to items in the container can become invalid. The details of which iterators and references become invalid and under what circumstances depend on the container.</text:p>
      <text:p text:style-name="Text_20_body"><text:span text:style-name="T2">Iterators and references becoming invalid reflect the internal structure of the container. For example, </text:span><text:span text:style-name="Code_20_Inline"><text:span text:style-name="T2">vector</text:span></text:span><text:span text:style-name="T2"> stores its elements in a single, contiguous chunk of memory. Therefore, inserting or erasing any elements shifts all the elements at higher indices, which invalidates all iterators and references to those elements at higher indices. As a </text:span><text:span text:style-name="Code_20_Inline"><text:span text:style-name="T2">vector</text:span></text:span><text:span text:style-name="T2"> grows, it may need to allocate a new internal array, which </text:span><text:soft-page-break/><text:span text:style-name="T2">invalidates all extant iterators and references for that </text:span><text:span text:style-name="Code_20_Inline"><text:span text:style-name="T2">vector</text:span></text:span><text:span text:style-name="T2">. You never know when that can occur, so it is safest never to hold onto a </text:span><text:span text:style-name="Code_20_Inline"><text:span text:style-name="T2">vector</text:span></text:span><text:span text:style-name="T2">’s iterators or references while adding items to the </text:span><text:span text:style-name="Code_20_Inline"><text:span text:style-name="T2">vector</text:span></text:span><text:span text:style-name="T2">. (But look up the </text:span><text:span text:style-name="Code_20_Inline"><text:span text:style-name="T2">reserve</text:span></text:span><text:span text:style-name="T2"> member function in a library reference if you must keep those iterators and references lying around.)</text:span></text:p>
      <text:p text:style-name="Text_20_body"><text:span text:style-name="T2">A </text:span><text:span text:style-name="Code_20_Inline"><text:span text:style-name="T2">list</text:span></text:span><text:span text:style-name="T2">, on the other hand, implements a doubly 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span></text:p>
      <text:p text:style-name="Text_20_body"><text:span text:style-name="T2">In practical terms, you must take care when inserting and erasing elements. These functions often return iterators that you can use to help maintain your program’s logic. Listing 53-3 shows a function template, </text:span><text:span text:style-name="Code_20_Inline"><text:span text:style-name="T2">erase_less</text:span></text:span><text:span text:style-name="T2">, which marches through a container and calls </text:span><text:span text:style-name="Code_20_Inline"><text:span text:style-name="T2">erase</text:span></text:span><text:span text:style-name="T2"> for any element that is less than </text:span><text:span text:style-name="T2">the value that precedes it. It is a function template, and it works with any class that meets the requirements of a sequence container.</text:span></text:p>
      <text:p text:style-name="Code_20_Caption"><text:span text:style-name="T41">Listing 53-3.</text:span> Erasing Elements from a Sequence Container</text:p>
      <text:p text:style-name="Code">template&lt;class Container&gt;</text:p>
      <text:p text:style-name="Code">void erase_less(Container&amp; cont)</text:p>
      <text:p text:style-name="Code">{</text:p>
      <text:p text:style-name="Code"><text:span text:style-name="T3"><text:s text:c="2"/></text:span>typename Container::iterator prev{cont.end()};</text:p>
      <text:p text:style-name="Code"><text:span text:style-name="T3"><text:s text:c="2"/></text:span>typename Container::iterator iter{cont.begin()};</text:p>
      <text:p text:style-name="Code"><text:span text:style-name="T3"><text:s text:c="2"/></text:span>while (iter != cont.end())</text:p>
      <text:p text:style-name="Code"><text:span text:style-name="T3"><text:s text:c="2"/></text:span>{</text:p>
      <text:p text:style-name="Code"><text:span text:style-name="T3"><text:s text:c="4"/></text:span>if (prev != cont.end() and not (*prev &lt; *iter))</text:p>
      <text:p text:style-name="Code"><text:span text:style-name="T3"><text:s text:c="6"/></text:span>iter = cont.erase(iter);</text:p>
      <text:p text:style-name="Code"><text:span text:style-name="T3"><text:s text:c="4"/></text:span>else</text:p>
      <text:p text:style-name="Code"><text:span text:style-name="T3"><text:s text:c="4"/></text:span>{</text:p>
      <text:p text:style-name="Code"><text:span text:style-name="T3"><text:s text:c="6"/></text:span>prev = iter;</text:p>
      <text:p text:style-name="Code"><text:span text:style-name="T3"><text:s text:c="6"/></text:span>++iter;</text:p>
      <text:p text:style-name="Code"><text:span text:style-name="T3"><text:s text:c="4"/></text:span>}</text:p>
      <text:p text:style-name="Code"><text:span text:style-name="T3"><text:s text:c="2"/></text:span>}</text:p>
      <text:p text:style-name="Code">}</text:p>
      <text:p text:style-name="Text_20_body"><text:span text:style-name="T2">Notice how </text:span><text:span text:style-name="Code_20_Inline"><text:span text:style-name="T2">erase_less</text:span></text:span><text:span text:style-name="T2"> moves the iterator, </text:span><text:span text:style-name="Code_20_Inline"><text:span text:style-name="T2">iter</text:span></text:span><text:span text:style-name="T2">, through the container. The </text:span><text:span text:style-name="Code_20_Inline"><text:span text:style-name="T2">prev</text:span></text:span><text:span text:style-name="T2"> iterator refers to the previous item (or </text:span><text:span text:style-name="Code_20_Inline"><text:span text:style-name="T2">container.end()</text:span></text:span><text:span text:style-name="T2"> when the loop first begins and there is no previous item). As long as </text:span><text:span text:style-name="Code_20_Inline"><text:span text:style-name="T2">*prev</text:span></text:span><text:span text:style-name="T2"> is less than </text:span><text:span text:style-name="Code_20_Inline"><text:span text:style-name="T2">*iter</text:span></text:span><text:span text:style-name="T2">, the loop advances by setting </text:span><text:span text:style-name="Code_20_Inline"><text:span text:style-name="T2">prev</text:span></text:span><text:span text:style-name="T2"> to </text:span><text:span text:style-name="Code_20_Inline"><text:span text:style-name="T2">iter</text:span></text:span><text:span text:style-name="T2"> and incrementing </text:span><text:span text:style-name="Code_20_Inline"><text:span text:style-name="T2">iter</text:span></text:span><text:span text:style-name="T2">. If the container is in ascending order, nothing happens to it. If an item is out of place, however, </text:span><text:span text:style-name="Code_20_Inline"><text:span text:style-name="T2">*prev</text:span></text:span><text:span text:style-name="T2"> </text:span><text:span text:style-name="Code_20_Inline"><text:span text:style-name="T2">&lt;</text:span></text:span><text:span text:style-name="T2"> </text:span><text:span text:style-name="Code_20_Inline"><text:span text:style-name="T2">*iter</text:span></text:span><text:span text:style-name="T2"> is false, and the item at position </text:span><text:span text:style-name="Code_20_Inline"><text:span text:style-name="T2">iter</text:span></text:span><text:span text:style-name="T2"> is erased. The value that </text:span><text:span text:style-name="Code_20_Inline"><text:span text:style-name="T2">erase</text:span></text:span><text:span text:style-name="T2"> returns is an iterator that refers to the item that follows </text:span><text:span text:style-name="Code_20_Inline"><text:span text:style-name="T2">iter</text:span></text:span><text:span text:style-name="T2"> prior to its erasure. That’s exactly where we want </text:span><text:span text:style-name="Code_20_Inline"><text:span text:style-name="T2">iter</text:span></text:span><text:span text:style-name="T2"> to point, so we just set </text:span><text:span text:style-name="Code_20_Inline"><text:span text:style-name="T2">iter</text:span></text:span><text:span text:style-name="T2"> to the return value, and let the loop continue.</text:span><text:change-start text:change-id="ct141583456"/></text:p>
      <text:p text:style-name="P31"><text:span text:style-name="T23">The </text:span><text:span text:style-name="Code_20_Inline"><text:span text:style-name="T23">typename</text:span></text:span><text:span text:style-name="T23"> keyword tells the compiler that </text:span><text:span text:style-name="Code_20_Inline"><text:span text:style-name="T23">iterator</text:span></text:span><text:span text:style-name="T23"> is the name of a type. Because </text:span><text:span text:style-name="Code_20_Inline"><text:span text:style-name="T23">Container</text:span></text:span><text:span text:style-name="T23"> is a template, the compiler does not know what the </text:span><text:span text:style-name="Code_20_Inline"><text:span text:style-name="T23">iterator</text:span></text:span><text:span text:style-name="T23"> member is (object? function? typedef?) until the template is instantiated. But first it needs to parse the template def</text:span><text:change-end text:change-id="ct141583456"/><text:change-start text:change-id="ct137425376"/><text:span text:style-name="T23">inition, and to do that, it needs to know what kind of name </text:span><text:span text:style-name="Code_20_Inline"><text:span text:style-name="T23">iterator</text:span></text:span><text:span text:style-name="T23"> is. The rule is that the compiler assumes the name is an expression unless you tell it that the name is a type, by using the </text:span><text:span text:style-name="Code_20_Inline"><text:span text:style-name="T23">typename</text:span></text:span><text:span text:style-name="T23"> keyword.</text:span><text:change-end text:change-id="ct137425376"/></text:p>
      <text:p text:style-name="Text_20_body"><text:span text:style-name="Strong_20_Emphasis"><text:span text:style-name="T47">Write a test program to see that </text:span></text:span><text:span text:style-name="Strong_20_Emphasis"><text:span text:style-name="T44">erase_less</text:span></text:span><text:span text:style-name="Strong_20_Emphasis"><text:span text:style-name="T47"> works with a </text:span></text:span><text:span text:style-name="Strong_20_Emphasis"><text:span text:style-name="T44">list</text:span></text:span><text:span text:style-name="Strong_20_Emphasis"><text:span text:style-name="T47"> and with a </text:span></text:span><text:span text:style-name="Strong_20_Emphasis"><text:span text:style-name="T44">vector</text:span></text:span><text:span text:style-name="Strong_20_Emphasis"><text:span text:style-name="T47">. Make sure it works with ascending data, descending data, and mixed data.</text:span></text:span><text:span text:style-name="T2"> Listing 53-4 shows my simple test program.</text:span></text:p>
      <text:p text:style-name="Code_20_Caption"><text:soft-page-break/><text:span text:style-name="T41">Listing 53-4.</text:span> Testing the <text:span text:style-name="Code_20_Inline"><text:span text:style-name="T39">erase_less</text:span></text:span> Function Template</text:p>
      <text:p text:style-name="Code">#include &lt;algorithm&gt;</text:p>
      <text:p text:style-name="Code">#include &lt;cassert&gt;</text:p>
      <text:p text:style-name="Code">#include &lt;iostream&gt;</text:p>
      <text:p text:style-name="Code">#include &lt;iterator&gt;</text:p>
      <text:p text:style-name="Code">#include &lt;list&gt;</text:p>
      <text:p text:style-name="Code">#include &lt;sstream&gt;</text:p>
      <text:p text:style-name="Code">#include &lt;vector&gt;</text:p>
      <text:p text:style-name="Code"/>
      <text:p text:style-name="Code">#include "erase_less.hpp"<text:change-start text:change-id="ct136191648"/> //<text:span text:style-name="T50">Listing 53-3</text:span><text:change-end text:change-id="ct136191648"/></text:p>
      <text:p text:style-name="Code"/>
      <text:p text:style-name="Code">/// Extract items from a string and store them in a container.</text:p>
      <text:p text:style-name="Code">template&lt;class Container&gt;</text:p>
      <text:p text:style-name="Code">void read(std::string const&amp; str, Container&amp; cont)</text:p>
      <text:p text:style-name="Code">{</text:p>
      <text:p text:style-name="Code"><text:span text:style-name="T3"><text:s text:c="2"/></text:span>std::istringstream in{str};</text:p>
      <text:p text:style-name="Code"><text:span text:style-name="T3"><text:s text:c="2"/></text:span>cont.insert(cont.begin(),</text:p>
      <text:p text:style-name="Code"><text:span text:style-name="T3"><text:s text:c="14"/></text:span>std::istream_iterator&lt;typename Container::value_type&gt;(in),</text:p>
      <text:p text:style-name="Code"><text:span text:style-name="T3"><text:s text:c="14"/></text:span>std::istream_iterator&lt;typename Container::value_type&gt;());</text:p>
      <text:p text:style-name="Code">}</text:p>
      <text:p text:style-name="Code"/>
      <text:p text:style-name="Code">/// Print items from a container to the standard output.</text:p>
      <text:p text:style-name="Code">template&lt;class Container&gt;</text:p>
      <text:p text:style-name="Code">void print(std::string const&amp; label, Container const&amp; cont)</text:p>
      <text:p text:style-name="Code">{</text:p>
      <text:p text:style-name="Code"><text:span text:style-name="T3"><text:s text:c="2"/></text:span>std::cout &lt;&lt; label;</text:p>
      <text:p text:style-name="Code"><text:span text:style-name="T3"><text:s text:c="2"/></text:span>std::copy(cont.begin(), cont.end(),</text:p>
      <text:p text:style-name="Code"><text:span text:style-name="T3"><text:s text:c="12"/></text:span>std::ostream_iterator&lt;typename Container::value_type&gt;(std::cout, " "));</text:p>
      <text:p text:style-name="Code"><text:span text:style-name="T3"><text:s text:c="2"/></text:span>std::cout &lt;&lt; '\n';</text:p>
      <text:p text:style-name="Code">}</text:p>
      <text:p text:style-name="Code"/>
      <text:p text:style-name="Code">/// Test erase_less by extracting integers from a string into a container</text:p>
      <text:p text:style-name="Code">/// and calling erase_less. Print the container before and after.</text:p>
      <text:p text:style-name="Code">/// Double-check that the same results obtain with a list and a vector.</text:p>
      <text:p text:style-name="Code">void test(std::string const&amp; str)</text:p>
      <text:p text:style-name="Code">{</text:p>
      <text:p text:style-name="Code"><text:span text:style-name="T3"><text:s text:c="2"/></text:span>std::list&lt;int&gt; list{};</text:p>
      <text:p text:style-name="Code"><text:span text:style-name="T3"><text:s text:c="2"/></text:span>read(str, list);</text:p>
      <text:p text:style-name="Code"><text:span text:style-name="T3"><text:s text:c="2"/></text:span>print("before: ", list);</text:p>
      <text:p text:style-name="Code"><text:span text:style-name="T3"><text:s text:c="2"/></text:span>erase_less(list);</text:p>
      <text:p text:style-name="Code"><text:span text:style-name="T3"><text:s text:c="2"/></text:span>print("after: <text:s/>", list);</text:p>
      <text:p text:style-name="Code"/>
      <text:p text:style-name="Code"><text:span text:style-name="T3"><text:s text:c="2"/></text:span>std::vector&lt;int&gt; vector{};</text:p>
      <text:p text:style-name="Code"><text:span text:style-name="T3"><text:s text:c="2"/></text:span>read(str, vector);</text:p>
      <text:p text:style-name="Code"><text:span text:style-name="T3"><text:s text:c="2"/></text:span>erase_less(vector);</text:p>
      <text:p text:style-name="Code"/>
      <text:p text:style-name="Code"><text:span text:style-name="T3"><text:s text:c="2"/></text:span>assert(list.size() == vector.size());</text:p>
      <text:p text:style-name="Code"><text:span text:style-name="T3"><text:s text:c="2"/></text:span>assert(std::equal(list.begin(), list.end(), vector.begin()));</text:p>
      <text:p text:style-name="Code">}</text:p>
      <text:p text:style-name="Code"/>
      <text:p text:style-name="Code">int main()</text:p>
      <text:p text:style-name="Code">{</text:p>
      <text:p text:style-name="Code"><text:span text:style-name="T3"><text:s text:c="2"/></text:span>test("2 3 7 11 13 17 23 29 31 37");</text:p>
      <text:p text:style-name="Code"><text:span text:style-name="T3"><text:s text:c="2"/></text:span>test("37 31 29 23 17 13 11 7 3 2");</text:p>
      <text:p text:style-name="Code"><text:span text:style-name="T3"><text:s text:c="2"/></text:span>test("");</text:p>
      <text:p text:style-name="Code"><text:span text:style-name="T3"><text:s text:c="2"/></text:span>test("42");</text:p>
      <text:p text:style-name="Code"><text:soft-page-break/><text:span text:style-name="T3"><text:s text:c="2"/></text:span>test("10 30 20 40 0 50");</text:p>
      <text:p text:style-name="Code">}</text:p>
      <text:p text:style-name="Text_20_body"><text:span text:style-name="T2">The </text:span><text:span text:style-name="Code_20_Inline"><text:span text:style-name="T2">typename</text:span></text:span><text:span text:style-name="T2"> keyword informs the compiler that what follows is the name of a type. The compiler needs the hint when it compiles a template because it cannot know what </text:span><text:span text:style-name="Code_20_Inline"><text:span text:style-name="T2">Container</text:span></text:span><text:span text:style-name="T2"> might actually be at instantiation time, so it cannot know what </text:span><text:span text:style-name="Code_20_Inline"><text:span text:style-name="T2">Container::value_type</text:span></text:span><text:span text:style-name="T2"> might be. It might be a type, an object, or a function. If you know the name is a type, you need to notify the compiler by inserting the </text:span><text:span text:style-name="Code_20_Inline"><text:span text:style-name="T2">typename</text:span></text:span><text:span text:style-name="T2"> keyword before the name. Use </text:span><text:span text:style-name="Code_20_Inline"><text:span text:style-name="T2">typename</text:span></text:span><text:span text:style-name="T2"> only in a template and only for names that the compiler cannot determine on its own, such as members of a template parameter or members of a template that uses a template parameter as an argument.</text:span></text:p>
      <text:h text:style-name="Heading_20_1" text:outline-level="1">Sequence Containers</text:h>
      <text:p text:style-name="Body_20_Text_20_First">In this book, the most common use of a container has been to add items to the end of a <text:span text:style-name="Code_20_Inline">vector</text:span>. A program might then use standard algorithms to change the order, such as sorting into ascending order, shuffling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Text_20_body"><text:span text:style-name="T2">The primary distinguishing feature of the sequence containers is their complexity characteristics. If you often need to insert and erase from the middle of the sequence, you probably want a </text:span><text:span text:style-name="Code_20_Inline"><text:span text:style-name="T2">list</text:span></text:span><text:span text:style-name="T2">. If you need to insert and erase only off one end, use a </text:span><text:span text:style-name="Code_20_Inline"><text:span text:style-name="T2">vector</text:span></text:span><text:span text:style-name="T2">. If the container’s size is a fixed, compile-time constant, use an </text:span><text:span text:style-name="Code_20_Inline"><text:span text:style-name="T2">array</text:span></text:span><text:span text:style-name="T2">. If the elements of the sequence must be stored contiguously (in a single block of memory), use </text:span><text:span text:style-name="Code_20_Inline"><text:span text:style-name="T2">array</text:span></text:span><text:span text:style-name="T2"> or </text:span><text:span text:style-name="Code_20_Inline"><text:span text:style-name="T2">vector</text:span></text:span><text:span text:style-name="T2">.</text:span></text:p>
      <text:p text:style-name="P15">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that is, it does not return used cards to the deck after each game.<text:change-start text:change-id="ct140500496"/></text:p>
      <text:p text:style-name="P2"><text:change-end text:change-id="ct140500496"/><text:change text:change-id="ct85777792"/><text:change-start text:change-id="ct85777984"/><text:span text:style-name="T18">In order to pick a random card, the programs use the </text:span><text:span text:style-name="Code_20_Inline"><text:span text:style-name="T18">randomint</text:span></text:span><text:span text:style-name="T18"> class, from Listing 43-5. </text:span><text:span text:style-name="T22">Save the class definition </text:span><text:span text:style-name="T20">in </text:span><text:span text:style-name="T22">a file named </text:span><text:span text:style-name="Code_20_Inline"><text:span text:style-name="T18">randomint.hpp</text:span></text:span><text:span text:style-name="T18">, </text:span><text:span text:style-name="T22">or </text:span><text:span text:style-name="T20">download </text:span><text:span text:style-name="T22">the file </text:span><text:span text:style-name="T20">from the book’s web site</text:span><text:span text:style-name="T18">. </text:span><text:change-end text:change-id="ct85777984"/><text:span text:style-name="T2">Listing 53-5 shows the </text:span><text:span text:style-name="Code_20_Inline"><text:span text:style-name="T2">card</text:span></text:span><text:span text:style-name="T2"> class, which the sample programs use.</text:span><text:change-start text:change-id="ct135153504"/><text:span text:style-name="T2"> </text:span><text:span text:style-name="T19">For the full class definition, download </text:span><text:span text:style-name="Code_20_Inline"><text:span text:style-name="T19">card.cpp</text:span></text:span><text:span text:style-name="T19"> from the book’s web site.</text:span><text:change-end text:change-id="ct135153504"/></text:p>
      <text:p text:style-name="Code_20_Caption"><text:span text:style-name="T41">Listing 53-5.</text:span> The Card Class, to Represent a Playing Card</text:p>
      <text:p text:style-name="Code">#ifndef CARD_HPP_</text:p>
      <text:p text:style-name="Code">#define CARD_HPP_</text:p>
      <text:p text:style-name="Code"/>
      <text:p text:style-name="Code">#include &lt;iosfwd&gt;</text:p>
      <text:p text:style-name="Code"/>
      <text:p text:style-name="Code">/// Represent a standard western playing card.</text:p>
      <text:p text:style-name="Code">class card</text:p>
      <text:p text:style-name="Code">{</text:p>
      <text:p text:style-name="Code">public:</text:p>
      <text:p text:style-name="Code"><text:span text:style-name="T3"><text:s text:c="2"/></text:span>typedef char suit;</text:p>
      <text:p text:style-name="Code"><text:span text:style-name="T3"><text:s text:c="2"/></text:span>static suit const spades <text:s text:c="2"/>{4};</text:p>
      <text:p text:style-name="Code"><text:span text:style-name="T3"><text:s text:c="2"/></text:span>static suit const hearts <text:s text:c="2"/>{3};</text:p>
      <text:p text:style-name="Code"><text:span text:style-name="T3"><text:s text:c="2"/></text:span>static suit const clubs <text:s text:c="3"/>{2};</text:p>
      <text:p text:style-name="Code"><text:soft-page-break/><text:span text:style-name="T3"><text:s text:c="2"/></text:span>static suit const diamonds {1};</text:p>
      <text:p text:style-name="Code"/>
      <text:p text:style-name="Code"><text:span text:style-name="T3"><text:s text:c="2"/></text:span>typedef char rank;</text:p>
      <text:p text:style-name="Code"><text:span text:style-name="T3"><text:s text:c="2"/></text:span>static rank const ace <text:s text:c="2"/>{14};</text:p>
      <text:p text:style-name="Code"><text:span text:style-name="T3"><text:s text:c="2"/></text:span>static rank const king <text:s/>{13};</text:p>
      <text:p text:style-name="Code"><text:span text:style-name="T3"><text:s text:c="2"/></text:span>static rank const queen {12};</text:p>
      <text:p text:style-name="Code"><text:span text:style-name="T3"><text:s text:c="2"/></text:span>static rank const jack <text:s/>{11};</text:p>
      <text:p text:style-name="Code"/>
      <text:p text:style-name="Code"><text:span text:style-name="T3"><text:s text:c="2"/></text:span>card() : rank_{0}, suit_{0} {}</text:p>
      <text:p text:style-name="Code"><text:span text:style-name="T3"><text:s text:c="2"/></text:span>card(rank r, suit s) : rank_{r}, suit_{s} {}</text:p>
      <text:p text:style-name="Code"/>
      <text:p text:style-name="Code"><text:span text:style-name="T3"><text:s text:c="2"/></text:span>void assign(rank r, suit s);</text:p>
      <text:p text:style-name="Code"><text:span text:style-name="T3"><text:s text:c="2"/></text:span>suit get_suit() const { return suit_; }</text:p>
      <text:p text:style-name="Code"><text:span text:style-name="T3"><text:s text:c="2"/></text:span>rank get_rank() const { return rank_; }</text:p>
      <text:p text:style-name="Code">private:</text:p>
      <text:p text:style-name="Code"><text:span text:style-name="T3"><text:s text:c="2"/></text:span>rank rank_;</text:p>
      <text:p text:style-name="Code"><text:span text:style-name="T3"><text:s text:c="2"/></text:span>suit suit_;</text:p>
      <text:p text:style-name="Code">};</text:p>
      <text:p text:style-name="Code"/>
      <text:p text:style-name="P24">bool operator==(card a, card b);</text:p>
      <text:p text:style-name="P24">bool operator!=(card a, card b);</text:p>
      <text:p text:style-name="P24">std::ostream&amp; operator&lt;&lt;(std::ostream&amp; out, card c);</text:p>
      <text:p text:style-name="P24">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3"><text:s text:c="2"/></text:span>card_generator();</text:p>
      <text:p text:style-name="Code"><text:span text:style-name="T3"><text:s text:c="2"/></text:span>card operator()();</text:p>
      <text:p text:style-name="Code">private:</text:p>
      <text:p text:style-name="Code"><text:span text:style-name="T3"><text:s text:c="2"/></text:span>card card_;</text:p>
      <text:p text:style-name="Code">};</text:p>
      <text:p text:style-name="Code"/>
      <text:p text:style-name="Code">#endif</text:p>
      <text:h text:style-name="Heading_20_2" text:outline-level="2">The array Class Template</text:h>
      <text:p text:style-name="Body_20_Text_20_First">The <text:span text:style-name="Code_20_Inline">array</text:span> type is a fixed-size container, so you cannot call <text:span text:style-name="Code_20_Inline">insert</text:span> or <text:span text:style-name="Code_20_Inline">erase</text:span>. To use <text:span text:style-name="Code_20_Inline">array</text:span>, specify a base type and a size as a compile-time constant expression, as shown in the following:</text:p>
      <text:p text:style-name="Code">std::array&lt;double, 5&gt; five_elements;</text:p>
      <text:p text:style-name="P1">If you initialize an array with fewer values than the array size, remaining values are initialized to zero. If you omit the initializer altogether, the compiler calls the default initializer if the value type is a class type; otherwise it leaves the array elements uninitialized. Because an array cannot change size, you can’t simply erase the cards after playing. In order to keep the code simple the program returns cards to the deck after each game. Listing 53-6 shows the high-card program with replacement.</text:p>
      <text:p text:style-name="Code_20_Caption"><text:soft-page-break/><text:span text:style-name="T41">Listing 53-6.</text:span> Playing High-Card with an <text:span text:style-name="Code_20_Inline"><text:span text:style-name="T39">array</text:span></text:span></text:p>
      <text:p text:style-name="Code">#include &lt;array&gt;</text:p>
      <text:p text:style-name="Code">#include &lt;iostream&gt;</text:p>
      <text:p text:style-name="Code"/>
      <text:p text:style-name="Code">#include "card.hpp"</text:p>
      <text:p text:style-name="Code">#include "randomint.hpp"<text:change-start text:change-id="ct140500880"/> // <text:span text:style-name="T51">Listin</text:span><text:span text:style-name="T52">g</text:span><text:span text:style-name="T51"> 43-5</text:span><text:change-end text:change-id="ct140500880"/></text:p>
      <text:p text:style-name="Code"/>
      <text:p text:style-name="Code">int main()</text:p>
      <text:p text:style-name="Code">{</text:p>
      <text:p text:style-name="Code"><text:span text:style-name="T3"><text:s text:c="2"/></text:span>std::array&lt;card, 52&gt; deck;</text:p>
      <text:p text:style-name="Code"><text:span text:style-name="T3"><text:s text:c="2"/></text:span>std::generate(deck.begin(), deck.end(), card_generator{});</text:p>
      <text:p text:style-name="Code"/>
      <text:p text:style-name="Code"><text:span text:style-name="T3"><text:s text:c="2"/></text:span>randomint picker{0, deck.size() - 1};</text:p>
      <text:p text:style-name="Code"><text:span text:style-name="T3"><text:s text:c="2"/></text:span>for (int i{0}; i != 10; ++i)</text:p>
      <text:p text:style-name="Code"><text:span text:style-name="T3"><text:s text:c="2"/></text:span>{</text:p>
      <text:p text:style-name="Code"><text:span text:style-name="T3"><text:s text:c="4"/></text:span>card const&amp; computer_card{deck.at(picker())};</text:p>
      <text:p text:style-name="Code"><text:span text:style-name="T3"><text:s text:c="4"/></text:span>std::cout &lt;&lt; "I picked " &lt;&lt; computer_card &lt;&lt; '\n';</text:p>
      <text:p text:style-name="Code"/>
      <text:p text:style-name="P3"><text:span text:style-name="T3"><text:s text:c="4"/></text:span>card const&amp; user_card{deck.at(<text:span text:style-name="T4">picker</text:span>())};</text:p>
      <text:p text:style-name="Code"><text:span text:style-name="T3"><text:s text:c="4"/></text:span>std::cout &lt;&lt; "You picked " &lt;&lt; user_card &lt;&lt; '\n';</text:p>
      <text:p text:style-name="Code"/>
      <text:p text:style-name="Code"><text:span text:style-name="T3"><text:s text:c="4"/></text:span>if (acehigh_compare(computer_card, user_card))</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span text:style-name="T3"><text:s text:c="2"/></text:span>}</text:p>
      <text:p text:style-name="Code">}</text:p>
      <text:h text:style-name="Heading_20_2" text:outline-level="2">The deque Class Template</text:h>
      <text:p text:style-name="Body_20_Text_20_First">A <text:span text:style-name="Code_20_Inline">deque</text:span> (pronounced “deck”) represents a double-ended queue. Insertion and erasure from the beginning or the end is fast, but the complexity is linear if you need to insert or erase anywhere else. Most of the time, you can use a <text:span text:style-name="Code_20_Inline">deque</text:span> the same way you would use a <text:span text:style-name="Code_20_Inline">vector</text:span>, so <text:span text:style-name="Strong_20_Emphasis"><text:span text:style-name="T46">apply your experience with </text:span></text:span><text:span text:style-name="Strong_20_Emphasis"><text:span text:style-name="T43">vector</text:span></text:span><text:span text:style-name="Strong_20_Emphasis"><text:span text:style-name="T46"> to write the high-card program</text:span></text:span><text:span text:style-name="T49">.</text:span> Play without replacement: after each game,<text:change-start text:change-id="ct132042672"/><text:span text:style-name="T54"> </text:span><text:span text:style-name="T55">that is,</text:span><text:change-end text:change-id="ct132042672"/> discard the two cards by erasing them from the container. Listing 53-7 shows how I wrote the high-card program using a <text:span text:style-name="Code_20_Inline">deque</text:span>.</text:p>
      <text:p text:style-name="Code_20_Caption"><text:span text:style-name="T41">Listing 53-7.</text:span> Playing High-Card with a <text:span text:style-name="Code_20_Inline"><text:span text:style-name="T39">deque</text:span></text:span></text:p>
      <text:p text:style-name="Code">#include &lt;deque&gt;</text:p>
      <text:p text:style-name="Code">#include &lt;iostream&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deque&lt;card&gt; deck(52);</text:p>
      <text:p text:style-name="Code"><text:span text:style-name="T3"><text:s text:c="2"/></text:span>std::generate(deck.begin(), deck.end(), card_generator{});</text:p>
      <text:p text:style-name="Code"/>
      <text:p text:style-name="Code"><text:change text:change-id="ct131331392"/><text:span text:style-name="T3"><text:s text:c="2"/></text:span>for (int i{0}; i != 10; ++i)</text:p>
      <text:p text:style-name="Code"><text:span text:style-name="T3"><text:s text:c="2"/></text:span>{</text:p>
      <text:p text:style-name="P3"><text:soft-page-break/><text:span text:style-name="T3"><text:s text:c="4"/></text:span>std::deque&lt;card&gt;::iterator <text:change text:change-id="ct140155600"/>pick{deck.begin() + <text:change-start text:change-id="ct132068864"/><text:span text:style-name="T4">randomint{0, deck.size()-1}</text:span><text:change-end text:change-id="ct132068864"/><text:change text:change-id="ct137329088"/>()};<text:change-start text:change-id="ct140155792"/></text:p>
      <text:p text:style-name="P3"><text:s text:c="4"/><text:span text:style-name="T5">card computer_card{*pick};</text:span></text:p>
      <text:p text:style-name="P4"><text:span text:style-name="T3"><text:s text:c="4"/></text:span>deck.erase(pick);</text:p>
      <text:p text:style-name="P4"><text:change-end text:change-id="ct140155792"/><text:span text:style-name="T3"><text:s text:c="4"/></text:span>std::cout &lt;&lt; "I picked " &lt;&lt; <text:change text:change-id="ct136377712"/>computer_<text:change-start text:change-id="ct130164624"/><text:span text:style-name="T5">card</text:span><text:change-end text:change-id="ct130164624"/><text:change text:change-id="ct130164816"/> &lt;&lt; '\n';</text:p>
      <text:p text:style-name="Code"/>
      <text:p text:style-name="P3"><text:span text:style-name="T3"><text:s text:c="4"/></text:span><text:change text:change-id="ct119905312"/>pick<text:change text:change-id="ct122443616"/><text:change-start text:change-id="ct132112416"/> <text:span text:style-name="T5">= </text:span><text:change-end text:change-id="ct132112416"/>deck.begin() + <text:change-start text:change-id="ct137156336"/><text:span text:style-name="T4">randomint{0, deck.size() - 1}</text:span><text:change-end text:change-id="ct137156336"/><text:change text:change-id="ct137156528"/>()<text:change text:change-id="ct135752528"/>;<text:change-start text:change-id="ct135752720"/></text:p>
      <text:p text:style-name="P3"><text:s text:c="4"/><text:span text:style-name="T5">card user_card{*pick};</text:span></text:p>
      <text:p text:style-name="P4"><text:span text:style-name="T3"><text:s text:c="4"/></text:span>deck.erase(pick);</text:p>
      <text:p text:style-name="P4"><text:change-end text:change-id="ct135752720"/><text:span text:style-name="T3"><text:s text:c="4"/></text:span>std::cout &lt;&lt; "You picked " &lt;&lt; <text:change text:change-id="ct134299984"/>user_<text:change-start text:change-id="ct134300176"/><text:span text:style-name="T5">card</text:span><text:change-end text:change-id="ct134300176"/><text:change text:change-id="ct140593296"/> &lt;&lt; '\n';</text:p>
      <text:p text:style-name="Code"/>
      <text:p text:style-name="Code"><text:span text:style-name="T3"><text:s text:c="4"/></text:span>if (acehigh_compare(<text:change text:change-id="ct125719680"/>computer_<text:change-start text:change-id="ct136422112"/><text:span text:style-name="T5">card</text:span><text:change-end text:change-id="ct136422112"/><text:change text:change-id="ct122443808"/>, <text:change text:change-id="ct132542912"/>user_<text:change-start text:change-id="ct140593488"/><text:span text:style-name="T5">card</text:span><text:change-end text:change-id="ct140593488"/><text:change text:change-id="ct140141392"/>))</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1703744"/><text:change text:change-id="ct132639888"/><text:change text:change-id="ct131705168"/><text:span text:style-name="T3"><text:s text:c="2"/></text:span>}</text:p>
      <text:p text:style-name="Code">}</text:p>
      <text:h text:style-name="Heading_20_2" text:outline-level="2">The list Class Template</text:h>
      <text:p text:style-name="Body_20_Text_20_First">A <text:span text:style-name="Code_20_Inline">list</text:span> represents a doubly linked list. Insertion and erasure is fast at any point in the list, but random access is not supported. Thus, the high-card program uses iterators and the <text:span text:style-name="Code_20_Inline">advance</text:span> function (Exploration 44). <text:span text:style-name="Strong_20_Emphasis"><text:span text:style-name="T46">Write the high-card program to use </text:span></text:span><text:span text:style-name="Strong_20_Emphasis"><text:span text:style-name="T43">list</text:span></text:span><text:span text:style-name="Strong_20_Emphasis"><text:span text:style-name="T46">.</text:span></text:span> Compare your solution with that of mine in Listing 53-8.</text:p>
      <text:p text:style-name="Code_20_Caption"><text:span text:style-name="T41">Listing 53-8.</text:span> Playing High-Card with a <text:span text:style-name="Code_20_Inline"><text:span text:style-name="T39">list</text:span></text:span></text:p>
      <text:p text:style-name="Code">#include &lt;iostream&gt;</text:p>
      <text:p text:style-name="Code">#include &lt;list&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list&lt;card&gt; deck(52);</text:p>
      <text:p text:style-name="Code"><text:span text:style-name="T3"><text:s text:c="2"/></text:span>std::generate(deck.begin(), deck.end(), card_generator{});</text:p>
      <text:p text:style-name="Code"/>
      <text:p text:style-name="Code"><text:change text:change-id="ct123017648"/><text:span text:style-name="T3"><text:s text:c="2"/></text:span>for (int i{0}; i != 10; ++i)</text:p>
      <text:p text:style-name="Code"><text:span text:style-name="T3"><text:s text:c="2"/></text:span>{</text:p>
      <text:p text:style-name="P5"><text:span text:style-name="T3"><text:s text:c="4"/></text:span>std::list&lt;card&gt;::iterator <text:change text:change-id="ct132668176"/>pick{deck.begin()};</text:p>
      <text:p text:style-name="P3"><text:span text:style-name="T3"><text:s text:c="4"/></text:span>std::advance(<text:change text:change-id="ct133126928"/>pick, <text:change-start text:change-id="ct133909600"/><text:span text:style-name="T4">randomint{0, deck.size() - 1}</text:span><text:change-end text:change-id="ct133909600"/><text:change text:change-id="ct131703936"/>());<text:change-start text:change-id="ct119450464"/></text:p>
      <text:p text:style-name="P3"><text:s text:c="4"/><text:span text:style-name="T6">card computer_card{*pick};</text:span></text:p>
      <text:p text:style-name="P6"><text:span text:style-name="T3"><text:s text:c="4"/></text:span>deck.erase(pick);</text:p>
      <text:p text:style-name="P6"><text:change-end text:change-id="ct119450464"/><text:span text:style-name="T3"><text:s text:c="4"/></text:span>std::cout &lt;&lt; "I picked " &lt;&lt; <text:change text:change-id="ct128151552"/>computer_<text:change-start text:change-id="ct129898640"/><text:span text:style-name="T6">card</text:span><text:change-end text:change-id="ct129898640"/><text:change text:change-id="ct132476768"/> &lt;&lt; '\n';</text:p>
      <text:p text:style-name="Code"/>
      <text:p text:style-name="P7"><text:span text:style-name="T3"><text:s text:c="4"/></text:span><text:change text:change-id="ct133909904"/>pick<text:change text:change-id="ct133910096"/><text:change-start text:change-id="ct132380160"/> <text:span text:style-name="T6">= </text:span><text:change-end text:change-id="ct132380160"/><text:change-start text:change-id="ct132380352"/><text:span text:style-name="T7">std::next(</text:span><text:change-end text:change-id="ct132380352"/>deck.begin()<text:change-start text:change-id="ct132286144"/>, <text:span text:style-name="T4">randomint{0, deck.size() - 1}</text:span><text:span text:style-name="T7">())</text:span><text:change-end text:change-id="ct132286144"/><text:change text:change-id="ct129784336"/>;</text:p>
      <text:p text:style-name="P3"><text:change text:change-id="ct131325216"/><text:change text:change-id="ct131325024"/><text:change text:change-id="ct129784912"/><text:change text:change-id="ct129784720"/><text:change text:change-id="ct131325728"/><text:change-start text:change-id="ct131325408"/><text:soft-page-break/><text:s text:c="4"/><text:span text:style-name="T6">card user_card{*pick};</text:span></text:p>
      <text:p text:style-name="P6"><text:change-end text:change-id="ct131325408"/><text:change-start text:change-id="ct136676768"/><text:span text:style-name="T3"><text:s text:c="4"/></text:span>deck.erase(pick);</text:p>
      <text:p text:style-name="P6"><text:change-end text:change-id="ct136676768"/><text:span text:style-name="T3"><text:s text:c="4"/></text:span>std::cout &lt;&lt; "You picked " &lt;&lt; <text:change text:change-id="ct136676960"/>user_<text:change-start text:change-id="ct136677152"/><text:span text:style-name="T6">card</text:span><text:change-end text:change-id="ct136677152"/><text:change text:change-id="ct136677344"/> &lt;&lt; '\n';</text:p>
      <text:p text:style-name="Code"/>
      <text:p text:style-name="Code"><text:span text:style-name="T3"><text:s text:c="4"/></text:span>if (acehigh_compare(<text:change text:change-id="ct129785104"/>computer_<text:change-start text:change-id="ct131393792"/><text:span text:style-name="T6">card</text:span><text:change-end text:change-id="ct131393792"/><text:change text:change-id="ct134313040"/>, <text:change text:change-id="ct136677536"/>user_<text:change-start text:change-id="ct132910736"/><text:span text:style-name="T6">card</text:span><text:change-end text:change-id="ct132910736"/><text:change text:change-id="ct132285648"/>))</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2285840"/><text:span text:style-name="T3"><text:s text:c="2"/></text:span>}</text:p>
      <text:p text:style-name="Code">}</text:p>
      <text:p text:style-name="Text_20_body"><text:span text:style-name="T2">The </text:span><text:span text:style-name="Code_20_Inline"><text:span text:style-name="T2">deque</text:span></text:span><text:span text:style-name="T2"> type supports random access iterators, so it could add the value of </text:span><text:span text:style-name="Code_20_Inline"><text:span text:style-name="T2">picker()</text:span></text:span><text:span text:style-name="T2"> to </text:span><text:span text:style-name="Code_20_Inline"><text:span text:style-name="T2">begin()</text:span></text:span><text:span text:style-name="T2"> to pick a card. But </text:span><text:span text:style-name="Code_20_Inline"><text:span text:style-name="T2">list</text:span></text:span><text:span text:style-name="T2"> uses bidirectional iterators, so it must call </text:span><text:span text:style-name="Code_20_Inline"><text:span text:style-name="T2">advance()</text:span></text:span><text:change-start text:change-id="ct139491024"/><text:span text:style-name="T21"> or </text:span><text:span text:style-name="Code_20_Inline"><text:span text:style-name="T21">next()</text:span></text:span><text:change-end text:change-id="ct139491024"/><text:change-start text:change-id="ct129793696"/><text:span text:style-name="T21">; </text:span><text:span text:style-name="T21">Listing 53-8 demonstrates both</text:span><text:change-end text:change-id="ct129793696"/><text:span text:style-name="T2">. Note that you can call </text:span><text:span text:style-name="Code_20_Inline"><text:span text:style-name="T2">advance()</text:span></text:span><text:span text:style-name="T2"> or </text:span><text:span text:style-name="Code_20_Inline"><text:span text:style-name="T2">next()</text:span></text:span><text:span text:style-name="T2"> for </text:span><text:span text:style-name="Code_20_Inline"><text:span text:style-name="T2">deque</text:span></text:span><text:span text:style-name="T2">s, too, and the implementation would still use addition.</text:span></text:p>
      <text:h text:style-name="Heading_20_2" text:outline-level="2">The vector Class Template</text:h>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Strong_20_Emphasis"><text:span text:style-name="T46">Compare the </text:span></text:span><text:span text:style-name="Strong_20_Emphasis"><text:span text:style-name="T43">deque</text:span></text:span><text:span text:style-name="Strong_20_Emphasis"><text:span text:style-name="T46"> and </text:span></text:span><text:span text:style-name="Strong_20_Emphasis"><text:span text:style-name="T43">list</text:span></text:span><text:span text:style-name="Strong_20_Emphasis"><text:span text:style-name="T46"> versions of the high-card program. Pick the one you prefer and modify it to work with </text:span></text:span><text:span text:style-name="Strong_20_Emphasis"><text:span text:style-name="T43">vector</text:span></text:span><text:span text:style-name="Strong_20_Emphasis"><text:span text:style-name="T46">.</text:span></text:span> My version of the program is displayed in Listing 53-9.</text:p>
      <text:p text:style-name="Code_20_Caption"><text:span text:style-name="T41">Listing 53-9.</text:span> Playing High-Card with a <text:span text:style-name="Code_20_Inline"><text:span text:style-name="T39">vector</text:span></text:span></text:p>
      <text:p text:style-name="Code">#include &lt;iostream&gt;</text:p>
      <text:p text:style-name="Code">#include &lt;vector&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vector&lt;card&gt; deck(52);</text:p>
      <text:p text:style-name="Code"><text:span text:style-name="T3"><text:s text:c="2"/></text:span>std::generate(deck.begin(), deck.end(), card_generator{});</text:p>
      <text:p text:style-name="Code"/>
      <text:p text:style-name="Code"><text:change text:change-id="ct137181744"/><text:span text:style-name="T3"><text:s text:c="2"/></text:span>for (int i{0}; i != 10; ++i)</text:p>
      <text:p text:style-name="Code"><text:span text:style-name="T3"><text:s text:c="2"/></text:span>{</text:p>
      <text:p text:style-name="P8"><text:span text:style-name="T3"><text:s text:c="4"/></text:span>std::vector&lt;card&gt;::iterator <text:change text:change-id="ct137663680"/>pick{deck.begin() + <text:change-start text:change-id="ct133618480"/><text:span text:style-name="T4">randomint{0, deck.size()-1}</text:span><text:change-end text:change-id="ct133618480"/><text:change text:change-id="ct130079936"/>()};</text:p>
      <text:p text:style-name="P7"><text:change-start text:change-id="ct133565152"/><text:s text:c="4"/><text:span text:style-name="T5">card computer_card{*pick};</text:span></text:p>
      <text:p text:style-name="P7"><text:span text:style-name="T3"><text:s text:c="4"/></text:span>deck.erase(pick);</text:p>
      <text:p text:style-name="P7"><text:change-end text:change-id="ct133565152"/><text:span text:style-name="T3"><text:s text:c="4"/></text:span>std::cout &lt;&lt; "I picked " &lt;&lt; <text:change text:change-id="ct136750464"/>computer_<text:change-start text:change-id="ct129719456"/><text:span text:style-name="T7">card</text:span><text:change-end text:change-id="ct129719456"/><text:change text:change-id="ct126470576"/> &lt;&lt; '\n';</text:p>
      <text:p text:style-name="Code"/>
      <text:p text:style-name="P8"><text:span text:style-name="T3"><text:s text:c="4"/></text:span><text:change text:change-id="ct139340528"/>pick<text:change text:change-id="ct136253040"/><text:change-start text:change-id="ct132091232"/> <text:span text:style-name="T7">= </text:span><text:change-end text:change-id="ct132091232"/>deck.begin() + <text:change-start text:change-id="ct136113840"/><text:span text:style-name="T4">randomint{0, deck.size() - 1}</text:span><text:change-end text:change-id="ct136113840"/><text:change text:change-id="ct131670752"/>()<text:change text:change-id="ct122301760"/>;</text:p>
      <text:p text:style-name="P7"><text:change-start text:change-id="ct129803872"/><text:s text:c="4"/><text:span text:style-name="T5">card user_card{*pick};</text:span></text:p>
      <text:p text:style-name="P7"><text:span text:style-name="T3"><text:s text:c="4"/></text:span>deck.erase(pick);</text:p>
      <text:p text:style-name="P7"><text:change-end text:change-id="ct129803872"/><text:soft-page-break/><text:span text:style-name="T3"><text:s text:c="4"/></text:span>std::cout &lt;&lt; "You picked " &lt;&lt; <text:change text:change-id="ct133985616"/>user_<text:change-start text:change-id="ct130079440"/><text:span text:style-name="T7">card</text:span><text:change-end text:change-id="ct130079440"/><text:change text:change-id="ct139491216"/> &lt;&lt; '\n';</text:p>
      <text:p text:style-name="Code"/>
      <text:p text:style-name="Code"><text:span text:style-name="T3"><text:s text:c="4"/></text:span>if (acehigh_compare(<text:change text:change-id="ct126471280"/>computer_<text:change-start text:change-id="ct137446992"/><text:span text:style-name="T7">card</text:span><text:change-end text:change-id="ct137446992"/><text:change text:change-id="ct138556800"/>, <text:change text:change-id="ct138556992"/>user_<text:change-start text:change-id="ct138557232"/><text:span text:style-name="T7">card</text:span><text:change-end text:change-id="ct138557232"/><text:change text:change-id="ct138557424"/>))</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9340880"/><text:span text:style-name="T3"><text:s text:c="2"/></text:span>}</text:p>
      <text:p text:style-name="Code">}</text:p>
      <text:p text:style-name="Text_20_body"><text:span text:style-name="T2">Notice how you can change the program to use </text:span><text:span text:style-name="Code_20_Inline"><text:span text:style-name="T2">vector</text:span></text:span><text:span text:style-name="T2"> instead of a </text:span><text:span text:style-name="Code_20_Inline"><text:span text:style-name="T2">deque</text:span></text:span><text:span text:style-name="T2"> just by changing the type names. Their usage is quite similar. One key difference is that </text:span><text:span text:style-name="Code_20_Inline"><text:span text:style-name="T2">deque</text:span></text:span><text:span text:style-name="T2"> offers fast (constant complexity) insertion at the beginning of the container; something that </text:span><text:span text:style-name="Code_20_Inline"><text:span text:style-name="T2">vector</text:span></text:span><text:span text:style-name="T2"> lacks. The other key difference is that </text:span><text:span text:style-name="Code_20_Inline"><text:span text:style-name="T2">vector</text:span></text:span><text:span text:style-name="T2"> stores all of its elements in a single chunk of memory, which can be important when interfacing with external libraries. Neither of these factors matters here.</text:span></text:p>
      <text:h text:style-name="Heading_20_1" text:outline-level="1">Associative Containers</text:h>
      <text:p text:style-name="Body_20_Text_20_First">The associative containers offer rapid insertion, deletion, and lookup by controlling the order of elements in the container. The ordered associative containers store elements in a tree, ordered by a comparison functor (default is <text:span text:style-name="Code_20_Inline">std::less</text:span>, which uses <text:span text:style-name="Code_20_Inline">&lt;</text:span>), so insertion, erasure, and lookup occur with logarithmic complexity. The unordered containers use hash tables (according to a caller-supplied hash functor and equality functor) for access with constant complexity in the average case, but with a linear worst-case complexity. Consult any textbook on data structures and algorithms for more information regarding trees and hash tables.</text:p>
      <text:p text:style-name="Text_20_body"><text:span text:style-name="T2">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text:span text:style-name="Code_20_Inline"><text:span text:style-name="T2">compare(a,</text:span></text:span><text:span text:style-name="T2"> </text:span><text:span text:style-name="Code_20_Inline"><text:span text:style-name="T2">b)</text:span></text:span><text:span text:style-name="T2"> </text:span><text:span text:style-name="T2">is false and </text:span><text:span text:style-name="Code_20_Inline"><text:span text:style-name="T2">compare(b,</text:span></text:span><text:span text:style-name="T2"> </text:span><text:span text:style-name="Code_20_Inline"><text:span text:style-name="T2">a)</text:span></text:span><text:span text:style-name="T2"> is false means </text:span><text:span text:style-name="Code_20_Inline"><text:span text:style-name="T2">a</text:span></text:span><text:span text:style-name="T2"> and </text:span><text:span text:style-name="Code_20_Inline"><text:span text:style-name="T2">b</text:span></text:span><text:span text:style-name="T2"> are equivalent. Unordered containers call their equality functor to determine whether a key is a duplicate. The default is </text:span><text:span text:style-name="Code_20_Inline"><text:span text:style-name="T2">std::equal_to</text:span></text:span><text:span text:style-name="T40"> </text:span><text:span text:style-name="T2">(declared in </text:span><text:span text:style-name="Code_20_Inline"><text:span text:style-name="T2">&lt;functional&gt;</text:span></text:span><text:span text:style-name="T2">), which uses the </text:span><text:span text:style-name="Code_20_Inline"><text:span text:style-name="T2">==</text:span></text:span><text:span text:style-name="T2"> operator.</text:span></text:p>
      <text:p text:style-name="Text_20_body"><text:span text:style-name="T2">Because associative arrays store keys in an order that depends on the keys’ contents, you cannot modify the contents of a key that is stored in an associative container. This means you cannot use an associative container’s iterators as output iterators. Thus, if you want to implement the high-card program using an associative container, you cannot call </text:span><text:span text:style-name="Code_20_Inline"><text:span text:style-name="T2">generate</text:span></text:span><text:span text:style-name="T2"> to fill the deck of cards. Instead, use the </text:span><text:span text:style-name="Code_20_Inline"><text:span text:style-name="T2">inserter</text:span></text:span><text:span text:style-name="T2"> function to create an output iterator that fills the container. Listing 53-10 shows how to use </text:span><text:span text:style-name="Code_20_Inline"><text:span text:style-name="T2">set</text:span></text:span><text:span text:style-name="T2"> to implement the high-card program.</text:span></text:p>
      <text:p text:style-name="Code_20_Caption"><text:span text:style-name="T41">Listing 53-10.</text:span> Playing High-Card with a <text:span text:style-name="Code_20_Inline"><text:span text:style-name="T39">set</text:span></text:span></text:p>
      <text:p text:style-name="Code">#include &lt;iostream&gt;</text:p>
      <text:p text:style-name="Code">#include &lt;iterator&gt;</text:p>
      <text:p text:style-name="Code">#include &lt;set&gt;</text:p>
      <text:p text:style-name="Code">#include &lt;utility&gt;</text:p>
      <text:p text:style-name="Code"/>
      <text:p text:style-name="Code"><text:soft-page-break/>#include "card.hpp"</text:p>
      <text:p text:style-name="Code">#include "randomint.hpp"</text:p>
      <text:p text:style-name="Code"/>
      <text:p text:style-name="Code">int main()</text:p>
      <text:p text:style-name="Code">{</text:p>
      <text:p text:style-name="Code"><text:span text:style-name="T3"><text:s text:c="2"/></text:span>typedef std::set&lt;card, std::function&lt;bool(card, card)&gt;&gt; cardset;</text:p>
      <text:p text:style-name="Code"><text:span text:style-name="T3"><text:s text:c="2"/></text:span>cardset deck(acehigh_compare);</text:p>
      <text:p text:style-name="Code"><text:span text:style-name="T3"><text:s text:c="2"/></text:span>std::generate_n(std::inserter(deck, deck.begin()), 52, card_generator{});</text:p>
      <text:p text:style-name="Code"/>
      <text:p text:style-name="Code"><text:change text:change-id="ct139711808"/><text:span text:style-name="T3"><text:s text:c="2"/></text:span>for (int i{0}; i != 10; ++i)</text:p>
      <text:p text:style-name="Code"><text:span text:style-name="T3"><text:s text:c="2"/></text:span>{</text:p>
      <text:p text:style-name="P5"><text:span text:style-name="T3"><text:s text:c="4"/></text:span>cardset::iterator <text:change text:change-id="ct130101680"/>pick{deck.begin()};</text:p>
      <text:p text:style-name="P8"><text:span text:style-name="T3"><text:s text:c="4"/></text:span>std::advance(<text:change text:change-id="ct130062240"/>pick, <text:change-start text:change-id="ct118801312"/><text:span text:style-name="T4">randomint{0, deck.size() - 1}</text:span><text:change-end text:change-id="ct118801312"/><text:change text:change-id="ct119011328"/>());</text:p>
      <text:p text:style-name="P9"><text:change-start text:change-id="ct133989120"/><text:s text:c="4"/><text:span text:style-name="T6">card computer_card{*pick};</text:span></text:p>
      <text:p text:style-name="P9"><text:span text:style-name="T3"><text:s text:c="4"/></text:span>deck.erase(pick);</text:p>
      <text:p text:style-name="P9"><text:change-end text:change-id="ct133989120"/><text:span text:style-name="T3"><text:s text:c="4"/></text:span>std::cout &lt;&lt; "I picked " &lt;&lt; <text:change text:change-id="ct133989456"/>computer_<text:change-start text:change-id="ct128684688"/><text:span text:style-name="T9">card</text:span><text:change-end text:change-id="ct128684688"/><text:change text:change-id="ct132464000"/> &lt;&lt; '\n';</text:p>
      <text:p text:style-name="Code"/>
      <text:p text:style-name="P5"><text:span text:style-name="T3"><text:s text:c="4"/></text:span><text:change text:change-id="ct119796032"/>pick<text:change text:change-id="ct139711232"/><text:change-start text:change-id="ct137858448"/> <text:span text:style-name="T9">= </text:span><text:change-end text:change-id="ct137858448"/>deck.begin()<text:change text:change-id="ct132656944"/>;</text:p>
      <text:p text:style-name="P8"><text:span text:style-name="T3"><text:s text:c="4"/></text:span>std::advance(<text:change text:change-id="ct121856320"/>pick, <text:change-start text:change-id="ct121856512"/><text:span text:style-name="T4">randomint{0, deck.size() - 1}</text:span><text:change-end text:change-id="ct121856512"/><text:change text:change-id="ct131628512"/>());</text:p>
      <text:p text:style-name="P9"><text:change-start text:change-id="ct131628704"/><text:s text:c="4"/><text:span text:style-name="T6">card user_card{*pick};</text:span></text:p>
      <text:p text:style-name="P9"><text:span text:style-name="T3"><text:s text:c="4"/></text:span>deck.erase(pick);</text:p>
      <text:p text:style-name="P9"><text:change-end text:change-id="ct131628704"/><text:span text:style-name="T3"><text:s text:c="4"/></text:span>std::cout &lt;&lt; "You picked " &lt;&lt; <text:change text:change-id="ct122301952"/>user_<text:change-start text:change-id="ct117402736"/><text:span text:style-name="T9">card</text:span><text:change-end text:change-id="ct117402736"/><text:change text:change-id="ct133989760"/> &lt;&lt; '\n';</text:p>
      <text:p text:style-name="Code"/>
      <text:p text:style-name="Code"><text:span text:style-name="T3"><text:s text:c="4"/></text:span>if (acehigh_compare(<text:change text:change-id="ct133989952"/>computer_<text:change-start text:change-id="ct129719760"/><text:span text:style-name="T9">card</text:span><text:change-end text:change-id="ct129719760"/><text:change text:change-id="ct134336208"/>, <text:change text:change-id="ct134336400"/>user_<text:change-start text:change-id="ct132463248"/><text:span text:style-name="T9">card</text:span><text:change-end text:change-id="ct132463248"/><text:change text:change-id="ct132463440"/>))</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24742064"/><text:span text:style-name="T3"><text:s text:c="2"/></text:span>}</text:p>
      <text:p text:style-name="Code">}</text:p>
      <text:p text:style-name="P1">When using associative containers, you may experience some difficulty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p>
      <text:p text:style-name="Text_20_body"><text:span text:style-name="T2">For example, Listing 53-10 uses the </text:span><text:span text:style-name="Code_20_Inline"><text:span text:style-name="T2">acehigh_compare</text:span></text:span><text:span text:style-name="T2"> function, which it passes to the constructor for </text:span><text:span text:style-name="Code_20_Inline"><text:span text:style-name="T2">deck</text:span></text:span><text:span text:style-name="T2">. Because </text:span><text:span text:style-name="Code_20_Inline"><text:span text:style-name="T2">acehigh_compare</text:span></text:span><text:span text:style-name="T2"> is a function, you must specify a function type as the template argument. The easiest way to declare a function type is with the </text:span><text:span text:style-name="Code_20_Inline"><text:span text:style-name="T2">std::function</text:span></text:span><text:span text:style-name="T2"> template. The template argument looks somewhat like a nameless function header: supply the return type and parameter types:</text:span></text:p>
      <text:p text:style-name="Code"><text:span text:style-name="Code_20_Inline">std::function&lt;bool(card, card)&gt;</text:span></text:p>
      <text:p text:style-name="Text_20_body"><text:span text:style-name="T2">Another approach is to specialize the </text:span><text:span text:style-name="Code_20_Inline"><text:span text:style-name="T2">std::less</text:span></text:span><text:span text:style-name="T2"> class template for type </text:span><text:span text:style-name="Code_20_Inline"><text:span text:style-name="T2">card</text:span></text:span><text:span text:style-name="T2">. The explicit specialization would implement the function call operator to call </text:span><text:span text:style-name="Code_20_Inline"><text:span text:style-name="T2">acehigh_compare</text:span></text:span><text:span text:style-name="T2">. Taking advantage of the specialization, you could use the default template argument and constructor arguments. The specialization should </text:span><text:change-start text:change-id="ct129794528"/><text:span text:style-name="T10">declare s</text:span><text:change-end text:change-id="ct129794528"/><text:change-start text:change-id="ct135846560"/><text:span text:style-name="T10">ome standard member typedefs. Follow the pattern of functors in the</text:span><text:change-end text:change-id="ct135846560"/><text:change text:change-id="ct134099024"/><text:span text:style-name="T2"> </text:span><text:span text:style-name="Code_20_Inline"><text:span text:style-name="T2">&lt;functional&gt;</text:span></text:span><text:change text:change-id="ct120290832"/><text:change-start text:change-id="ct139326032"/><text:span text:style-name="T2"> </text:span><text:span text:style-name="T10">header</text:span><text:change-end text:change-id="ct139326032"/><text:change text:change-id="ct139326224"/><text:span text:style-name="T2">. The functor should provide a function call operator that uses th</text:span><text:change text:change-id="ct137382832"/><text:span text:style-name="T2">e </text:span><text:change text:change-id="ct129957760"/><text:change-start text:change-id="ct136788736"/><text:span text:style-name="T10">argument and return</text:span><text:change-end text:change-id="ct136788736"/><text:span text:style-name="T2"> types and implements the strict weak ordering function for your container. Listing 53-11 demonstrates yet another version of the high-card program, this time using a specialization of </text:span><text:span text:style-name="Code_20_Inline"><text:span text:style-name="T2">less</text:span></text:span><text:span text:style-name="T2">.</text:span><text:change-start text:change-id="ct133088704"/><text:span text:style-name="T2"> </text:span><text:span text:style-name="T10">The only real diff</text:span><text:change-end text:change-id="ct133088704"/><text:change-start text:change-id="ct132390992"/><text:span text:style-name="T10">erence is how the deck is initialized.</text:span><text:change-end text:change-id="ct132390992"/></text:p>
      <text:p text:style-name="Code_20_Caption"><text:span text:style-name="T41">Listing 53-11.</text:span> Playing High-Card Using an Explicit Specialization of <text:span text:style-name="Code_20_Inline"><text:span text:style-name="T39">std::less</text:span></text:span></text:p>
      <text:p text:style-name="Code">#include &lt;functional&gt;</text:p>
      <text:p text:style-name="Code">#include &lt;iostream&gt;</text:p>
      <text:p text:style-name="Code">#include &lt;iterator&gt;</text:p>
      <text:p text:style-name="Code">#include &lt;set&gt;</text:p>
      <text:p text:style-name="Code"/>
      <text:p text:style-name="Code">#include "card.hpp"</text:p>
      <text:p text:style-name="Code">#include "randomint.hpp"</text:p>
      <text:p text:style-name="Code"/>
      <text:p text:style-name="Code">namespace std</text:p>
      <text:p text:style-name="Code">{</text:p>
      <text:p text:style-name="Code"><text:span text:style-name="T3"><text:s text:c="2"/></text:span>template&lt;&gt;</text:p>
      <text:p text:style-name="Code"><text:span text:style-name="T3"><text:s text:c="2"/></text:span>class less&lt;card&gt;</text:p>
      <text:p text:style-name="Code"><text:span text:style-name="T3"><text:s text:c="2"/></text:span>{</text:p>
      <text:p text:style-name="Code"><text:span text:style-name="T3"><text:s text:c="2"/></text:span>public:</text:p>
      <text:p text:style-name="Code"><text:span text:style-name="T3"><text:s text:c="4"/></text:span>typedef card first_argument_type;</text:p>
      <text:p text:style-name="Code"><text:span text:style-name="T3"><text:s text:c="4"/></text:span>typedef card second_argument_type;</text:p>
      <text:p text:style-name="Code"><text:span text:style-name="T3"><text:s text:c="4"/></text:span>typedef bool result_type;</text:p>
      <text:p text:style-name="Code"><text:span text:style-name="T3"><text:s text:c="4"/></text:span>bool operator()(card a, card b) const { return acehigh_compare(a, b); }</text:p>
      <text:p text:style-name="Code"><text:span text:style-name="T3"><text:s text:c="2"/></text:span>};</text:p>
      <text:p text:style-name="Code">}</text:p>
      <text:p text:style-name="Code"/>
      <text:p text:style-name="Code">int main()</text:p>
      <text:p text:style-name="Code">{</text:p>
      <text:p text:style-name="Code"><text:span text:style-name="T33"><text:s text:c="2"/></text:span><text:span text:style-name="Code_20_Bold"><text:span text:style-name="T31">typedef std::set&lt;card&gt; cardset;</text:span></text:span></text:p>
      <text:p text:style-name="Code"><text:span text:style-name="T33"><text:s text:c="2"/></text:span><text:span text:style-name="Code_20_Bold"><text:span text:style-name="T31">cardset deck{};</text:span></text:span></text:p>
      <text:p text:style-name="Code"><text:span text:style-name="T3"><text:s text:c="2"/></text:span>std::generate_n(std::inserter(deck, deck.begin()), 52, card_generator{});</text:p>
      <text:p text:style-name="Code"/>
      <text:p text:style-name="Code"><text:change text:change-id="ct128759136"/><text:span text:style-name="T3"><text:s text:c="2"/></text:span>for (int i{0}; i != 10; ++i)</text:p>
      <text:p text:style-name="Code"><text:span text:style-name="T3"><text:s text:c="2"/></text:span>{</text:p>
      <text:p text:style-name="P5"><text:span text:style-name="T3"><text:s text:c="4"/></text:span>cardset::iterator <text:change text:change-id="ct129658768"/>pick{deck.begin()};</text:p>
      <text:p text:style-name="P8"><text:span text:style-name="T3"><text:s text:c="4"/></text:span>std::advance(<text:change text:change-id="ct134828112"/>pick, <text:change-start text:change-id="ct91372544"/><text:span text:style-name="T4">randomint{0, deck.size() - 1}</text:span><text:change-end text:change-id="ct91372544"/><text:change text:change-id="ct137383056"/>());</text:p>
      <text:p text:style-name="P9"><text:change-start text:change-id="ct133088448"/><text:s text:c="4"/><text:span text:style-name="T6">card computer_card{*pick};</text:span></text:p>
      <text:p text:style-name="P9"><text:span text:style-name="T3"><text:s text:c="4"/></text:span>deck.erase(pick);</text:p>
      <text:p text:style-name="P9"><text:change-end text:change-id="ct133088448"/><text:span text:style-name="T3"><text:s text:c="4"/></text:span>std::cout &lt;&lt; "I picked " &lt;&lt; <text:change text:change-id="ct134320960"/>computer_<text:change-start text:change-id="ct93921456"/><text:span text:style-name="T9">card</text:span><text:change-end text:change-id="ct93921456"/><text:change text:change-id="ct133088896"/> &lt;&lt; '\n';</text:p>
      <text:p text:style-name="Code"/>
      <text:p text:style-name="P5"><text:span text:style-name="T3"><text:s text:c="4"/></text:span><text:change text:change-id="ct137075056"/>pick<text:change text:change-id="ct131086656"/><text:change-start text:change-id="ct134982032"/> <text:span text:style-name="T9">= </text:span><text:change-end text:change-id="ct134982032"/>deck.begin()<text:change text:change-id="ct119110912"/>;</text:p>
      <text:p text:style-name="P8"><text:span text:style-name="T3"><text:s text:c="4"/></text:span>std::advance(<text:change text:change-id="ct139326448"/>pick, <text:change-start text:change-id="ct139325712"/><text:span text:style-name="T4">randomint{0, deck.size() - 1}</text:span><text:change-end text:change-id="ct139325712"/><text:change text:change-id="ct135002400"/>());</text:p>
      <text:p text:style-name="P9"><text:change-start text:change-id="ct135431920"/><text:s text:c="4"/><text:span text:style-name="T6">card user_card{*pick};</text:span></text:p>
      <text:p text:style-name="P9"><text:span text:style-name="T3"><text:s text:c="4"/></text:span>deck.erase(pick);</text:p>
      <text:p text:style-name="P9"><text:change-end text:change-id="ct135431920"/><text:span text:style-name="T3"><text:s text:c="4"/></text:span>std::cout &lt;&lt; "You picked " &lt;&lt; <text:change text:change-id="ct129873536"/>user_<text:change-start text:change-id="ct129794176"/><text:span text:style-name="T9">card</text:span><text:change-end text:change-id="ct129794176"/><text:change text:change-id="ct134099248"/> &lt;&lt; '\n';</text:p>
      <text:p text:style-name="Code"/>
      <text:p text:style-name="Code"><text:span text:style-name="T3"><text:s text:c="4"/></text:span>if (acehigh_compare(<text:change text:change-id="ct136406384"/>computer_<text:change-start text:change-id="ct139490496"/><text:span text:style-name="T9">card</text:span><text:change-end text:change-id="ct139490496"/><text:change text:change-id="ct132759488"/>, <text:change text:change-id="ct132759680"/>user_<text:change-start text:change-id="ct119795312"/><text:span text:style-name="T9">card</text:span><text:change-end text:change-id="ct119795312"/><text:change text:change-id="ct119795504"/>))</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21840800"/><text:span text:style-name="T3"><text:s text:c="2"/></text:span>}</text:p>
      <text:p text:style-name="Code"><text:soft-page-break/>}</text:p>
      <text:p text:style-name="Text_20_body"><text:span text:style-name="T2">To use an unordered container, you must write an explicit specialization of </text:span><text:span text:style-name="Code_20_Inline"><text:span text:style-name="T2">std::hash&lt;card&gt;</text:span></text:span><text:span text:style-name="T2">. Listing 53-1 should be able to help. The </text:span><text:span text:style-name="T36">card.hpp</text:span><text:span text:style-name="T2"> header already declares </text:span><text:span text:style-name="Code_20_Inline"><text:span text:style-name="T2">operator==</text:span></text:span><text:span text:style-name="T2"> for card, so you should be ready to </text:span><text:span text:style-name="Strong_20_Emphasis"><text:span text:style-name="T47">rewrite the high-card program one last time, this time for </text:span></text:span><text:span text:style-name="Strong_20_Emphasis"><text:span text:style-name="T44">unordered_set</text:span></text:span><text:span text:style-name="T48">.</text:span><text:span text:style-name="T2"> Compare your solution with Listing 53-12.</text:span><text:change-start text:change-id="ct137179552"/><text:span text:style-name="T2"> </text:span><text:change-end text:change-id="ct137179552"/><text:change-start text:change-id="ct133152480"/><text:span text:style-name="T10">All these programs are remarkably similar, in spite of the different container types, a feat made possible through the judicious use of iterators, algorithms, and functors.</text:span><text:change-end text:change-id="ct133152480"/></text:p>
      <text:p text:style-name="Code_20_Caption"><text:span text:style-name="T41">Listing 53-12.</text:span> Playing High-Card with an <text:span text:style-name="Code_20_Inline"><text:span text:style-name="T39">unordered_set</text:span></text:span></text:p>
      <text:p text:style-name="Code">#include &lt;functional&gt;</text:p>
      <text:p text:style-name="Code">#include &lt;iostream&gt;</text:p>
      <text:p text:style-name="Code">#include &lt;iterator&gt;</text:p>
      <text:p text:style-name="Code">#include &lt;unordered_set&gt;</text:p>
      <text:p text:style-name="Code"/>
      <text:p text:style-name="Code">#include "card.hpp"</text:p>
      <text:p text:style-name="Code">#include "randomint.hpp"</text:p>
      <text:p text:style-name="Code"/>
      <text:p text:style-name="Code">namespace std</text:p>
      <text:p text:style-name="Code">{</text:p>
      <text:p text:style-name="Code"><text:span text:style-name="T3"><text:s text:c="2"/></text:span>template&lt;&gt;</text:p>
      <text:p text:style-name="Code"><text:span text:style-name="T3"><text:s text:c="2"/></text:span>class hash&lt;card&gt;</text:p>
      <text:p text:style-name="Code"><text:span text:style-name="T3"><text:s text:c="2"/></text:span>{</text:p>
      <text:p text:style-name="Code"><text:span text:style-name="T3"><text:s text:c="2"/></text:span>public:</text:p>
      <text:p text:style-name="Code"><text:span text:style-name="T3"><text:s text:c="4"/></text:span>std::size_t operator()(card a)</text:p>
      <text:p text:style-name="Code"><text:span text:style-name="T3"><text:s text:c="4"/></text:span>const</text:p>
      <text:p text:style-name="Code"><text:span text:style-name="T3"><text:s text:c="4"/></text:span>{</text:p>
      <text:p text:style-name="Code"><text:span text:style-name="T3"><text:s text:c="6"/></text:span>return hash&lt;card::suit&gt;<text:change text:change-id="ct133152896"/><text:change-start text:change-id="ct135530544"/><text:span text:style-name="T55">{}</text:span><text:change-end text:change-id="ct135530544"/>(a.get_suit()) * hash&lt;card::rank&gt;<text:change text:change-id="ct137182288"/><text:change-start text:change-id="ct121840496"/><text:span text:style-name="T55">{}</text:span><text:change-end text:change-id="ct121840496"/>(a.get_rank());</text:p>
      <text:p text:style-name="Code"><text:span text:style-name="T3"><text:s text:c="4"/></text:span>}</text:p>
      <text:p text:style-name="Code"><text:span text:style-name="T3"><text:s text:c="2"/></text:span>};</text:p>
      <text:p text:style-name="Code">} // namespace std</text:p>
      <text:p text:style-name="Code"/>
      <text:p text:style-name="Code">int main()</text:p>
      <text:p text:style-name="Code">{</text:p>
      <text:p text:style-name="Code"><text:span text:style-name="Code_20_Bold"><text:span text:style-name="T33"><text:s text:c="2"/></text:span></text:span><text:span text:style-name="Code_20_Bold"><text:span text:style-name="T31">typedef std::unordered_set&lt;card&gt; cardset;</text:span></text:span></text:p>
      <text:p text:style-name="Code"><text:span text:style-name="T3"><text:s text:c="2"/></text:span>cardset deck{};</text:p>
      <text:p text:style-name="Code"><text:span text:style-name="T3"><text:s text:c="2"/></text:span>std::generate_n(std::inserter(deck, deck.begin()), 52, card_generator{});</text:p>
      <text:p text:style-name="Code"/>
      <text:p text:style-name="Code"><text:change text:change-id="ct120291648"/><text:span text:style-name="T3"><text:s text:c="2"/></text:span>for (int i(0); i != 10; ++i)</text:p>
      <text:p text:style-name="Code"><text:span text:style-name="T3"><text:s text:c="2"/></text:span>{</text:p>
      <text:p text:style-name="P5"><text:change-start text:change-id="ct120087024"/><text:span text:style-name="T3"><text:s/></text:span><text:change-end text:change-id="ct120087024"/><text:span text:style-name="T3"><text:s text:c="3"/></text:span>cardset::iterator <text:change text:change-id="ct119064112"/>pick{deck.begin()};</text:p>
      <text:p text:style-name="P8"><text:span text:style-name="T3"><text:s text:c="4"/></text:span>std::advance(<text:change text:change-id="ct137181984"/>pick, <text:change-start text:change-id="ct133153216"/><text:span text:style-name="T4">randomint{0, deck.size() - 1}</text:span><text:change-end text:change-id="ct133153216"/><text:change text:change-id="ct136788928"/>());</text:p>
      <text:p text:style-name="P9"><text:change-start text:change-id="ct135531024"/><text:s text:c="4"/><text:span text:style-name="T6">card computer_card{*pick};</text:span></text:p>
      <text:p text:style-name="P9"><text:span text:style-name="T3"><text:s text:c="4"/></text:span>deck.erase(pick);</text:p>
      <text:p text:style-name="P9"><text:change-end text:change-id="ct135531024"/><text:span text:style-name="T3"><text:s text:c="4"/></text:span>std::cout &lt;&lt; "I picked " &lt;&lt; <text:change text:change-id="ct129957984"/>computer_<text:change-start text:change-id="ct129885504"/><text:span text:style-name="T9">card</text:span><text:change-end text:change-id="ct129885504"/><text:change text:change-id="ct130984080"/> &lt;&lt; '\n';</text:p>
      <text:p text:style-name="Code"/>
      <text:p text:style-name="P5"><text:span text:style-name="T3"><text:s text:c="4"/></text:span><text:change text:change-id="ct132390640"/><text:change text:change-id="ct132390448"/>pick<text:change text:change-id="ct120291024"/><text:change-start text:change-id="ct120291216"/> <text:span text:style-name="T9">= </text:span><text:change-end text:change-id="ct120291216"/>deck.begin()<text:change text:change-id="ct135001680"/>;</text:p>
      <text:p text:style-name="P8"><text:span text:style-name="T3"><text:s text:c="4"/></text:span>std::advance(<text:change text:change-id="ct135001872"/>pick, <text:change-start text:change-id="ct128759424"/><text:span text:style-name="T4">randomint{0, deck.size() - 1}</text:span><text:change-end text:change-id="ct128759424"/><text:change text:change-id="ct133013136"/>());</text:p>
      <text:p text:style-name="P9"><text:change-start text:change-id="ct134883840"/><text:s text:c="4"/><text:span text:style-name="T6">card user_card{*pick};</text:span></text:p>
      <text:p text:style-name="P9"><text:span text:style-name="T3"><text:s text:c="4"/></text:span>deck.erase(pick);</text:p>
      <text:p text:style-name="P9"><text:change-end text:change-id="ct134883840"/><text:span text:style-name="T3"><text:s text:c="4"/></text:span>std::cout &lt;&lt; "You picked " &lt;&lt; <text:change text:change-id="ct119278848"/>user_<text:change-start text:change-id="ct139642304"/><text:span text:style-name="T9">card</text:span><text:change-end text:change-id="ct139642304"/><text:change text:change-id="ct133013328"/> &lt;&lt; '\n';</text:p>
      <text:p text:style-name="Code"/>
      <text:p text:style-name="Code"><text:span text:style-name="T3"><text:s text:c="4"/></text:span>if (acehigh_compare(<text:change text:change-id="ct131320992"/>computer_<text:change-start text:change-id="ct137179744"/><text:span text:style-name="T9">card</text:span><text:change-end text:change-id="ct137179744"/><text:change text:change-id="ct132599936"/>, <text:change text:change-id="ct132600128"/>user_<text:change-start text:change-id="ct137382304"/><text:span text:style-name="T9">card</text:span><text:change-end text:change-id="ct137382304"/><text:change text:change-id="ct137382496"/>))</text:p>
      <text:p text:style-name="Code"><text:span text:style-name="T3"><text:s text:c="6"/></text:span>std::cout &lt;&lt; "You win.\n";</text:p>
      <text:p text:style-name="Code"><text:soft-page-break/><text:span text:style-name="T3"><text:s text:c="4"/></text:span>else</text:p>
      <text:p text:style-name="Code"><text:span text:style-name="T3"><text:s text:c="6"/></text:span>std::cout &lt;&lt; "I win.\n";</text:p>
      <text:p text:style-name="Code"><text:change text:change-id="ct137179936"/><text:span text:style-name="T3"><text:s text:c="2"/></text:span>}</text:p>
      <text:p text:style-name="Code">}</text:p>
      <text:p text:style-name="P1">In the next Exploration, you will embark on a completely different journey, one involving world travels to exotic locations, where natives speak exotic languages and use exotic character sets. The journey also touches on new and interesting uses for templates.</text:p>
      <text:p text:style-name="P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6067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3 </text:span><text:span text:style-name="MT2"></text:span><text:span text:style-name="MT3"> Containers</text:span></text:p>
      </style:header>
      <style:header-left style:display="false">
        <text:p text:style-name="Header"><text:span text:style-name="MT3">CHAPTER 53 </text:span><text:span text:style-name="MT2"></text:span><text:span text:style-name="MT3"> Containers</text:span></text:p>
      </style:header-left>
      <style:footer>
        <text:p text:style-name="MP2"><text:page-number text:select-page="current">21</text:page-number></text:p>
      </style:footer>
      <style:footer-left style:display="false">
        <text:p text:style-name="Footer"><text:page-number text:select-page="current">20</text:page-number></text:p>
      </style:footer-left>
    </style:master-page>
    <style:master-page style:name="First_20_Page" style:display-name="First Page" style:page-layout-name="Mpm2" style:next-style-name="Standard">
      <style:header>
        <text:tracked-changes>
          <text:changed-region xml:id="ct134535984" text:id="ct134535984">
            <text:deletion>
              <office:change-info>
                <dc:creator>Ray Lischner</dc:creator>
                <dc:date>2013-11-08T23:07:00</dc:date>
              </office:change-info>
              <text:p text:style-name="Chapter_20_Number">C H A P T E R</text:p>
            </text:deletion>
          </text:changed-region>
          <text:changed-region xml:id="ct121332704" text:id="ct121332704">
            <text:insertion>
              <office:change-info>
                <dc:creator>Ray Lischner</dc:creator>
                <dc:date>2013-11-08T23: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4535984"/><text:change-start text:change-id="ct121332704"/><text:span text:style-name="MT4">E X P L O R A T I O N</text:span><text:change-end text:change-id="ct121332704"/> <text:s/>5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58:00</meta:creation-date>
    <dc:creator>Ray Lischner</dc:creator>
    <dc:date>2013-11-09T00:24:35</dc:date>
    <meta:print-date>2009-03-19T10:05:00</meta:print-date>
    <meta:editing-cycles>24</meta:editing-cycles>
    <meta:editing-duration>P4DT5H34M23S</meta:editing-duration>
    <meta:generator>LibreOffice/4.0-5$Linux_X86_64 LibreOffice_project/400m0$Build-305</meta:generator>
    <meta:document-statistic meta:table-count="1" meta:image-count="0" meta:object-count="0" meta:page-count="21" meta:paragraph-count="581" meta:word-count="6374" meta:character-count="41782" meta:non-whitespace-character-count="35285"/>
    <meta:user-defined meta:name="Chapter Number">5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